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1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draw:fill="solid" draw:fill-color="#729fcf" draw:opacity="100%" draw:stroke="solid" svg:stroke-width="0.02778in" svg:stroke-color="#3465a4" svg:stroke-opacity="100%" style:protect=""/>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fefefe" style:text-line-through-type="none" style:text-line-through-style="none" style:text-line-through-width="auto" style:text-line-through-color="font-color" style:text-position="0% 100%" fo:font-family="Century Gothic" style:font-family-complex="Tahoma" style:font-pitch-complex="variable"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4">
      <style:graphic-properties draw:fill="solid" draw:fill-color="#729fcf" draw:opacity="100%" draw:stroke="solid" svg:stroke-width="0.02778in" svg:stroke-color="#3465a4" svg:stroke-opacity="100%" style:protect=""/>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1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entury Gothic" style:font-family-complex="Tahoma" style:font-pitch-complex="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efefe" style:text-line-through-type="none" style:text-line-through-style="none" style:text-line-through-width="auto" style:text-line-through-color="font-color" style:text-position="0% 100%" fo:font-family="Century Gothic" style:font-family-complex="Tahoma" style:font-pitch-complex="variable"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1340">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1">
      <style:graphic-properties draw:fill="solid" draw:fill-color="#729fcf" draw:opacity="100%" draw:stroke="solid" svg:stroke-width="0.02778in" svg:stroke-color="#3465a4" svg:stroke-opacity="100%" style:protect=""/>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fefefe" style:text-line-through-type="none" style:text-line-through-style="none" style:text-line-through-width="auto" style:text-line-through-color="font-color" style:text-position="0% 100%" fo:font-family="Century Gothic" style:font-family-complex="Tahoma"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18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3">
      <style:graphic-properties draw:fill="solid" draw:fill-color="#729fcf" draw:opacity="100%" draw:stroke="solid" svg:stroke-width="0.02778in" svg:stroke-color="#3465a4" svg:stroke-opacity="100%" style:protect=""/>
    </style:style>
    <style:style style:family="presentation" style:name="a1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fefefe" style:text-line-through-type="none" style:text-line-through-style="none" style:text-line-through-width="auto" style:text-line-through-color="font-color" style:text-position="0% 100%" fo:font-family="Century Gothic" style:font-family-complex="Tahoma" fo:font-size="1in" style:font-size-asian="1in" style:font-size-complex="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true"/>
      <style:paragraph-properties style:font-independent-line-spacing="true" style:writing-mode="lr-tb"/>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draw:fill="solid" draw:fill-color="#729fcf" draw:opacity="100%" draw:stroke="solid" svg:stroke-width="0.02778in" svg:stroke-color="#3465a4" svg:stroke-opacity="100%" style:protect=""/>
    </style:style>
    <style:style style:family="presentation" style:name="a1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fefefe" style:text-line-through-type="none" style:text-line-through-style="none" style:text-line-through-width="auto" style:text-line-through-color="font-color" style:text-position="0% 100%" fo:font-family="Century Gothic" style:font-family-complex="Tahoma" style:font-pitch-complex="variable"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entury Gothic" style:font-family-complex="Tahoma" style:font-pitch-complex="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6">
      <style:graphic-properties draw:fill="solid" draw:fill-color="#729fcf" draw:opacity="100%" draw:stroke="solid" svg:stroke-width="0.02778in" svg:stroke-color="#3465a4" svg:stroke-opacity="100%" style:protect=""/>
    </style:style>
    <style:style style:family="presentation" style:name="a1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9">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1">
      <style:graphic-properties draw:fill="solid" draw:fill-color="#729fcf" draw:opacity="100%" draw:stroke="solid" svg:stroke-width="0.02778in" svg:stroke-color="#3465a4" svg:stroke-opacity="100%" style:protect=""/>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fefefe" style:text-line-through-type="none" style:text-line-through-style="none" style:text-line-through-width="auto" style:text-line-through-color="font-color" style:text-position="0% 100%" fo:font-family="Century Gothic" style:font-family-complex="Tahoma" style:font-pitch-complex="variable"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true"/>
      <style:paragraph-properties style:font-independent-line-spacing="true" style:writing-mode="lr-tb"/>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Liberation Sans"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Liberation Sans"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1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fefefe" style:text-line-through-type="none" style:text-line-through-style="none" style:text-line-through-width="auto" style:text-line-through-color="font-color" style:text-position="0% 100%" fo:font-family="Century Gothic" style:font-family-complex="Tahoma"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entury Gothic" style:font-family-complex="Tahoma" style:font-pitch-complex="variable"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entury Gothic" style:font-family-complex="Tahoma"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c6bb" style:text-line-through-type="none" style:text-line-through-style="none" style:text-line-through-width="auto" style:text-line-through-color="font-color" style:text-position="0% 100%" fo:font-family="Century Gothic" fo:font-size="0.49306in" style:font-size-asian="0.49306in" style:font-size-complex="0.4930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16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3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341">
      <text:list-level-style-bullet text:level="1" text:bullet-char="●">
        <style:list-level-properties text:space-before="0in" text:min-label-width="0.375in"/>
        <style:text-properties fo:color="#77caee" fo:font-family="StarSymbol" fo:font-size="45%"/>
      </text:list-level-style-bullet>
      <text:list-level-style-bullet text:level="2" text:bullet-char="●">
        <style:list-level-properties text:space-before="0.4375in" text:min-label-width="0.375in"/>
        <style:text-properties fo:color="#77caee" fo:font-family="StarSymbol" fo:font-size="45%"/>
      </text:list-level-style-bullet>
      <text:list-level-style-bullet text:level="3" text:bullet-char="●">
        <style:list-level-properties text:space-before="0.875in" text:min-label-width="0.375in"/>
        <style:text-properties fo:color="#77caee" fo:font-family="StarSymbol" fo:font-size="45%"/>
      </text:list-level-style-bullet>
      <text:list-level-style-bullet text:level="4" text:bullet-char="●">
        <style:list-level-properties text:space-before="1.375in" text:min-label-width="0.375in"/>
        <style:text-properties fo:color="#77caee" fo:font-family="StarSymbol" fo:font-size="45%"/>
      </text:list-level-style-bullet>
      <text:list-level-style-bullet text:level="5" text:bullet-char="●">
        <style:list-level-properties text:space-before="1.875in" text:min-label-width="0.375in"/>
        <style:text-properties fo:color="#77caee" fo:font-family="StarSymbol" fo:font-size="45%"/>
      </text:list-level-style-bullet>
      <text:list-level-style-bullet text:level="6" text:bullet-char="●">
        <style:list-level-properties text:space-before="2.24967in" text:min-label-width="0.375in"/>
        <style:text-properties fo:color="#77caee" fo:font-family="StarSymbol" fo:font-size="45%"/>
      </text:list-level-style-bullet>
      <text:list-level-style-bullet text:level="7" text:bullet-char="●">
        <style:list-level-properties text:space-before="2.68712in" text:min-label-width="0.375in"/>
        <style:text-properties fo:color="#77caee" fo:font-family="StarSymbol" fo:font-size="45%"/>
      </text:list-level-style-bullet>
      <text:list-level-style-bullet text:level="8" text:bullet-char="●">
        <style:list-level-properties text:space-before="3.12456in" text:min-label-width="0.375in"/>
        <style:text-properties fo:color="#77caee" fo:font-family="StarSymbol" fo:font-size="45%"/>
      </text:list-level-style-bullet>
      <text:list-level-style-bullet text:level="9" text:bullet-char="●">
        <style:list-level-properties text:space-before="3.56201in" text:min-label-width="0.375in"/>
        <style:text-properties fo:color="#77caee" fo:font-family="StarSymbol" fo:font-size="45%"/>
      </text:list-level-style-bullet>
    </text:list-style>
    <text:list-style style:name="a123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344">
      <text:list-level-style-bullet text:level="1" text:bullet-char="●">
        <style:list-level-properties text:space-before="0in" text:min-label-width="0.375in"/>
        <style:text-properties fo:color="#77caee" fo:font-family="StarSymbol" fo:font-size="45%"/>
      </text:list-level-style-bullet>
      <text:list-level-style-bullet text:level="2" text:bullet-char="●">
        <style:list-level-properties text:space-before="0.4375in" text:min-label-width="0.375in"/>
        <style:text-properties fo:color="#77caee" fo:font-family="StarSymbol" fo:font-size="45%"/>
      </text:list-level-style-bullet>
      <text:list-level-style-bullet text:level="3" text:bullet-char="●">
        <style:list-level-properties text:space-before="0.875in" text:min-label-width="0.375in"/>
        <style:text-properties fo:color="#77caee" fo:font-family="StarSymbol" fo:font-size="45%"/>
      </text:list-level-style-bullet>
      <text:list-level-style-bullet text:level="4" text:bullet-char="●">
        <style:list-level-properties text:space-before="1.375in" text:min-label-width="0.375in"/>
        <style:text-properties fo:color="#77caee" fo:font-family="StarSymbol" fo:font-size="45%"/>
      </text:list-level-style-bullet>
      <text:list-level-style-bullet text:level="5" text:bullet-char="●">
        <style:list-level-properties text:space-before="1.875in" text:min-label-width="0.375in"/>
        <style:text-properties fo:color="#77caee" fo:font-family="StarSymbol" fo:font-size="45%"/>
      </text:list-level-style-bullet>
      <text:list-level-style-bullet text:level="6" text:bullet-char="●">
        <style:list-level-properties text:space-before="2.24967in" text:min-label-width="0.375in"/>
        <style:text-properties fo:color="#77caee" fo:font-family="StarSymbol" fo:font-size="45%"/>
      </text:list-level-style-bullet>
      <text:list-level-style-bullet text:level="7" text:bullet-char="●">
        <style:list-level-properties text:space-before="2.68712in" text:min-label-width="0.375in"/>
        <style:text-properties fo:color="#77caee" fo:font-family="StarSymbol" fo:font-size="45%"/>
      </text:list-level-style-bullet>
      <text:list-level-style-bullet text:level="8" text:bullet-char="●">
        <style:list-level-properties text:space-before="3.12456in" text:min-label-width="0.375in"/>
        <style:text-properties fo:color="#77caee" fo:font-family="StarSymbol" fo:font-size="45%"/>
      </text:list-level-style-bullet>
      <text:list-level-style-bullet text:level="9" text:bullet-char="●">
        <style:list-level-properties text:space-before="3.56201in" text:min-label-width="0.375in"/>
        <style:text-properties fo:color="#77caee" fo:font-family="StarSymbol" fo:font-size="45%"/>
      </text:list-level-style-bullet>
    </text:list-style>
    <text:list-style style:name="a119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332">
      <text:list-level-style-bullet text:level="1" text:bullet-char="●">
        <style:list-level-properties text:space-before="0in" text:min-label-width="0.375in"/>
        <style:text-properties fo:color="#77caee" fo:font-family="StarSymbol" fo:font-size="45%"/>
      </text:list-level-style-bullet>
      <text:list-level-style-bullet text:level="2" text:bullet-char="●">
        <style:list-level-properties text:space-before="0.4375in" text:min-label-width="0.375in"/>
        <style:text-properties fo:color="#77caee" fo:font-family="StarSymbol" fo:font-size="45%"/>
      </text:list-level-style-bullet>
      <text:list-level-style-bullet text:level="3" text:bullet-char="●">
        <style:list-level-properties text:space-before="0.875in" text:min-label-width="0.375in"/>
        <style:text-properties fo:color="#77caee" fo:font-family="StarSymbol" fo:font-size="45%"/>
      </text:list-level-style-bullet>
      <text:list-level-style-bullet text:level="4" text:bullet-char="●">
        <style:list-level-properties text:space-before="1.375in" text:min-label-width="0.375in"/>
        <style:text-properties fo:color="#77caee" fo:font-family="StarSymbol" fo:font-size="45%"/>
      </text:list-level-style-bullet>
      <text:list-level-style-bullet text:level="5" text:bullet-char="●">
        <style:list-level-properties text:space-before="1.875in" text:min-label-width="0.375in"/>
        <style:text-properties fo:color="#77caee" fo:font-family="StarSymbol" fo:font-size="45%"/>
      </text:list-level-style-bullet>
      <text:list-level-style-bullet text:level="6" text:bullet-char="●">
        <style:list-level-properties text:space-before="2.24967in" text:min-label-width="0.375in"/>
        <style:text-properties fo:color="#77caee" fo:font-family="StarSymbol" fo:font-size="45%"/>
      </text:list-level-style-bullet>
      <text:list-level-style-bullet text:level="7" text:bullet-char="●">
        <style:list-level-properties text:space-before="2.68712in" text:min-label-width="0.375in"/>
        <style:text-properties fo:color="#77caee" fo:font-family="StarSymbol" fo:font-size="45%"/>
      </text:list-level-style-bullet>
      <text:list-level-style-bullet text:level="8" text:bullet-char="●">
        <style:list-level-properties text:space-before="3.12456in" text:min-label-width="0.375in"/>
        <style:text-properties fo:color="#77caee" fo:font-family="StarSymbol" fo:font-size="45%"/>
      </text:list-level-style-bullet>
      <text:list-level-style-bullet text:level="9" text:bullet-char="●">
        <style:list-level-properties text:space-before="3.56201in" text:min-label-width="0.375in"/>
        <style:text-properties fo:color="#77caee" fo:font-family="StarSymbol" fo:font-size="45%"/>
      </text:list-level-style-bullet>
    </text:list-style>
    <text:list-style style:name="a119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335">
      <text:list-level-style-bullet text:level="1" text:bullet-char="●">
        <style:list-level-properties text:space-before="0in" text:min-label-width="0.375in"/>
        <style:text-properties fo:color="#77caee" fo:font-family="StarSymbol" fo:font-size="45%"/>
      </text:list-level-style-bullet>
      <text:list-level-style-bullet text:level="2" text:bullet-char="●">
        <style:list-level-properties text:space-before="0.4375in" text:min-label-width="0.375in"/>
        <style:text-properties fo:color="#77caee" fo:font-family="StarSymbol" fo:font-size="45%"/>
      </text:list-level-style-bullet>
      <text:list-level-style-bullet text:level="3" text:bullet-char="●">
        <style:list-level-properties text:space-before="0.875in" text:min-label-width="0.375in"/>
        <style:text-properties fo:color="#77caee" fo:font-family="StarSymbol" fo:font-size="45%"/>
      </text:list-level-style-bullet>
      <text:list-level-style-bullet text:level="4" text:bullet-char="●">
        <style:list-level-properties text:space-before="1.375in" text:min-label-width="0.375in"/>
        <style:text-properties fo:color="#77caee" fo:font-family="StarSymbol" fo:font-size="45%"/>
      </text:list-level-style-bullet>
      <text:list-level-style-bullet text:level="5" text:bullet-char="●">
        <style:list-level-properties text:space-before="1.875in" text:min-label-width="0.375in"/>
        <style:text-properties fo:color="#77caee" fo:font-family="StarSymbol" fo:font-size="45%"/>
      </text:list-level-style-bullet>
      <text:list-level-style-bullet text:level="6" text:bullet-char="●">
        <style:list-level-properties text:space-before="2.24967in" text:min-label-width="0.375in"/>
        <style:text-properties fo:color="#77caee" fo:font-family="StarSymbol" fo:font-size="45%"/>
      </text:list-level-style-bullet>
      <text:list-level-style-bullet text:level="7" text:bullet-char="●">
        <style:list-level-properties text:space-before="2.68712in" text:min-label-width="0.375in"/>
        <style:text-properties fo:color="#77caee" fo:font-family="StarSymbol" fo:font-size="45%"/>
      </text:list-level-style-bullet>
      <text:list-level-style-bullet text:level="8" text:bullet-char="●">
        <style:list-level-properties text:space-before="3.12456in" text:min-label-width="0.375in"/>
        <style:text-properties fo:color="#77caee" fo:font-family="StarSymbol" fo:font-size="45%"/>
      </text:list-level-style-bullet>
      <text:list-level-style-bullet text:level="9" text:bullet-char="●">
        <style:list-level-properties text:space-before="3.56201in" text:min-label-width="0.375in"/>
        <style:text-properties fo:color="#77caee" fo:font-family="StarSymbol" fo:font-size="45%"/>
      </text:list-level-style-bullet>
    </text:list-style>
    <text:list-style style:name="a126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338">
      <text:list-level-style-bullet text:level="1" text:bullet-char="●">
        <style:list-level-properties text:space-before="0in" text:min-label-width="0.375in"/>
        <style:text-properties fo:color="#77caee" fo:font-family="StarSymbol" fo:font-size="45%"/>
      </text:list-level-style-bullet>
      <text:list-level-style-bullet text:level="2" text:bullet-char="●">
        <style:list-level-properties text:space-before="0.4375in" text:min-label-width="0.375in"/>
        <style:text-properties fo:color="#77caee" fo:font-family="StarSymbol" fo:font-size="45%"/>
      </text:list-level-style-bullet>
      <text:list-level-style-bullet text:level="3" text:bullet-char="●">
        <style:list-level-properties text:space-before="0.875in" text:min-label-width="0.375in"/>
        <style:text-properties fo:color="#77caee" fo:font-family="StarSymbol" fo:font-size="45%"/>
      </text:list-level-style-bullet>
      <text:list-level-style-bullet text:level="4" text:bullet-char="●">
        <style:list-level-properties text:space-before="1.375in" text:min-label-width="0.375in"/>
        <style:text-properties fo:color="#77caee" fo:font-family="StarSymbol" fo:font-size="45%"/>
      </text:list-level-style-bullet>
      <text:list-level-style-bullet text:level="5" text:bullet-char="●">
        <style:list-level-properties text:space-before="1.875in" text:min-label-width="0.375in"/>
        <style:text-properties fo:color="#77caee" fo:font-family="StarSymbol" fo:font-size="45%"/>
      </text:list-level-style-bullet>
      <text:list-level-style-bullet text:level="6" text:bullet-char="●">
        <style:list-level-properties text:space-before="2.24967in" text:min-label-width="0.375in"/>
        <style:text-properties fo:color="#77caee" fo:font-family="StarSymbol" fo:font-size="45%"/>
      </text:list-level-style-bullet>
      <text:list-level-style-bullet text:level="7" text:bullet-char="●">
        <style:list-level-properties text:space-before="2.68712in" text:min-label-width="0.375in"/>
        <style:text-properties fo:color="#77caee" fo:font-family="StarSymbol" fo:font-size="45%"/>
      </text:list-level-style-bullet>
      <text:list-level-style-bullet text:level="8" text:bullet-char="●">
        <style:list-level-properties text:space-before="3.12456in" text:min-label-width="0.375in"/>
        <style:text-properties fo:color="#77caee" fo:font-family="StarSymbol" fo:font-size="45%"/>
      </text:list-level-style-bullet>
      <text:list-level-style-bullet text:level="9" text:bullet-char="●">
        <style:list-level-properties text:space-before="3.56201in" text:min-label-width="0.375in"/>
        <style:text-properties fo:color="#77caee" fo:font-family="StarSymbol" fo:font-size="45%"/>
      </text:list-level-style-bullet>
    </text:list-style>
    <text:list-style style:name="a1325">
      <text:list-level-style-bullet text:level="1" text:bullet-char="●">
        <style:list-level-properties text:space-before="0in" text:min-label-width="0.375in"/>
        <style:text-properties fo:color="#77caee" fo:font-family="StarSymbol" fo:font-size="45%"/>
      </text:list-level-style-bullet>
      <text:list-level-style-bullet text:level="2" text:bullet-char="●">
        <style:list-level-properties text:space-before="0.4375in" text:min-label-width="0.375in"/>
        <style:text-properties fo:color="#77caee" fo:font-family="StarSymbol" fo:font-size="45%"/>
      </text:list-level-style-bullet>
      <text:list-level-style-bullet text:level="3" text:bullet-char="●">
        <style:list-level-properties text:space-before="0.875in" text:min-label-width="0.375in"/>
        <style:text-properties fo:color="#77caee" fo:font-family="StarSymbol" fo:font-size="45%"/>
      </text:list-level-style-bullet>
      <text:list-level-style-bullet text:level="4" text:bullet-char="●">
        <style:list-level-properties text:space-before="1.375in" text:min-label-width="0.375in"/>
        <style:text-properties fo:color="#77caee" fo:font-family="StarSymbol" fo:font-size="45%"/>
      </text:list-level-style-bullet>
      <text:list-level-style-bullet text:level="5" text:bullet-char="●">
        <style:list-level-properties text:space-before="1.875in" text:min-label-width="0.375in"/>
        <style:text-properties fo:color="#77caee" fo:font-family="StarSymbol" fo:font-size="45%"/>
      </text:list-level-style-bullet>
      <text:list-level-style-bullet text:level="6" text:bullet-char="●">
        <style:list-level-properties text:space-before="2.24967in" text:min-label-width="0.375in"/>
        <style:text-properties fo:color="#77caee" fo:font-family="StarSymbol" fo:font-size="45%"/>
      </text:list-level-style-bullet>
      <text:list-level-style-bullet text:level="7" text:bullet-char="●">
        <style:list-level-properties text:space-before="2.68712in" text:min-label-width="0.375in"/>
        <style:text-properties fo:color="#77caee" fo:font-family="StarSymbol" fo:font-size="45%"/>
      </text:list-level-style-bullet>
      <text:list-level-style-bullet text:level="8" text:bullet-char="●">
        <style:list-level-properties text:space-before="3.12456in" text:min-label-width="0.375in"/>
        <style:text-properties fo:color="#77caee" fo:font-family="StarSymbol" fo:font-size="45%"/>
      </text:list-level-style-bullet>
      <text:list-level-style-bullet text:level="9" text:bullet-char="●">
        <style:list-level-properties text:space-before="3.56201in" text:min-label-width="0.375in"/>
        <style:text-properties fo:color="#77caee" fo:font-family="StarSymbol" fo:font-size="45%"/>
      </text:list-level-style-bullet>
    </text:list-style>
    <text:list-style style:name="a120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329">
      <text:list-level-style-bullet text:level="1" text:bullet-char="●">
        <style:list-level-properties text:space-before="0in" text:min-label-width="0.375in"/>
        <style:text-properties fo:color="#77caee" fo:font-family="StarSymbol" fo:font-size="45%"/>
      </text:list-level-style-bullet>
      <text:list-level-style-bullet text:level="2" text:bullet-char="●">
        <style:list-level-properties text:space-before="0.4375in" text:min-label-width="0.375in"/>
        <style:text-properties fo:color="#77caee" fo:font-family="StarSymbol" fo:font-size="45%"/>
      </text:list-level-style-bullet>
      <text:list-level-style-bullet text:level="3" text:bullet-char="●">
        <style:list-level-properties text:space-before="0.875in" text:min-label-width="0.375in"/>
        <style:text-properties fo:color="#77caee" fo:font-family="StarSymbol" fo:font-size="45%"/>
      </text:list-level-style-bullet>
      <text:list-level-style-bullet text:level="4" text:bullet-char="●">
        <style:list-level-properties text:space-before="1.375in" text:min-label-width="0.375in"/>
        <style:text-properties fo:color="#77caee" fo:font-family="StarSymbol" fo:font-size="45%"/>
      </text:list-level-style-bullet>
      <text:list-level-style-bullet text:level="5" text:bullet-char="●">
        <style:list-level-properties text:space-before="1.875in" text:min-label-width="0.375in"/>
        <style:text-properties fo:color="#77caee" fo:font-family="StarSymbol" fo:font-size="45%"/>
      </text:list-level-style-bullet>
      <text:list-level-style-bullet text:level="6" text:bullet-char="●">
        <style:list-level-properties text:space-before="2.24967in" text:min-label-width="0.375in"/>
        <style:text-properties fo:color="#77caee" fo:font-family="StarSymbol" fo:font-size="45%"/>
      </text:list-level-style-bullet>
      <text:list-level-style-bullet text:level="7" text:bullet-char="●">
        <style:list-level-properties text:space-before="2.68712in" text:min-label-width="0.375in"/>
        <style:text-properties fo:color="#77caee" fo:font-family="StarSymbol" fo:font-size="45%"/>
      </text:list-level-style-bullet>
      <text:list-level-style-bullet text:level="8" text:bullet-char="●">
        <style:list-level-properties text:space-before="3.12456in" text:min-label-width="0.375in"/>
        <style:text-properties fo:color="#77caee" fo:font-family="StarSymbol" fo:font-size="45%"/>
      </text:list-level-style-bullet>
      <text:list-level-style-bullet text:level="9" text:bullet-char="●">
        <style:list-level-properties text:space-before="3.56201in" text:min-label-width="0.375in"/>
        <style:text-properties fo:color="#77caee" fo:font-family="StarSymbol" fo:font-size="45%"/>
      </text:list-level-style-bullet>
    </text:list-style>
    <text:list-style style:name="a129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4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0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number:date-style xmlns:number="urn:oasis:names:tc:opendocument:xmlns:datastyle:1.0" style:name="a1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1134" draw:master-page-name="Master1-Layout1-title-Title-Slide" presentation:presentation-page-layout-name="Master1-PPL1" draw:id="Slide-256">
        <draw:frame draw:id="id111" presentation:style-name="a1137" draw:name="Tytuł 1" svg:x="0.73242in" svg:y="2.6843in" svg:width="9.55946in" svg:height="1.3127in" presentation:class="title" presentation:placeholder="false">
          <draw:text-box>
            <text:p text:style-name="a1136" text:class-names="" text:cond-style-name=""><text:span text:style-name="a1135" text:class-names="">(6.2 )Cyfryzacja</text:span></text:p>
          </draw:text-box>
          <svg:title/>
          <svg:desc/>
        </draw:frame>
        <draw:frame draw:id="id112" presentation:style-name="a1140" draw:name="Podtytuł 2" svg:x="0.73242in" svg:y="4.77524in" svg:width="9.55946in" svg:height="0.39333in" presentation:class="subtitle" presentation:placeholder="false">
          <draw:text-box>
            <text:p text:style-name="a1139" text:class-names="" text:cond-style-name=""><text:span text:style-name="a1138" text:class-names="">Profil Zaufany</text:span></text:p>
          </draw:text-box>
          <svg:title/>
          <svg:desc/>
        </draw:frame>
        <presentation:notes draw:style-name="a1153">
          <draw:frame draw:id="id113" draw:style-name="a1144" draw:name="Symbol zastępczy daty 2" svg:x="4.68229in" svg:y="0in" svg:width="3.58333in" svg:height="0.58681in">
            <draw:text-box>
              <text:p text:style-name="a1143" text:class-names="" text:cond-style-name=""><text:span text:style-name="a1141" text:class-names=""><text:date text:fixed="false" style:data-style-name="a1142"/></text:span></text:p>
            </draw:text-box>
            <svg:title/>
            <svg:desc/>
          </draw:frame>
          <draw:frame draw:id="id114" draw:style-name="a1147" draw:name="Symbol zastępczy numeru slajdu 12" svg:x="4.67953in" svg:y="11.10827in" svg:width="3.5878in" svg:height="0.58425in">
            <draw:text-box>
              <text:p text:style-name="a1146" text:class-names="" text:cond-style-name=""><text:span text:style-name="a1145" text:class-names=""><text:page-number style:num-format="1" text:fixed="false"/></text:span></text:p>
            </draw:text-box>
            <svg:title/>
            <svg:desc/>
          </draw:frame>
          <draw:frame draw:id="id115" draw:style-name="a1150" draw:name="Symbol zastępczy numeru slajdu 6" svg:x="4.67953in" svg:y="11.10827in" svg:width="3.5878in" svg:height="0.58425in">
            <draw:text-box>
              <text:p text:style-name="a1149" text:class-names="" text:cond-style-name=""><text:span text:style-name="a1148" text:class-names=""><text:page-number style:num-format="1" text:fixed="false"/></text:span></text:p>
            </draw:text-box>
            <svg:title/>
            <svg:desc/>
          </draw:frame>
          <draw:page-thumbnail draw:page-number="1" svg:x="0.23785in" svg:y="0.88889in" svg:width="7.78993in" svg:height="4.38368in" presentation:class="page" draw:id="id116" presentation:style-name="a1151" draw:name="Symbol zastępczy obrazu slajdu 1">
            <svg:title/>
            <svg:desc/>
          </draw:page-thumbnail>
          <draw:frame draw:id="id117" presentation:style-name="a1152" draw:name="Symbol zastępczy notatek 2" svg:x="0.82677in" svg:y="5.55394in" svg:width="6.61378in" svg:height="5.26142in" presentation:class="notes" presentation:placeholder="true">
            <draw:text-box/>
            <svg:title/>
            <svg:desc/>
          </draw:frame>
        </presentation:notes>
      </draw:page>
      <draw:page draw:name="page2" draw:style-name="a1154" draw:master-page-name="Master1-Layout2-obj-Title-and-Content" presentation:presentation-page-layout-name="Master1-PPL2" draw:id="Slide-257">
        <draw:frame draw:id="id118" presentation:style-name="a1157" draw:name="Tytuł 1" svg:x="0.73242in" svg:y="0.40437in" svg:width="9.55946in" svg:height="0.87753in" presentation:class="title" presentation:placeholder="false">
          <draw:text-box>
            <text:p text:style-name="a1156" text:class-names="" text:cond-style-name=""><text:span text:style-name="a1155" text:class-names="">Co to jest profil zaufany?</text:span></text:p>
          </draw:text-box>
          <svg:title/>
          <svg:desc/>
        </draw:frame>
        <draw:frame draw:id="id119" presentation:style-name="a1163" draw:name="Symbol zastępczy tekstu 2" svg:x="0.7403in" svg:y="2.00952in" svg:width="9.54371in" svg:height="3.28834in" presentation:class="outline" presentation:placeholder="false">
          <draw:text-box>
            <text:list text:style-name="a1162">
              <text:list-item>
                <text:p text:style-name="a1161" text:class-names="" text:cond-style-name=""><text:span text:style-name="a1158" text:class-names="">Profil zaufany</text:span><text:span text:style-name="a1159" text:class-names=""><text:s text:c="1"/>to bezpłatne narzędzie, dzięki któremu można załatwiać sprawy urzędowe online w serwisach administracji publicznej, bez wychodzenia z domu. Jest on ważny przez 3 lata po czym można go przedłużyć o kolejne 3 lata. Może go mieć każdy kto posiada numer PESEL oraz zdolność do czynności prawnych.</text:span><text:span text:style-name="a1160" text:class-names=""/></text:p>
              </text:list-item>
            </text:list>
          </draw:text-box>
          <svg:title/>
          <svg:desc/>
        </draw:frame>
        <draw:frame draw:id="id120" draw:style-name="a1167" draw:name="Symbol zastępczy daty 1" svg:x="8.4406in" svg:y="5.46294in" svg:width="1.21501in" svg:height="0.33017in">
          <draw:text-box>
            <text:p text:style-name="a1166" text:class-names="" text:cond-style-name=""><text:span text:style-name="a1164" text:class-names=""><text:date text:fixed="false" style:data-style-name="a1165"/></text:span></text:p>
          </draw:text-box>
          <svg:title/>
          <svg:desc/>
        </draw:frame>
        <draw:frame draw:id="id121" draw:style-name="a1170" draw:name="Symbol zastępczy numeru slajdu 3" svg:x="9.65561in" svg:y="5.34948in" svg:width="0.96043in" svg:height="0.44363in">
          <draw:text-box>
            <text:p text:style-name="a1169" text:class-names="" text:cond-style-name=""><text:span text:style-name="a1168" text:class-names="">2</text:span></text:p>
          </draw:text-box>
          <svg:title/>
          <svg:desc/>
        </draw:frame>
        <presentation:notes draw:style-name="a1183">
          <draw:frame draw:id="id122" draw:style-name="a1174" draw:name="Symbol zastępczy daty 2" svg:x="4.68229in" svg:y="0in" svg:width="3.58333in" svg:height="0.58681in">
            <draw:text-box>
              <text:p text:style-name="a1173" text:class-names="" text:cond-style-name=""><text:span text:style-name="a1171" text:class-names=""><text:date text:fixed="false" style:data-style-name="a1172"/></text:span></text:p>
            </draw:text-box>
            <svg:title/>
            <svg:desc/>
          </draw:frame>
          <draw:frame draw:id="id123" draw:style-name="a1177" draw:name="Symbol zastępczy numeru slajdu 12" svg:x="4.67953in" svg:y="11.10827in" svg:width="3.5878in" svg:height="0.58425in">
            <draw:text-box>
              <text:p text:style-name="a1176" text:class-names="" text:cond-style-name=""><text:span text:style-name="a1175" text:class-names=""><text:page-number style:num-format="1" text:fixed="false"/></text:span></text:p>
            </draw:text-box>
            <svg:title/>
            <svg:desc/>
          </draw:frame>
          <draw:frame draw:id="id124" draw:style-name="a1180" draw:name="Symbol zastępczy numeru slajdu 6" svg:x="4.67953in" svg:y="11.10827in" svg:width="3.5878in" svg:height="0.58425in">
            <draw:text-box>
              <text:p text:style-name="a1179" text:class-names="" text:cond-style-name=""><text:span text:style-name="a1178" text:class-names=""><text:page-number style:num-format="1" text:fixed="false"/></text:span></text:p>
            </draw:text-box>
            <svg:title/>
            <svg:desc/>
          </draw:frame>
          <draw:page-thumbnail draw:page-number="2" svg:x="0.23785in" svg:y="0.88889in" svg:width="7.78993in" svg:height="4.38368in" presentation:class="page" draw:id="id125" presentation:style-name="a1181" draw:name="Symbol zastępczy obrazu slajdu 1">
            <svg:title/>
            <svg:desc/>
          </draw:page-thumbnail>
          <draw:frame draw:id="id126" presentation:style-name="a1182" draw:name="Symbol zastępczy notatek 2" svg:x="0.82677in" svg:y="5.55394in" svg:width="6.61378in" svg:height="5.26142in" presentation:class="notes" presentation:placeholder="true">
            <draw:text-box/>
            <svg:title/>
            <svg:desc/>
          </draw:frame>
        </presentation:notes>
      </draw:page>
      <draw:page draw:name="page4" draw:style-name="a1184" draw:master-page-name="Master1-Layout2-obj-Title-and-Content" presentation:presentation-page-layout-name="Master1-PPL2" draw:id="Slide-259">
        <draw:frame draw:id="id127" presentation:style-name="a1187" draw:name="Tytuł 1" svg:x="0.73242in" svg:y="0.40437in" svg:width="9.55946in" svg:height="0.87753in" presentation:class="title" presentation:placeholder="false">
          <draw:text-box>
            <text:p text:style-name="a1186" text:class-names="" text:cond-style-name=""><text:span text:style-name="a1185" text:class-names="">W jaki sposób można założyć profil zaufany?</text:span></text:p>
          </draw:text-box>
          <svg:title/>
          <svg:desc/>
        </draw:frame>
        <draw:frame draw:id="id128" presentation:style-name="a1206" draw:name="Symbol zastępczy tekstu 2" svg:x="0.7403in" svg:y="2.00952in" svg:width="9.54371in" svg:height="3.28834in" presentation:class="outline" presentation:placeholder="false">
          <draw:text-box>
            <text:list text:style-name="a1190">
              <text:list-item>
                <text:p text:style-name="a1189" text:class-names="" text:cond-style-name=""><text:span text:style-name="a1188" text:class-names="">Swój profil zaufany można założyć na 3 sposoby, za pomocą:</text:span></text:p>
              </text:list-item>
            </text:list>
            <text:list text:style-name="a1195">
              <text:list-item>
                <text:p text:style-name="a1194" text:class-names="" text:cond-style-name=""><text:span text:style-name="a1191" text:class-names="">- formularza, który wypełnia się na stronie profilu zaufanego - </text:span><text:span text:style-name="a1192" text:class-names=""><text:a xlink:href="https://pz.gov.pl/pz/captcha" text:style-name="" text:visited-style-name="">https://pz.gov.pl/pz/captcha</text:a></text:span><text:span text:style-name="a1193" text:class-names=""/></text:p>
              </text:list-item>
            </text:list>
            <text:list text:style-name="a1200">
              <text:list-item>
                <text:p text:style-name="a1199" text:class-names="" text:cond-style-name=""><text:span text:style-name="a1196" text:class-names="">- konta bankowego – banki i inni dostawcy - </text:span><text:span text:style-name="a1197" text:class-names=""><text:a xlink:href="https://pz.gov.pl/dt/registerByXidp" text:style-name="" text:visited-style-name="">https://pz.gov.pl/dt/registerByXidp</text:a></text:span><text:span text:style-name="a1198" text:class-names=""/></text:p>
              </text:list-item>
            </text:list>
            <text:list text:style-name="a1205">
              <text:list-item>
                <text:p text:style-name="a1204" text:class-names="" text:cond-style-name=""><text:span text:style-name="a1201" text:class-names="">- e-dowodu, czyli dowodu osobistego z warstwą elektroniczną -</text:span><text:span text:style-name="a1202" text:class-names=""><text:a xlink:href="https://login.e-dowod.gov.pl/sie-frontend/#/" text:style-name="" text:visited-style-name="">https://login.e-dowod.gov.pl/sie-frontend/#/</text:a></text:span><text:span text:style-name="a1203" text:class-names=""/></text:p>
              </text:list-item>
            </text:list>
          </draw:text-box>
          <svg:title/>
          <svg:desc/>
        </draw:frame>
        <draw:frame draw:id="id129" draw:style-name="a1210" draw:name="Symbol zastępczy daty 1" svg:x="8.4406in" svg:y="5.46294in" svg:width="1.21501in" svg:height="0.33017in">
          <draw:text-box>
            <text:p text:style-name="a1209" text:class-names="" text:cond-style-name=""><text:span text:style-name="a1207" text:class-names=""><text:date text:fixed="false" style:data-style-name="a1208"/></text:span></text:p>
          </draw:text-box>
          <svg:title/>
          <svg:desc/>
        </draw:frame>
        <draw:frame draw:id="id130" draw:style-name="a1213" draw:name="Symbol zastępczy numeru slajdu 3" svg:x="9.65561in" svg:y="5.34948in" svg:width="0.96043in" svg:height="0.44363in">
          <draw:text-box>
            <text:p text:style-name="a1212" text:class-names="" text:cond-style-name=""><text:span text:style-name="a1211" text:class-names=""><text:page-number style:num-format="1" text:fixed="false"/></text:span></text:p>
          </draw:text-box>
          <svg:title/>
          <svg:desc/>
        </draw:frame>
        <presentation:notes draw:style-name="a1226">
          <draw:frame draw:id="id131" draw:style-name="a1217" draw:name="Symbol zastępczy daty 2" svg:x="4.68229in" svg:y="0in" svg:width="3.58333in" svg:height="0.58681in">
            <draw:text-box>
              <text:p text:style-name="a1216" text:class-names="" text:cond-style-name=""><text:span text:style-name="a1214" text:class-names=""><text:date text:fixed="false" style:data-style-name="a1215"/></text:span></text:p>
            </draw:text-box>
            <svg:title/>
            <svg:desc/>
          </draw:frame>
          <draw:frame draw:id="id132" draw:style-name="a1220" draw:name="Symbol zastępczy numeru slajdu 12" svg:x="4.67953in" svg:y="11.10827in" svg:width="3.5878in" svg:height="0.58425in">
            <draw:text-box>
              <text:p text:style-name="a1219" text:class-names="" text:cond-style-name=""><text:span text:style-name="a1218" text:class-names=""><text:page-number style:num-format="1" text:fixed="false"/></text:span></text:p>
            </draw:text-box>
            <svg:title/>
            <svg:desc/>
          </draw:frame>
          <draw:frame draw:id="id133" draw:style-name="a1223" draw:name="Symbol zastępczy numeru slajdu 6" svg:x="4.67953in" svg:y="11.10827in" svg:width="3.5878in" svg:height="0.58425in">
            <draw:text-box>
              <text:p text:style-name="a1222" text:class-names="" text:cond-style-name=""><text:span text:style-name="a1221" text:class-names=""><text:page-number style:num-format="1" text:fixed="false"/></text:span></text:p>
            </draw:text-box>
            <svg:title/>
            <svg:desc/>
          </draw:frame>
          <draw:page-thumbnail draw:page-number="3" svg:x="0.23785in" svg:y="0.88889in" svg:width="7.78993in" svg:height="4.38368in" presentation:class="page" draw:id="id134" presentation:style-name="a1224" draw:name="Symbol zastępczy obrazu slajdu 1">
            <svg:title/>
            <svg:desc/>
          </draw:page-thumbnail>
          <draw:frame draw:id="id135" presentation:style-name="a1225" draw:name="Symbol zastępczy notatek 2" svg:x="0.82677in" svg:y="5.55394in" svg:width="6.61378in" svg:height="5.26142in" presentation:class="notes" presentation:placeholder="true">
            <draw:text-box/>
            <svg:title/>
            <svg:desc/>
          </draw:frame>
        </presentation:notes>
      </draw:page>
      <draw:page draw:name="page5" draw:style-name="a1227" draw:master-page-name="Master1-Layout2-obj-Title-and-Content" presentation:presentation-page-layout-name="Master1-PPL2" draw:id="Slide-260">
        <draw:frame draw:id="id136" presentation:style-name="a1230" draw:name="Tytuł 1" svg:x="0.73242in" svg:y="0.40437in" svg:width="9.55946in" svg:height="0.87753in" presentation:class="title" presentation:placeholder="false">
          <draw:text-box>
            <text:p text:style-name="a1229" text:class-names="" text:cond-style-name=""><text:span text:style-name="a1228" text:class-names="">Sposób 1</text:span></text:p>
          </draw:text-box>
          <svg:title/>
          <svg:desc/>
        </draw:frame>
        <draw:frame draw:id="id137" presentation:style-name="a1242" draw:name="Symbol zastępczy tekstu 2" svg:x="0.7403in" svg:y="2.00952in" svg:width="9.54371in" svg:height="3.28834in" presentation:class="outline" presentation:placeholder="false">
          <draw:text-box>
            <text:list text:style-name="a1233">
              <text:list-item>
                <text:p text:style-name="a1232" text:class-names="" text:cond-style-name=""><text:span text:style-name="a1231" text:class-names="">W formularzu podajesz m.in. swoje imię, nazwisko i numer PESEL. Wypełniony formularz rejestrujesz, wybierając przycisk „Zarejestruj”, a następnie są dwie opcje potwierdzenia:</text:span></text:p>
              </text:list-item>
            </text:list>
            <text:list text:style-name="a1236">
              <text:list-item>
                <text:p text:style-name="a1235" text:class-names="" text:cond-style-name=""><text:span text:style-name="a1234" text:class-names="">- potwierdzasz osobiście w punkcie potwierdzającym np. urzędy skarbowe lub urzędy wojewódzkie</text:span></text:p>
              </text:list-item>
            </text:list>
            <text:list text:style-name="a1241">
              <text:list-item>
                <text:p text:style-name="a1240" text:class-names="" text:cond-style-name=""><text:span text:style-name="a1237" text:class-names="">- potwierdzasz online, kwalifikowanym podpisem elektronicznym, jeśli taki posiadasz (wymaga ona oprogramowania PZ<text:s text:c="1"/></text:span><text:span text:style-name="a1238" text:class-names="">Signer</text:span><text:span text:style-name="a1239" text:class-names="">)</text:span></text:p>
              </text:list-item>
            </text:list>
          </draw:text-box>
          <svg:title/>
          <svg:desc/>
        </draw:frame>
        <draw:frame draw:id="id138" draw:style-name="a1246" draw:name="Symbol zastępczy daty 1" svg:x="8.4406in" svg:y="5.46294in" svg:width="1.21501in" svg:height="0.33017in">
          <draw:text-box>
            <text:p text:style-name="a1245" text:class-names="" text:cond-style-name=""><text:span text:style-name="a1243" text:class-names=""><text:date text:fixed="false" style:data-style-name="a1244"/></text:span></text:p>
          </draw:text-box>
          <svg:title/>
          <svg:desc/>
        </draw:frame>
        <draw:frame draw:id="id139" draw:style-name="a1249" draw:name="Symbol zastępczy numeru slajdu 3" svg:x="9.65561in" svg:y="5.34948in" svg:width="0.96043in" svg:height="0.44363in">
          <draw:text-box>
            <text:p text:style-name="a1248" text:class-names="" text:cond-style-name=""><text:span text:style-name="a1247" text:class-names=""><text:page-number style:num-format="1" text:fixed="false"/></text:span></text:p>
          </draw:text-box>
          <svg:title/>
          <svg:desc/>
        </draw:frame>
        <presentation:notes draw:style-name="a1262">
          <draw:frame draw:id="id140" draw:style-name="a1253" draw:name="Symbol zastępczy daty 2" svg:x="4.68229in" svg:y="0in" svg:width="3.58333in" svg:height="0.58681in">
            <draw:text-box>
              <text:p text:style-name="a1252" text:class-names="" text:cond-style-name=""><text:span text:style-name="a1250" text:class-names=""><text:date text:fixed="false" style:data-style-name="a1251"/></text:span></text:p>
            </draw:text-box>
            <svg:title/>
            <svg:desc/>
          </draw:frame>
          <draw:frame draw:id="id141" draw:style-name="a1256" draw:name="Symbol zastępczy numeru slajdu 12" svg:x="4.67953in" svg:y="11.10827in" svg:width="3.5878in" svg:height="0.58425in">
            <draw:text-box>
              <text:p text:style-name="a1255" text:class-names="" text:cond-style-name=""><text:span text:style-name="a1254" text:class-names=""><text:page-number style:num-format="1" text:fixed="false"/></text:span></text:p>
            </draw:text-box>
            <svg:title/>
            <svg:desc/>
          </draw:frame>
          <draw:frame draw:id="id142" draw:style-name="a1259" draw:name="Symbol zastępczy numeru slajdu 6" svg:x="4.67953in" svg:y="11.10827in" svg:width="3.5878in" svg:height="0.58425in">
            <draw:text-box>
              <text:p text:style-name="a1258" text:class-names="" text:cond-style-name=""><text:span text:style-name="a1257" text:class-names=""><text:page-number style:num-format="1" text:fixed="false"/></text:span></text:p>
            </draw:text-box>
            <svg:title/>
            <svg:desc/>
          </draw:frame>
          <draw:page-thumbnail draw:page-number="4" svg:x="0.23785in" svg:y="0.88889in" svg:width="7.78993in" svg:height="4.38368in" presentation:class="page" draw:id="id143" presentation:style-name="a1260" draw:name="Symbol zastępczy obrazu slajdu 1">
            <svg:title/>
            <svg:desc/>
          </draw:page-thumbnail>
          <draw:frame draw:id="id144" presentation:style-name="a1261" draw:name="Symbol zastępczy notatek 2" svg:x="0.82677in" svg:y="5.55394in" svg:width="6.61378in" svg:height="5.26142in" presentation:class="notes" presentation:placeholder="true">
            <draw:text-box/>
            <svg:title/>
            <svg:desc/>
          </draw:frame>
        </presentation:notes>
      </draw:page>
      <draw:page draw:name="page6" draw:style-name="a1263" draw:master-page-name="Master1-Layout2-obj-Title-and-Content" presentation:presentation-page-layout-name="Master1-PPL2" draw:id="Slide-261">
        <draw:frame draw:id="id145" presentation:style-name="a1266" draw:name="Tytuł 1" svg:x="0.73242in" svg:y="0.40437in" svg:width="9.55946in" svg:height="0.87753in" presentation:class="title" presentation:placeholder="false">
          <draw:text-box>
            <text:p text:style-name="a1265" text:class-names="" text:cond-style-name=""><text:span text:style-name="a1264" text:class-names="">Sposób 2</text:span></text:p>
          </draw:text-box>
          <svg:title/>
          <svg:desc/>
        </draw:frame>
        <draw:frame draw:id="id146" presentation:style-name="a1270" draw:name="Symbol zastępczy tekstu 2" svg:x="0.7403in" svg:y="2.00952in" svg:width="9.54371in" svg:height="3.28834in" presentation:class="outline" presentation:placeholder="false">
          <draw:text-box>
            <text:list text:style-name="a1269">
              <text:list-item>
                <text:p text:style-name="a1268" text:class-names="" text:cond-style-name=""><text:span text:style-name="a1267" text:class-names="">Sprawdź na potrzeby rejestracji jacy są dostawcy tożsamości, czyli podmioty, które dostały zgodę na potwierdzanie profilu zaufanego, ponieważ uwierzytelniają dane klientów podczas zakładania im konta (przede wszystkim w ramach bankowości elektronicznej). Korzystając z ich usług nie musisz potwierdzać nic osobiście, w urzędzie.</text:span></text:p>
              </text:list-item>
            </text:list>
          </draw:text-box>
          <svg:title/>
          <svg:desc/>
        </draw:frame>
        <draw:frame draw:id="id147" draw:style-name="a1274" draw:name="Symbol zastępczy daty 1" svg:x="8.4406in" svg:y="5.46294in" svg:width="1.21501in" svg:height="0.33017in">
          <draw:text-box>
            <text:p text:style-name="a1273" text:class-names="" text:cond-style-name=""><text:span text:style-name="a1271" text:class-names=""><text:date text:fixed="false" style:data-style-name="a1272"/></text:span></text:p>
          </draw:text-box>
          <svg:title/>
          <svg:desc/>
        </draw:frame>
        <draw:frame draw:id="id148" draw:style-name="a1277" draw:name="Symbol zastępczy numeru slajdu 3" svg:x="9.65561in" svg:y="5.34948in" svg:width="0.96043in" svg:height="0.44363in">
          <draw:text-box>
            <text:p text:style-name="a1276" text:class-names="" text:cond-style-name=""><text:span text:style-name="a1275" text:class-names=""><text:page-number style:num-format="1" text:fixed="false"/></text:span></text:p>
          </draw:text-box>
          <svg:title/>
          <svg:desc/>
        </draw:frame>
        <presentation:notes draw:style-name="a1290">
          <draw:frame draw:id="id149" draw:style-name="a1281" draw:name="Symbol zastępczy daty 2" svg:x="4.68229in" svg:y="0in" svg:width="3.58333in" svg:height="0.58681in">
            <draw:text-box>
              <text:p text:style-name="a1280" text:class-names="" text:cond-style-name=""><text:span text:style-name="a1278" text:class-names=""><text:date text:fixed="false" style:data-style-name="a1279"/></text:span></text:p>
            </draw:text-box>
            <svg:title/>
            <svg:desc/>
          </draw:frame>
          <draw:frame draw:id="id150" draw:style-name="a1284" draw:name="Symbol zastępczy numeru slajdu 12" svg:x="4.67953in" svg:y="11.10827in" svg:width="3.5878in" svg:height="0.58425in">
            <draw:text-box>
              <text:p text:style-name="a1283" text:class-names="" text:cond-style-name=""><text:span text:style-name="a1282" text:class-names=""><text:page-number style:num-format="1" text:fixed="false"/></text:span></text:p>
            </draw:text-box>
            <svg:title/>
            <svg:desc/>
          </draw:frame>
          <draw:frame draw:id="id151" draw:style-name="a1287" draw:name="Symbol zastępczy numeru slajdu 6" svg:x="4.67953in" svg:y="11.10827in" svg:width="3.5878in" svg:height="0.58425in">
            <draw:text-box>
              <text:p text:style-name="a1286" text:class-names="" text:cond-style-name=""><text:span text:style-name="a1285" text:class-names=""><text:page-number style:num-format="1" text:fixed="false"/></text:span></text:p>
            </draw:text-box>
            <svg:title/>
            <svg:desc/>
          </draw:frame>
          <draw:page-thumbnail draw:page-number="5" svg:x="0.23785in" svg:y="0.88889in" svg:width="7.78993in" svg:height="4.38368in" presentation:class="page" draw:id="id152" presentation:style-name="a1288" draw:name="Symbol zastępczy obrazu slajdu 1">
            <svg:title/>
            <svg:desc/>
          </draw:page-thumbnail>
          <draw:frame draw:id="id153" presentation:style-name="a1289" draw:name="Symbol zastępczy notatek 2" svg:x="0.82677in" svg:y="5.55394in" svg:width="6.61378in" svg:height="5.26142in" presentation:class="notes" presentation:placeholder="true">
            <draw:text-box/>
            <svg:title/>
            <svg:desc/>
          </draw:frame>
        </presentation:notes>
      </draw:page>
      <draw:page draw:name="page7" draw:style-name="a1291" draw:master-page-name="Master1-Layout2-obj-Title-and-Content" presentation:presentation-page-layout-name="Master1-PPL2" draw:id="Slide-262">
        <draw:frame draw:id="id154" presentation:style-name="a1294" draw:name="Tytuł 1" svg:x="0.73242in" svg:y="0.40437in" svg:width="9.55946in" svg:height="0.87753in" presentation:class="title" presentation:placeholder="false">
          <draw:text-box>
            <text:p text:style-name="a1293" text:class-names="" text:cond-style-name=""><text:span text:style-name="a1292" text:class-names="">Sposób 3</text:span></text:p>
          </draw:text-box>
          <svg:title/>
          <svg:desc/>
        </draw:frame>
        <draw:frame draw:id="id155" presentation:style-name="a1298" draw:name="Symbol zastępczy tekstu 2" svg:x="0.7403in" svg:y="2.00952in" svg:width="9.54371in" svg:height="3.28834in" presentation:class="outline" presentation:placeholder="false">
          <draw:text-box>
            <text:list text:style-name="a1297">
              <text:list-item>
                <text:p text:style-name="a1296" text:class-names="" text:cond-style-name=""><text:span text:style-name="a1295" text:class-names="">Taki dowód ma wbudowany chip, w którym zapisane są twoje dane, więc aby skorzystać z tego sposobu musisz mieć podłączony do komputera specjalny czytnik, który umożliwia ich odczytanie. Będziesz także potrzebować oprogramowania e-dowodu.</text:span></text:p>
              </text:list-item>
            </text:list>
          </draw:text-box>
          <svg:title/>
          <svg:desc/>
        </draw:frame>
        <draw:frame draw:id="id156" draw:style-name="a1302" draw:name="Symbol zastępczy daty 1" svg:x="8.4406in" svg:y="5.46294in" svg:width="1.21501in" svg:height="0.33017in">
          <draw:text-box>
            <text:p text:style-name="a1301" text:class-names="" text:cond-style-name=""><text:span text:style-name="a1299" text:class-names=""><text:date text:fixed="false" style:data-style-name="a1300"/></text:span></text:p>
          </draw:text-box>
          <svg:title/>
          <svg:desc/>
        </draw:frame>
        <draw:frame draw:id="id157" draw:style-name="a1305" draw:name="Symbol zastępczy numeru slajdu 3" svg:x="9.65561in" svg:y="5.34948in" svg:width="0.96043in" svg:height="0.44363in">
          <draw:text-box>
            <text:p text:style-name="a1304" text:class-names="" text:cond-style-name=""><text:span text:style-name="a1303" text:class-names=""><text:page-number style:num-format="1" text:fixed="false"/></text:span></text:p>
          </draw:text-box>
          <svg:title/>
          <svg:desc/>
        </draw:frame>
        <presentation:notes draw:style-name="a1318">
          <draw:frame draw:id="id158" draw:style-name="a1309" draw:name="Symbol zastępczy daty 2" svg:x="4.68229in" svg:y="0in" svg:width="3.58333in" svg:height="0.58681in">
            <draw:text-box>
              <text:p text:style-name="a1308" text:class-names="" text:cond-style-name=""><text:span text:style-name="a1306" text:class-names=""><text:date text:fixed="false" style:data-style-name="a1307"/></text:span></text:p>
            </draw:text-box>
            <svg:title/>
            <svg:desc/>
          </draw:frame>
          <draw:frame draw:id="id159" draw:style-name="a1312" draw:name="Symbol zastępczy numeru slajdu 12" svg:x="4.67953in" svg:y="11.10827in" svg:width="3.5878in" svg:height="0.58425in">
            <draw:text-box>
              <text:p text:style-name="a1311" text:class-names="" text:cond-style-name=""><text:span text:style-name="a1310" text:class-names=""><text:page-number style:num-format="1" text:fixed="false"/></text:span></text:p>
            </draw:text-box>
            <svg:title/>
            <svg:desc/>
          </draw:frame>
          <draw:frame draw:id="id160" draw:style-name="a1315" draw:name="Symbol zastępczy numeru slajdu 6" svg:x="4.67953in" svg:y="11.10827in" svg:width="3.5878in" svg:height="0.58425in">
            <draw:text-box>
              <text:p text:style-name="a1314" text:class-names="" text:cond-style-name=""><text:span text:style-name="a1313" text:class-names=""><text:page-number style:num-format="1" text:fixed="false"/></text:span></text:p>
            </draw:text-box>
            <svg:title/>
            <svg:desc/>
          </draw:frame>
          <draw:page-thumbnail draw:page-number="6" svg:x="0.23785in" svg:y="0.88889in" svg:width="7.78993in" svg:height="4.38368in" presentation:class="page" draw:id="id161" presentation:style-name="a1316" draw:name="Symbol zastępczy obrazu slajdu 1">
            <svg:title/>
            <svg:desc/>
          </draw:page-thumbnail>
          <draw:frame draw:id="id162" presentation:style-name="a1317" draw:name="Symbol zastępczy notatek 2" svg:x="0.82677in" svg:y="5.55394in" svg:width="6.61378in" svg:height="5.26142in" presentation:class="notes" presentation:placeholder="true">
            <draw:text-box/>
            <svg:title/>
            <svg:desc/>
          </draw:frame>
        </presentation:notes>
      </draw:page>
      <draw:page draw:name="page10" draw:style-name="a1319" draw:master-page-name="Master1-Layout2-obj-Title-and-Content" presentation:presentation-page-layout-name="Master1-PPL2" draw:id="Slide-265">
        <draw:frame draw:id="id163" presentation:style-name="a1322" draw:name="Tytuł 1" svg:x="0.73242in" svg:y="0.40437in" svg:width="9.55946in" svg:height="0.87753in" presentation:class="title" presentation:placeholder="false">
          <draw:text-box>
            <text:p text:style-name="a1321" text:class-names="" text:cond-style-name=""><text:span text:style-name="a1320" text:class-names="">Jakie korzyści daje profil zaufany?</text:span></text:p>
          </draw:text-box>
          <svg:title/>
          <svg:desc/>
        </draw:frame>
        <draw:frame draw:id="id164" presentation:style-name="a1345" draw:name="Symbol zastępczy tekstu 2" svg:x="0.7403in" svg:y="2.00952in" svg:width="9.54371in" svg:height="3.28834in" presentation:class="outline" presentation:placeholder="false">
          <draw:text-box>
            <text:list text:style-name="a1325">
              <text:list-item>
                <text:p text:style-name="a1324" text:class-names="" text:cond-style-name=""><text:span text:style-name="a1323" text:class-names="">Znacznie uproszczone procedury weryfikacyjne w różnych usługach i systemach</text:span></text:p>
              </text:list-item>
            </text:list>
            <text:list text:style-name="a1329">
              <text:list-item>
                <text:p text:style-name="a1328" text:class-names="" text:cond-style-name=""><text:span text:style-name="a1326" text:class-names="">Opierają się na systemach uwierzytelniania i ochrony danych osobowych, co zwiększa bezpieczeństwo obywateli, pomagając w uniknięciu oszustw i kradzieży tożsamości  </text:span><text:span text:style-name="a1327" text:class-names=""/></text:p>
              </text:list-item>
            </text:list>
            <text:list text:style-name="a1332">
              <text:list-item>
                <text:p text:style-name="a1331" text:class-names="" text:cond-style-name=""><text:span text:style-name="a1330" text:class-names="">Szybszy dostęp do usług rządowych</text:span></text:p>
              </text:list-item>
            </text:list>
            <text:list text:style-name="a1335">
              <text:list-item>
                <text:p text:style-name="a1334" text:class-names="" text:cond-style-name=""><text:span text:style-name="a1333" text:class-names="">Może pomóc w uzyskaniu kredytu lub pożyczki, ponieważ pozytywny profil zwiększa zaufanie instytucji finansowych</text:span></text:p>
              </text:list-item>
            </text:list>
            <text:list text:style-name="a1338">
              <text:list-item>
                <text:p text:style-name="a1337" text:class-names="" text:cond-style-name=""><text:span text:style-name="a1336" text:class-names="">W niektórych systemach opieki zdrowotnej obywatele mogą korzystać z profilu zaufanego do dostępu do swoich danych medycznych, wyników badań, recept, a także umawiania się na wizyty lekarskie</text:span></text:p>
              </text:list-item>
            </text:list>
            <text:list text:style-name="a1341">
              <text:list-item>
                <text:p text:style-name="a1340" text:class-names="" text:cond-style-name=""><text:span text:style-name="a1339" text:class-names="">Ułatwienie bezpiecznej i poufnej komunikacji z organami publicznymi oraz dostarczaniem dokumentów i formularzy</text:span></text:p>
              </text:list-item>
            </text:list>
            <text:list text:style-name="a1344">
              <text:list-item>
                <text:p text:style-name="a1343" text:class-names="" text:cond-style-name=""><text:span text:style-name="a1342" text:class-names="">Szybszy dostęp do ważnych informacji i usług</text:span></text:p>
              </text:list-item>
            </text:list>
          </draw:text-box>
          <svg:title/>
          <svg:desc/>
        </draw:frame>
        <draw:frame draw:id="id165" draw:style-name="a1349" draw:name="Symbol zastępczy daty 1" svg:x="8.4406in" svg:y="5.46294in" svg:width="1.21501in" svg:height="0.33017in">
          <draw:text-box>
            <text:p text:style-name="a1348" text:class-names="" text:cond-style-name=""><text:span text:style-name="a1346" text:class-names=""><text:date text:fixed="false" style:data-style-name="a1347"/></text:span></text:p>
          </draw:text-box>
          <svg:title/>
          <svg:desc/>
        </draw:frame>
        <draw:frame draw:id="id166" draw:style-name="a1352" draw:name="Symbol zastępczy numeru slajdu 3" svg:x="9.65561in" svg:y="5.34948in" svg:width="0.96043in" svg:height="0.44363in">
          <draw:text-box>
            <text:p text:style-name="a1351" text:class-names="" text:cond-style-name=""><text:span text:style-name="a1350" text:class-names=""><text:page-number style:num-format="1" text:fixed="false"/></text:span></text:p>
          </draw:text-box>
          <svg:title/>
          <svg:desc/>
        </draw:frame>
        <presentation:notes draw:style-name="a1365">
          <draw:frame draw:id="id167" draw:style-name="a1356" draw:name="Symbol zastępczy daty 2" svg:x="4.68229in" svg:y="0in" svg:width="3.58333in" svg:height="0.58681in">
            <draw:text-box>
              <text:p text:style-name="a1355" text:class-names="" text:cond-style-name=""><text:span text:style-name="a1353" text:class-names=""><text:date text:fixed="false" style:data-style-name="a1354"/></text:span></text:p>
            </draw:text-box>
            <svg:title/>
            <svg:desc/>
          </draw:frame>
          <draw:frame draw:id="id168" draw:style-name="a1359" draw:name="Symbol zastępczy numeru slajdu 12" svg:x="4.67953in" svg:y="11.10827in" svg:width="3.5878in" svg:height="0.58425in">
            <draw:text-box>
              <text:p text:style-name="a1358" text:class-names="" text:cond-style-name=""><text:span text:style-name="a1357" text:class-names=""><text:page-number style:num-format="1" text:fixed="false"/></text:span></text:p>
            </draw:text-box>
            <svg:title/>
            <svg:desc/>
          </draw:frame>
          <draw:frame draw:id="id169" draw:style-name="a1362" draw:name="Symbol zastępczy numeru slajdu 6" svg:x="4.67953in" svg:y="11.10827in" svg:width="3.5878in" svg:height="0.58425in">
            <draw:text-box>
              <text:p text:style-name="a1361" text:class-names="" text:cond-style-name=""><text:span text:style-name="a1360" text:class-names=""><text:page-number style:num-format="1" text:fixed="false"/></text:span></text:p>
            </draw:text-box>
            <svg:title/>
            <svg:desc/>
          </draw:frame>
          <draw:page-thumbnail draw:page-number="7" svg:x="0.23785in" svg:y="0.88889in" svg:width="7.78993in" svg:height="4.38368in" presentation:class="page" draw:id="id170" presentation:style-name="a1363" draw:name="Symbol zastępczy obrazu slajdu 1">
            <svg:title/>
            <svg:desc/>
          </draw:page-thumbnail>
          <draw:frame draw:id="id171" presentation:style-name="a1364" draw:name="Symbol zastępczy notatek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3242in" svg:y="1.3104in" svg:width="9.55946in" svg:height="2.68659in"/>
      <presentation:placeholder presentation:object="subtitle" svg:x="0.73242in" svg:y="4.77524in" svg:width="9.55946in" svg:height="0.39333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2" style:display-name="Title and Content">
      <presentation:placeholder presentation:object="title" svg:x="0.73242in" svg:y="0.40437in" svg:width="9.55946in" svg:height="0.87753in"/>
      <presentation:placeholder presentation:object="object" svg:x="0.7403in" svg:y="2.00952in" svg:width="9.54371in" svg:height="3.28834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3" style:display-name="Section Header">
      <presentation:placeholder presentation:object="title" svg:x="0.73242in" svg:y="2.66882in" svg:width="9.54989in" svg:height="1.32817in"/>
      <presentation:placeholder presentation:object="outline" svg:x="0.73242in" svg:y="4.77556in" svg:width="9.54989in" svg:height="0.39241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4" style:display-name="Two Content">
      <presentation:placeholder presentation:object="title" svg:x="0.73242in" svg:y="0.40437in" svg:width="9.55946in" svg:height="0.87753in"/>
      <presentation:placeholder presentation:object="object" svg:x="0.7403in" svg:y="2.00952in" svg:width="4.68919in" svg:height="3.29037in"/>
      <presentation:placeholder presentation:object="object" svg:x="5.59481in" svg:y="2.00952in" svg:width="4.69707in" svg:height="3.29038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5" style:display-name="Comparison">
      <presentation:placeholder presentation:object="title" svg:x="0.73242in" svg:y="0.40437in" svg:width="9.55946in" svg:height="0.87753in"/>
      <presentation:placeholder presentation:object="outline" svg:x="0.7367in" svg:y="1.96664in" svg:width="4.6928in" svg:height="0.52109in"/>
      <presentation:placeholder presentation:object="object" svg:x="0.7367in" svg:y="2.48773in" svg:width="4.6928in" svg:height="2.81216in"/>
      <presentation:placeholder presentation:object="outline" svg:x="5.59481in" svg:y="1.96664in" svg:width="4.69707in" svg:height="0.52109in"/>
      <presentation:placeholder presentation:object="object" svg:x="5.59481in" svg:y="2.48773in" svg:width="4.69707in" svg:height="2.81216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6" style:display-name="Title Only">
      <presentation:placeholder presentation:object="title" svg:x="0.73242in" svg:y="0.40437in" svg:width="9.55946in" svg:height="0.87753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7" style:display-name="Blank">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8" style:display-name="Content with Caption">
      <presentation:placeholder presentation:object="title" svg:x="0.97037in" svg:y="0.40338in" svg:width="3.20777in" svg:height="1.46344in"/>
      <presentation:placeholder presentation:object="object" svg:x="4.39058in" svg:y="0.40338in" svg:width="5.65378in" svg:height="4.89651in"/>
      <presentation:placeholder presentation:object="outline" svg:x="0.97037in" svg:y="2.04429in" svg:width="3.20777in" svg:height="3.2556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9" style:display-name="Picture with Caption">
      <presentation:placeholder presentation:object="title" svg:x="0.7367in" svg:y="0.65787in" svg:width="4.38819in" svg:height="1.46233in"/>
      <presentation:placeholder presentation:object="graphic" svg:x="5.51407in" svg:y="0in" svg:width="5.51024in" svg:height="6.20139in"/>
      <presentation:placeholder presentation:object="outline" svg:x="0.7367in" svg:y="2.1202in" svg:width="4.38819in" svg:height="3.17969in"/>
      <presentation:placeholder presentation:object="date-time" svg:x="3.51365in" svg:y="5.46294in" svg:width="0.88332in" svg:height="0.33017in"/>
      <presentation:placeholder presentation:object="footer" svg:x="0.53385in" svg:y="5.46294in" svg:width="2.97979in" svg:height="0.33017in"/>
      <presentation:placeholder presentation:object="page-number" svg:x="4.39696in" svg:y="5.34948in" svg:width="0.96043in" svg:height="0.44363in"/>
    </style:presentation-page-layout>
    <style:presentation-page-layout style:name="Master1-PPL10" style:display-name="Panoramic Picture with Caption">
      <presentation:placeholder presentation:object="title" svg:x="0.73242in" svg:y="4.34097in" svg:width="9.54989in" svg:height="0.51248in"/>
      <presentation:placeholder presentation:object="graphic" svg:x="0in" svg:y="0in" svg:width="11.02431in" svg:height="4.34097in"/>
      <presentation:placeholder presentation:object="outline" svg:x="0.73242in" svg:y="4.85345in" svg:width="9.54989in" svg:height="0.44644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11" style:display-name="Quote with Caption">
      <presentation:placeholder presentation:object="title" svg:x="0.76948in" svg:y="1.11992in" svg:width="5.32935in" svg:height="2.39258in"/>
      <presentation:placeholder presentation:object="outline" svg:x="0.77148in" svg:y="4.01823in" svg:width="5.32736in" svg:height="0.64495in"/>
      <presentation:placeholder presentation:object="outline" svg:x="6.84918in" svg:y="0.97791in" svg:width="3.4451in" svg:height="3.68526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12" style:display-name="Name Card">
      <presentation:placeholder presentation:object="title" svg:x="1.22711in" svg:y="2.20273in" svg:width="3.96278in" svg:height="1.81556in"/>
      <presentation:placeholder presentation:object="outline" svg:x="5.56641in" svg:y="2.06713in" svg:width="4.41289in" svg:height="2.07574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13" style:display-name="Title and Vertical Text">
      <presentation:placeholder presentation:object="title" svg:x="0.73242in" svg:y="0.40437in" svg:width="9.55946in" svg:height="0.87753in"/>
      <presentation:placeholder presentation:object="outline" svg:x="0.73242in" svg:y="1.97526in" svg:width="9.55158in" svg:height="3.3226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presentation-page-layout style:name="Master1-PPL14" style:display-name="Vertical Title and Text">
      <presentation:placeholder presentation:object="title" svg:x="7.39976in" svg:y="0.53005in" svg:width="2.25585in" svg:height="4.64317in"/>
      <presentation:placeholder presentation:object="outline" svg:x="0.73242in" svg:y="0.40338in" svg:width="5.97832in" svg:height="4.89651in"/>
      <presentation:placeholder presentation:object="date-time" svg:x="8.4406in" svg:y="5.46294in" svg:width="1.21501in" svg:height="0.33017in"/>
      <presentation:placeholder presentation:object="footer" svg:x="0.40827in" svg:y="5.46294in" svg:width="7.81641in" svg:height="0.33017in"/>
      <presentation:placeholder presentation:object="page-number" svg:x="9.65561in" svg:y="5.34948in" svg:width="0.96043in" svg:height="0.44363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draw:fill-image draw:name="a482" xlink:href="media/image1.png" xlink:show="embed" xlink:actuate="onLoad"/>
    <draw:fill-image draw:name="a887" xlink:href="media/image1.png" xlink:show="embed" xlink:actuate="onLoad"/>
    <draw:fill-image draw:name="a817" xlink:href="media/image1.png" xlink:show="embed" xlink:actuate="onLoad"/>
    <draw:fill-image draw:name="a380" xlink:href="media/image1.png" xlink:show="embed" xlink:actuate="onLoad"/>
    <draw:fill-image draw:name="a220" xlink:href="media/image1.png" xlink:show="embed" xlink:actuate="onLoad"/>
    <draw:fill-image draw:name="a601" xlink:href="media/image1.png" xlink:show="embed" xlink:actuate="onLoad"/>
    <draw:fill-image draw:name="a142" xlink:href="media/image1.png" xlink:show="embed" xlink:actuate="onLoad"/>
    <draw:fill-image draw:name="a286" xlink:href="media/image1.png" xlink:show="embed" xlink:actuate="onLoad"/>
    <draw:fill-image draw:name="a77" xlink:href="media/image1.png" xlink:show="embed" xlink:actuate="onLoad"/>
    <draw:fill-image draw:name="a1031" xlink:href="media/image1.png" xlink:show="embed" xlink:actuate="onLoad"/>
    <draw:fill-image draw:name="a953" xlink:href="media/image1.png" xlink:show="embed" xlink:actuate="onLoad"/>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3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30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2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0.5in" fo:margin-left="0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draw:fill="none" draw:stroke="non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draw:fill="none" draw:stroke="non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6">
      <style:graphic-properties draw:fill="none" draw:stroke="none"/>
    </style:style>
    <style:style style:family="text" style:name="a432">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7">
      <style:graphic-properties draw:fill="bitmap" draw:fill-image-name="a286" style:repeat="repeat" draw:fill-image-width="1.83333in" draw:fill-image-height="1.83333in" draw:fill-image-ref-point="top-left" draw:stroke="solid" svg:stroke-width="0.01042in" svg:stroke-color="#00c6bb" svg:stroke-opacity="100%" svg:stroke-linecap="round"/>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0">
      <style:graphic-properties draw:fill="none" draw:stroke="non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02">
      <style:graphic-properties draw:fill="bitmap" draw:fill-image-name="a601" style:repeat="repeat" draw:fill-image-width="1.83333in" draw:fill-image-height="1.83333in" draw:fill-image-ref-point="top-left" draw:stroke="solid" svg:stroke-width="0.01042in" svg:stroke-color="#00c6bb" svg:stroke-opacity="100%" svg:stroke-linecap="round"/>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efefe"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draw:fill="none" draw:stroke="none"/>
    </style:style>
    <style:style style:family="paragraph" style:name="a6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draw:fill="bitmap" draw:fill-image-name="a380" style:repeat="repeat" draw:fill-image-width="1.83333in" draw:fill-image-height="1.83333in" draw:fill-image-ref-point="top-left" draw:stroke="solid" svg:stroke-width="0.01042in" svg:stroke-color="#00c6bb" svg:stroke-opacity="100%" svg:stroke-linecap="round"/>
    </style:style>
    <style:style style:family="text" style:name="a38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34569in" style:font-size-asian="0.34569in" style:font-size-complex="0.345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63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3">
      <style:graphic-properties draw:fill="bitmap" draw:fill-image-name="a482" style:repeat="repeat" draw:fill-image-width="1.83333in" draw:fill-image-height="1.83333in" draw:fill-image-ref-point="top-left" draw:stroke="solid" svg:stroke-width="0.01042in" svg:stroke-color="#00c6bb" svg:stroke-opacity="100%" svg:stroke-linecap="round"/>
    </style:style>
    <style:style style:family="text" style:name="a48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8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7">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draw:fill="none" draw:stroke="none"/>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draw:fill="none" draw:stroke="none"/>
    </style:style>
    <style:style style:family="paragraph" style:name="a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9">
      <style:graphic-properties draw:fill="none" draw:stroke="non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8">
      <style:graphic-properties draw:fill="bitmap" draw:fill-image-name="a817" style:repeat="repeat" draw:fill-image-width="1.83333in" draw:fill-image-height="1.83333in" draw:fill-image-ref-point="top-left" draw:stroke="solid" svg:stroke-width="0.01042in" svg:stroke-color="#00c6bb" svg:stroke-opacity="100%" svg:stroke-linecap="round"/>
    </style:style>
    <style:style style:family="text" style:name="a819">
      <style:text-properties fo:font-variant="normal" fo:text-transform="none" fo:color="#fefefe" style:text-line-through-type="none" style:text-line-through-style="none" style:text-line-through-width="auto" style:text-line-through-color="font-color" style:text-position="0% 100%" fo:font-family="Century Gothic" fo:font-size="1.03694in" style:font-size-asian="1.03694in" style:font-size-complex="1.0369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3">
      <style:paragraph-properties fo:line-height="10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drawing-page" style:name="a74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7">
      <style:graphic-properties draw:fill="none" draw:stroke="non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draw:fill="none" draw:stroke="non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fefefe" style:text-line-through-type="none" style:text-line-through-style="none" style:text-line-through-width="auto" style:text-line-through-color="font-color" style:text-position="0% 100%" fo:font-family="Century Gothic" fo:font-size="0.5925in" style:font-size-asian="0.5925in" style:font-size-complex="0.59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fo:font-size="0.395in" style:font-size-asian="0.395in" style:font-size-complex="0.39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entury Gothic"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7">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efefe" style:text-line-through-type="none" style:text-line-through-style="none" style:text-line-through-width="auto" style:text-line-through-color="font-color" style:text-position="0% 100%" fo:font-family="Century Gothic" fo:font-size="0.5925in" style:font-size-asian="0.5925in" style:font-size-complex="0.59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34569in" style:font-size-asian="0.34569in" style:font-size-complex="0.345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center"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8">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Gothic" fo:font-size="0.29625in" style:font-size-asian="0.29625in" style:font-size-complex="0.29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draw:fill="none" draw:stroke="none"/>
    </style:style>
    <style:style style:family="presentation" style:name="a10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7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draw:fill="bitmap" draw:fill-image-name="a77" style:repeat="repeat" draw:fill-image-width="1.83333in" draw:fill-image-height="1.83333in" draw:fill-image-ref-point="top-left" draw:stroke="solid" svg:stroke-width="0.01042in" svg:stroke-color="#00c6bb" svg:stroke-opacity="100%" svg:stroke-linecap="round"/>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fefefe" style:text-line-through-type="none" style:text-line-through-style="none" style:text-line-through-width="auto" style:text-line-through-color="font-color" style:text-position="0% 100%" fo:font-family="Century Gothic"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2">
      <style:graphic-properties draw:fill="bitmap" draw:fill-image-name="a1031" style:repeat="repeat" draw:fill-image-width="1.83333in" draw:fill-image-height="1.83333in" draw:fill-image-ref-point="top-left" draw:stroke="solid" svg:stroke-width="0.01042in" svg:stroke-color="#00c6bb" svg:stroke-opacity="100%" svg:stroke-linecap="round"/>
    </style:style>
    <style:style style:family="text" style:name="a103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presentation" style:name="a111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8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draw:fill="none" draw:stroke="non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9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3">
      <style:graphic-properties draw:fill="none" draw:stroke="non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draw:fill="bitmap" draw:fill-image-name="a953" style:repeat="repeat" draw:fill-image-width="1.83333in" draw:fill-image-height="1.83333in" draw:fill-image-ref-point="top-left" draw:stroke="solid" svg:stroke-width="0.01042in" svg:stroke-color="#00c6bb" svg:stroke-opacity="100%" svg:stroke-linecap="round"/>
    </style:style>
    <style:style style:family="presentation" style:name="a8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paragraph" style:name="a95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draw:fill="bitmap" draw:fill-image-name="a887" style:repeat="repeat" draw:fill-image-width="1.83333in" draw:fill-image-height="1.83333in" draw:fill-image-ref-point="top-left" draw:stroke="solid" svg:stroke-width="0.01042in" svg:stroke-color="#00c6bb" svg:stroke-opacity="100%" svg:stroke-linecap="round"/>
    </style:style>
    <style:style style:family="paragraph" style:name="a965">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efefe" style:text-line-through-type="none" style:text-line-through-style="none" style:text-line-through-width="auto" style:text-line-through-color="font-color" style:text-position="0% 100%" fo:font-family="Century Gothic" fo:font-size="0.79014in" style:font-size-asian="0.79014in" style:font-size-complex="0.790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c6bb" style:text-line-through-type="none" style:text-line-through-style="none" style:text-line-through-width="auto" style:text-line-through-color="font-color" style:text-position="0% 100%" fo:font-family="Century Gothic" fo:font-size="0.49375in" style:font-size-asian="0.49375in" style:font-size-complex="0.4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none" draw:stroke="non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
      <style:graphic-properties draw:fill="none" draw:stroke="non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3">
      <style:graphic-properties draw:fill="bitmap" draw:fill-image-name="a142" style:repeat="repeat" draw:fill-image-width="1.83333in" draw:fill-image-height="1.83333in" draw:fill-image-ref-point="top-left" draw:stroke="solid" svg:stroke-width="0.01042in" svg:stroke-color="#00c6bb" svg:stroke-opacity="100%" svg:stroke-linecap="round"/>
    </style:style>
    <style:style style:family="text" style:name="a14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1">
      <style:graphic-properties draw:fill="bitmap" draw:fill-image-name="a220" style:repeat="repeat" draw:fill-image-width="1.83333in" draw:fill-image-height="1.83333in" draw:fill-image-ref-point="top-left" draw:stroke="solid" svg:stroke-width="0.01042in" svg:stroke-color="#00c6bb" svg:stroke-opacity="100%" svg:stroke-linecap="round"/>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efefe" style:text-line-through-type="none" style:text-line-through-style="none" style:text-line-through-width="auto" style:text-line-through-color="font-color" style:text-position="0% 100%" fo:font-family="Century Gothic" fo:font-size="1.18514in" style:font-size-asian="1.18514in" style:font-size-complex="1.185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righ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5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9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88885in"/>
      </text:list-level-style-number>
      <text:list-level-style-number text:level="3" style:num-format="">
        <style:list-level-properties text:space-before="1.7777in"/>
      </text:list-level-style-number>
      <text:list-level-style-number text:level="4" style:num-format="">
        <style:list-level-properties text:space-before="2.66655in"/>
      </text:list-level-style-number>
      <text:list-level-style-number text:level="5" style:num-format="">
        <style:list-level-properties text:space-before="3.5554in"/>
      </text:list-level-style-number>
      <text:list-level-style-number text:level="6" style:num-format="">
        <style:list-level-properties text:space-before="4.44425in"/>
      </text:list-level-style-number>
      <text:list-level-style-number text:level="7" style:num-format="">
        <style:list-level-properties text:space-before="5.3331in"/>
      </text:list-level-style-number>
      <text:list-level-style-number text:level="8" style:num-format="">
        <style:list-level-properties text:space-before="6.22195in"/>
      </text:list-level-style-number>
      <text:list-level-style-number text:level="9" style:num-format="">
        <style:list-level-properties text:space-before="7.1108in"/>
      </text:list-level-style-number>
    </text:list-style>
    <text:list-style style:name="a99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88885in"/>
      </text:list-level-style-number>
      <text:list-level-style-number text:level="3" style:num-format="">
        <style:list-level-properties text:space-before="1.7777in"/>
      </text:list-level-style-number>
      <text:list-level-style-number text:level="4" style:num-format="">
        <style:list-level-properties text:space-before="2.66655in"/>
      </text:list-level-style-number>
      <text:list-level-style-number text:level="5" style:num-format="">
        <style:list-level-properties text:space-before="3.5554in"/>
      </text:list-level-style-number>
      <text:list-level-style-number text:level="6" style:num-format="">
        <style:list-level-properties text:space-before="4.44425in"/>
      </text:list-level-style-number>
      <text:list-level-style-number text:level="7" style:num-format="">
        <style:list-level-properties text:space-before="5.3331in"/>
      </text:list-level-style-number>
      <text:list-level-style-number text:level="8" style:num-format="">
        <style:list-level-properties text:space-before="6.22195in"/>
      </text:list-level-style-number>
      <text:list-level-style-number text:level="9" style:num-format="">
        <style:list-level-properties text:space-before="7.1108in"/>
      </text:list-level-style-number>
    </text:list-style>
    <text:list-style style:name="a96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1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63">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51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9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1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6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9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85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9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5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88885in"/>
      </text:list-level-style-number>
      <text:list-level-style-number text:level="3" style:num-format="">
        <style:list-level-properties text:space-before="1.7777in"/>
      </text:list-level-style-number>
      <text:list-level-style-number text:level="4" style:num-format="">
        <style:list-level-properties text:space-before="2.66655in"/>
      </text:list-level-style-number>
      <text:list-level-style-number text:level="5" style:num-format="">
        <style:list-level-properties text:space-before="3.5554in"/>
      </text:list-level-style-number>
      <text:list-level-style-number text:level="6" style:num-format="">
        <style:list-level-properties text:space-before="4.44425in"/>
      </text:list-level-style-number>
      <text:list-level-style-number text:level="7" style:num-format="">
        <style:list-level-properties text:space-before="5.3331in"/>
      </text:list-level-style-number>
      <text:list-level-style-number text:level="8" style:num-format="">
        <style:list-level-properties text:space-before="6.22195in"/>
      </text:list-level-style-number>
      <text:list-level-style-number text:level="9" style:num-format="">
        <style:list-level-properties text:space-before="7.1108in"/>
      </text:list-level-style-number>
    </text:list-style>
    <text:list-style style:name="a85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88885in"/>
      </text:list-level-style-number>
      <text:list-level-style-number text:level="3" style:num-format="">
        <style:list-level-properties text:space-before="1.7777in"/>
      </text:list-level-style-number>
      <text:list-level-style-number text:level="4" style:num-format="">
        <style:list-level-properties text:space-before="2.66655in"/>
      </text:list-level-style-number>
      <text:list-level-style-number text:level="5" style:num-format="">
        <style:list-level-properties text:space-before="3.5554in"/>
      </text:list-level-style-number>
      <text:list-level-style-number text:level="6" style:num-format="">
        <style:list-level-properties text:space-before="4.44425in"/>
      </text:list-level-style-number>
      <text:list-level-style-number text:level="7" style:num-format="">
        <style:list-level-properties text:space-before="5.3331in"/>
      </text:list-level-style-number>
      <text:list-level-style-number text:level="8" style:num-format="">
        <style:list-level-properties text:space-before="6.22195in"/>
      </text:list-level-style-number>
      <text:list-level-style-number text:level="9" style:num-format="">
        <style:list-level-properties text:space-before="7.1108in"/>
      </text:list-level-style-number>
    </text:list-style>
    <text:list-style style:name="a100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00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5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1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4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41">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1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04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88885in"/>
      </text:list-level-style-number>
      <text:list-level-style-number text:level="3" style:num-format="">
        <style:list-level-properties text:space-before="1.7777in"/>
      </text:list-level-style-number>
      <text:list-level-style-number text:level="4" style:num-format="">
        <style:list-level-properties text:space-before="2.66655in"/>
      </text:list-level-style-number>
      <text:list-level-style-number text:level="5" style:num-format="">
        <style:list-level-properties text:space-before="3.5554in"/>
      </text:list-level-style-number>
      <text:list-level-style-number text:level="6" style:num-format="">
        <style:list-level-properties text:space-before="4.44425in"/>
      </text:list-level-style-number>
      <text:list-level-style-number text:level="7" style:num-format="">
        <style:list-level-properties text:space-before="5.3331in"/>
      </text:list-level-style-number>
      <text:list-level-style-number text:level="8" style:num-format="">
        <style:list-level-properties text:space-before="6.22195in"/>
      </text:list-level-style-number>
      <text:list-level-style-number text:level="9" style:num-format="">
        <style:list-level-properties text:space-before="7.1108in"/>
      </text:list-level-style-number>
    </text:list-style>
    <text:list-style style:name="a11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9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4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0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9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9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88885in"/>
      </text:list-level-style-number>
      <text:list-level-style-number text:level="3" style:num-format="">
        <style:list-level-properties text:space-before="1.7777in"/>
      </text:list-level-style-number>
      <text:list-level-style-number text:level="4" style:num-format="">
        <style:list-level-properties text:space-before="2.66655in"/>
      </text:list-level-style-number>
      <text:list-level-style-number text:level="5" style:num-format="">
        <style:list-level-properties text:space-before="3.5554in"/>
      </text:list-level-style-number>
      <text:list-level-style-number text:level="6" style:num-format="">
        <style:list-level-properties text:space-before="4.44425in"/>
      </text:list-level-style-number>
      <text:list-level-style-number text:level="7" style:num-format="">
        <style:list-level-properties text:space-before="5.3331in"/>
      </text:list-level-style-number>
      <text:list-level-style-number text:level="8" style:num-format="">
        <style:list-level-properties text:space-before="6.22195in"/>
      </text:list-level-style-number>
      <text:list-level-style-number text:level="9" style:num-format="">
        <style:list-level-properties text:space-before="7.1108in"/>
      </text:list-level-style-number>
    </text:list-style>
    <text:list-style style:name="a30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5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5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2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5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05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1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1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1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7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88885in"/>
      </text:list-level-style-number>
      <text:list-level-style-number text:level="3" style:num-format="">
        <style:list-level-properties text:space-before="1.7777in"/>
      </text:list-level-style-number>
      <text:list-level-style-number text:level="4" style:num-format="">
        <style:list-level-properties text:space-before="2.66655in"/>
      </text:list-level-style-number>
      <text:list-level-style-number text:level="5" style:num-format="">
        <style:list-level-properties text:space-before="3.5554in"/>
      </text:list-level-style-number>
      <text:list-level-style-number text:level="6" style:num-format="">
        <style:list-level-properties text:space-before="4.44425in"/>
      </text:list-level-style-number>
      <text:list-level-style-number text:level="7" style:num-format="">
        <style:list-level-properties text:space-before="5.3331in"/>
      </text:list-level-style-number>
      <text:list-level-style-number text:level="8" style:num-format="">
        <style:list-level-properties text:space-before="6.22195in"/>
      </text:list-level-style-number>
      <text:list-level-style-number text:level="9" style:num-format="">
        <style:list-level-properties text:space-before="7.1108in"/>
      </text:list-level-style-number>
    </text:list-style>
    <text:list-style style:name="a65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3" draw:name="Title Placeholder 1" svg:x="0.73242in" svg:y="0.40437in" svg:width="9.55946in" svg:height="0.8775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3242in" svg:y="1.97526in" svg:width="9.55158in" svg:height="3.322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40827in" svg:y="5.46294in" svg:width="7.81641in" svg:height="0.33017in" presentation:class="footer" presentation:placeholder="false">
        <draw:text-box>
          <text:p text:style-name="a21" text:class-names="" text:cond-style-name=""><text:span text:style-name="a20" text:class-names=""/></text:p>
        </draw:text-box>
        <svg:title/>
        <svg:desc/>
      </draw:frame>
      <draw:frame draw:id="id3" presentation:style-name="a26" draw:name="Date Placeholder 3" svg:x="8.4406in" svg:y="5.46294in" svg:width="1.21501in" svg:height="0.33017in" presentation:class="date-time" presentation:placeholder="false">
        <draw:text-box>
          <text:p text:style-name="a25" text:class-names="" text:cond-style-name=""><text:span text:style-name="a23" text:class-names=""><text:date text:fixed="false" style:data-style-name="a24">11/16/2023</text:date></text:span></text:p>
        </draw:text-box>
        <svg:title/>
        <svg:desc/>
      </draw:frame>
      <draw:frame draw:id="id4" presentation:style-name="a29" draw:name="Slide Number Placeholder 5" svg:x="9.65561in" svg:y="5.34948in" svg:width="0.96043in" svg:height="0.44363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75">
        <draw:frame draw:id="id5" presentation:style-name="a32" draw:name="Symbol zastępczy nagłówka 1" svg:x="0in" svg:y="0in" svg:width="3.58333in" svg:height="0.58681in" presentation:class="header" presentation:placeholder="false">
          <draw:text-box>
            <text:p text:style-name="a31" text:class-names="" text:cond-style-name=""><text:span text:style-name="a30" text:class-names=""/></text:p>
          </draw:text-box>
          <svg:title/>
          <svg:desc/>
        </draw:frame>
        <draw:frame draw:id="id6" presentation:style-name="a36" draw:name="Symbol zastępczy daty 2" svg:x="4.68229in" svg:y="0in" svg:width="3.58333in" svg:height="0.58681in" presentation:class="date-time" presentation:placeholder="false">
          <draw:text-box>
            <text:p text:style-name="a35" text:class-names="" text:cond-style-name=""><text:span text:style-name="a33" text:class-names=""><text:date text:fixed="false" style:data-style-name="a34"/></text:span></text:p>
          </draw:text-box>
          <svg:title/>
          <svg:desc/>
        </draw:frame>
        <draw:page-thumbnail svg:x="0.62674in" svg:y="1.46181in" svg:width="7.01389in" svg:height="3.94618in" presentation:class="page" draw:id="id7" presentation:style-name="a37" draw:name="Symbol zastępczy obrazu slajdu 3">
          <svg:title/>
          <svg:desc/>
        </draw:page-thumbnail>
        <draw:frame draw:id="id8" presentation:style-name="a52" draw:name="Symbol zastępczy notatek 4" svg:x="0.82639in" svg:y="5.62674in" svg:width="6.61458in" svg:height="4.60417in" presentation:class="notes" presentation:placeholder="false">
          <draw:text-box>
            <text:p text:style-name="a39" text:class-names="" text:cond-style-name=""><text:span text:style-name="a38" text:class-names="">Kliknij, aby edytować style wzorca tekstu</text:span></text:p>
            <text:list text:style-name="a42">
              <text:list-item>
                <text:list text:style-name="a42">
                  <text:list-item>
                    <text:p text:style-name="a41" text:class-names="" text:cond-style-name=""><text:span text:style-name="a40" text:class-names="">Drugi poziom</text:span></text:p>
                  </text:list-item>
                </text:list>
              </text:list-item>
            </text:list>
            <text:list text:style-name="a45">
              <text:list-item>
                <text:list text:style-name="a45">
                  <text:list-item>
                    <text:list text:style-name="a45">
                      <text:list-item>
                        <text:p text:style-name="a44" text:class-names="" text:cond-style-name=""><text:span text:style-name="a43" text:class-names="">Trzeci poziom</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Czwarty poziom</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53" draw:name="Symbol zastępczy obrazu slajdu 7">
          <svg:title/>
          <svg:desc/>
        </draw:page-thumbnail>
        <draw:frame draw:id="id10" presentation:style-name="a56" draw:name="Symbol zastępczy notatek 8" svg:x="0.82677in" svg:y="5.55394in" svg:width="6.61378in" svg:height="5.26142in" presentation:class="notes" presentation:placeholder="false">
          <draw:text-box>
            <text:p text:style-name="a55" text:class-names="" text:cond-style-name=""><text:span text:style-name="a54" text:class-names=""/></text:p>
          </draw:text-box>
          <svg:title/>
          <svg:desc/>
        </draw:frame>
        <draw:frame draw:id="id11" presentation:style-name="a59" draw:name="Symbol zastępczy nagłówka 9" svg:x="0in" svg:y="0in" svg:width="3.5878in" svg:height="0.58425in" presentation:class="header" presentation:placeholder="false">
          <draw:text-box>
            <text:p text:style-name="a58" text:class-names="" text:cond-style-name=""><text:span text:style-name="a57" text:class-names=""/></text:p>
          </draw:text-box>
          <svg:title/>
          <svg:desc/>
        </draw:frame>
        <draw:frame draw:id="id12" presentation:style-name="a62" draw:name="Symbol zastępczy daty 10" svg:x="4.67953in" svg:y="0in" svg:width="3.5878in" svg:height="0.58425in" presentation:class="date-time" presentation:placeholder="false">
          <draw:text-box>
            <text:p text:style-name="a61" text:class-names="" text:cond-style-name=""><text:span text:style-name="a60" text:class-names=""/></text:p>
          </draw:text-box>
          <svg:title/>
          <svg:desc/>
        </draw:frame>
        <draw:frame draw:id="id13" presentation:style-name="a65" draw:name="Symbol zastępczy stopki 11" svg:x="0in" svg:y="11.10827in" svg:width="3.5878in" svg:height="0.58425in" presentation:class="footer" presentation:placeholder="false">
          <draw:text-box>
            <text:p text:style-name="a64" text:class-names="" text:cond-style-name=""><text:span text:style-name="a63" text:class-names=""/></text:p>
          </draw:text-box>
          <svg:title/>
          <svg:desc/>
        </draw:frame>
        <draw:frame draw:id="id14" presentation:style-name="a68" draw:name="Symbol zastępczy numeru slajdu 12" svg:x="4.67953in" svg:y="11.10827in" svg:width="3.5878in" svg:height="0.58425in" presentation:class="page-number" presentation:placeholder="false">
          <draw:text-box>
            <text:p text:style-name="a67" text:class-names="" text:cond-style-name=""><text:span text:style-name="a66" text:class-names=""><text:page-number style:num-format="1" text:fixed="false"/></text:span></text:p>
          </draw:text-box>
          <svg:title/>
          <svg:desc/>
        </draw:frame>
        <draw:frame draw:id="id15" presentation:style-name="a71" draw:name="Symbol zastępczy stopki 5" svg:x="0in" svg:y="11.1059in" svg:width="3.58333in" svg:height="0.58681in" presentation:class="footer" presentation:placeholder="false">
          <draw:text-box>
            <text:p text:style-name="a70" text:class-names="" text:cond-style-name=""><text:span text:style-name="a69" text:class-names=""/></text:p>
          </draw:text-box>
          <svg:title/>
          <svg:desc/>
        </draw:frame>
        <draw:frame draw:id="id16" presentation:style-name="a74" draw:name="Symbol zastępczy numeru slajdu 6" svg:x="4.68229in" svg:y="11.1059in" svg:width="3.58333in" svg:height="0.58681in" presentation:class="page-number" presentation:placeholder="false">
          <draw:text-box>
            <text:p text:style-name="a73" text:class-names="" text:cond-style-name=""><text:span text:style-name="a72" text:class-names=""><text:page-number style:num-format="1" text:fixed="false"/></text:span></text:p>
          </draw:text-box>
          <svg:title/>
          <svg:desc/>
        </draw:frame>
      </presentation:notes>
    </style:master-page>
    <style:master-page style:name="Master1-Layout1-title-Title-Slide" style:page-layout-name="pageLayout1" draw:style-name="a76">
      <draw:custom-shape svg:x="0in" svg:y="-0.00287in" svg:width="11.02431in" svg:height="4.70559in" draw:id="id17" draw:style-name="a78"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81" draw:name="Title 1" svg:x="0.73242in" svg:y="1.3104in" svg:width="9.55946in" svg:height="2.68659in" presentation:class="title" presentation:placeholder="false">
        <draw:text-box>
          <text:p text:style-name="a80" text:class-names="" text:cond-style-name=""><text:span text:style-name="a79" text:class-names="">Click to edit Master title style</text:span></text:p>
        </draw:text-box>
        <svg:title/>
        <svg:desc/>
      </draw:frame>
      <draw:frame draw:id="id19" presentation:style-name="a84" draw:name="Subtitle 2" svg:x="0.73242in" svg:y="4.77524in" svg:width="9.55946in" svg:height="0.39333in" presentation:class="subtitle" presentation:placeholder="false">
        <draw:text-box>
          <text:p text:style-name="a83" text:class-names="" text:cond-style-name=""><text:span text:style-name="a82" text:class-names="">Click to edit Master subtitle style</text:span></text:p>
        </draw:text-box>
        <svg:title/>
        <svg:desc/>
      </draw:frame>
      <draw:frame draw:id="id20" presentation:style-name="a88" draw:name="Date Placeholder 3" svg:x="8.4406in" svg:y="5.46294in" svg:width="1.21501in" svg:height="0.33017in" presentation:class="date-time" presentation:placeholder="false">
        <draw:text-box>
          <text:p text:style-name="a87" text:class-names="" text:cond-style-name=""><text:span text:style-name="a85" text:class-names=""><text:date text:fixed="false" style:data-style-name="a86">11/16/2023</text:date></text:span></text:p>
        </draw:text-box>
        <svg:title/>
        <svg:desc/>
      </draw:frame>
      <draw:frame draw:id="id21" presentation:style-name="a91" draw:name="Footer Placeholder 4" svg:x="0.40827in" svg:y="5.46294in" svg:width="7.81641in" svg:height="0.33017in" presentation:class="footer" presentation:placeholder="false">
        <draw:text-box>
          <text:p text:style-name="a90" text:class-names="" text:cond-style-name=""><text:span text:style-name="a89" text:class-names=""/></text:p>
        </draw:text-box>
        <svg:title/>
        <svg:desc/>
      </draw:frame>
      <draw:frame draw:id="id22" presentation:style-name="a94" draw:name="Slide Number Placeholder 5" svg:x="9.65561in" svg:y="5.34948in" svg:width="0.96043in" svg:height="0.44363in" presentation:class="page-number" presentation:placeholder="false">
        <draw:text-box>
          <text:p text:style-name="a93" text:class-names="" text:cond-style-name=""><text:span text:style-name="a92" text:class-names=""><text:page-number style:num-format="1" text:fixed="false">‹#›</text:page-number></text:span></text:p>
        </draw:text-box>
        <svg:title/>
        <svg:desc/>
      </draw:frame>
      <presentation:notes style:page-layout-name="pageLayout2" draw:style-name="a140">
        <draw:frame draw:id="id5" presentation:style-name="a97" draw:name="Symbol zastępczy nagłówka 1" svg:x="0in" svg:y="0in" svg:width="3.58333in" svg:height="0.58681in" presentation:class="header" presentation:placeholder="false">
          <draw:text-box>
            <text:p text:style-name="a96" text:class-names="" text:cond-style-name=""><text:span text:style-name="a95" text:class-names=""/></text:p>
          </draw:text-box>
          <svg:title/>
          <svg:desc/>
        </draw:frame>
        <draw:frame draw:id="id6" presentation:style-name="a101" draw:name="Symbol zastępczy daty 2" svg:x="4.68229in" svg:y="0in" svg:width="3.58333in" svg:height="0.58681in" presentation:class="date-time" presentation:placeholder="false">
          <draw:text-box>
            <text:p text:style-name="a100" text:class-names="" text:cond-style-name=""><text:span text:style-name="a98" text:class-names=""><text:date text:fixed="false" style:data-style-name="a99"/></text:span></text:p>
          </draw:text-box>
          <svg:title/>
          <svg:desc/>
        </draw:frame>
        <draw:page-thumbnail svg:x="0.62674in" svg:y="1.46181in" svg:width="7.01389in" svg:height="3.94618in" presentation:class="page" draw:id="id7" presentation:style-name="a102" draw:name="Symbol zastępczy obrazu slajdu 3">
          <svg:title/>
          <svg:desc/>
        </draw:page-thumbnail>
        <draw:frame draw:id="id8" presentation:style-name="a117" draw:name="Symbol zastępczy notatek 4" svg:x="0.82639in" svg:y="5.62674in" svg:width="6.61458in" svg:height="4.60417in" presentation:class="notes" presentation:placeholder="false">
          <draw:text-box>
            <text:p text:style-name="a104" text:class-names="" text:cond-style-name=""><text:span text:style-name="a103" text:class-names="">Kliknij, aby edytować style wzorca tekstu</text:span></text:p>
            <text:list text:style-name="a107">
              <text:list-item>
                <text:list text:style-name="a107">
                  <text:list-item>
                    <text:p text:style-name="a106" text:class-names="" text:cond-style-name=""><text:span text:style-name="a105" text:class-names="">Drugi poziom</text:span></text:p>
                  </text:list-item>
                </text:list>
              </text:list-item>
            </text:list>
            <text:list text:style-name="a110">
              <text:list-item>
                <text:list text:style-name="a110">
                  <text:list-item>
                    <text:list text:style-name="a110">
                      <text:list-item>
                        <text:p text:style-name="a109" text:class-names="" text:cond-style-name=""><text:span text:style-name="a108" text:class-names="">Trzeci poziom</text:span></text:p>
                      </text:list-item>
                    </text:list>
                  </text:list-item>
                </text:list>
              </text:list-item>
            </text:list>
            <text:list text:style-name="a113">
              <text:list-item>
                <text:list text:style-name="a113">
                  <text:list-item>
                    <text:list text:style-name="a113">
                      <text:list-item>
                        <text:list text:style-name="a113">
                          <text:list-item>
                            <text:p text:style-name="a112" text:class-names="" text:cond-style-name=""><text:span text:style-name="a111" text:class-names="">Czwarty poziom</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4"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118" draw:name="Symbol zastępczy obrazu slajdu 7">
          <svg:title/>
          <svg:desc/>
        </draw:page-thumbnail>
        <draw:frame draw:id="id10" presentation:style-name="a121" draw:name="Symbol zastępczy notatek 8" svg:x="0.82677in" svg:y="5.55394in" svg:width="6.61378in" svg:height="5.26142in" presentation:class="notes" presentation:placeholder="false">
          <draw:text-box>
            <text:p text:style-name="a120" text:class-names="" text:cond-style-name=""><text:span text:style-name="a119" text:class-names=""/></text:p>
          </draw:text-box>
          <svg:title/>
          <svg:desc/>
        </draw:frame>
        <draw:frame draw:id="id11" presentation:style-name="a124" draw:name="Symbol zastępczy nagłówka 9" svg:x="0in" svg:y="0in" svg:width="3.5878in" svg:height="0.58425in" presentation:class="header" presentation:placeholder="false">
          <draw:text-box>
            <text:p text:style-name="a123" text:class-names="" text:cond-style-name=""><text:span text:style-name="a122" text:class-names=""/></text:p>
          </draw:text-box>
          <svg:title/>
          <svg:desc/>
        </draw:frame>
        <draw:frame draw:id="id12" presentation:style-name="a127" draw:name="Symbol zastępczy daty 10" svg:x="4.67953in" svg:y="0in" svg:width="3.5878in" svg:height="0.58425in" presentation:class="date-time" presentation:placeholder="false">
          <draw:text-box>
            <text:p text:style-name="a126" text:class-names="" text:cond-style-name=""><text:span text:style-name="a125" text:class-names=""/></text:p>
          </draw:text-box>
          <svg:title/>
          <svg:desc/>
        </draw:frame>
        <draw:frame draw:id="id13" presentation:style-name="a130" draw:name="Symbol zastępczy stopki 11" svg:x="0in" svg:y="11.10827in" svg:width="3.5878in" svg:height="0.58425in" presentation:class="footer" presentation:placeholder="false">
          <draw:text-box>
            <text:p text:style-name="a129" text:class-names="" text:cond-style-name=""><text:span text:style-name="a128" text:class-names=""/></text:p>
          </draw:text-box>
          <svg:title/>
          <svg:desc/>
        </draw:frame>
        <draw:frame draw:id="id14" presentation:style-name="a133" draw:name="Symbol zastępczy numeru slajdu 12" svg:x="4.67953in" svg:y="11.10827in" svg:width="3.5878in" svg:height="0.58425in" presentation:class="page-number" presentation:placeholder="false">
          <draw:text-box>
            <text:p text:style-name="a132" text:class-names="" text:cond-style-name=""><text:span text:style-name="a131" text:class-names=""><text:page-number style:num-format="1" text:fixed="false"/></text:span></text:p>
          </draw:text-box>
          <svg:title/>
          <svg:desc/>
        </draw:frame>
        <draw:frame draw:id="id15" presentation:style-name="a136" draw:name="Symbol zastępczy stopki 5" svg:x="0in" svg:y="11.1059in" svg:width="3.58333in" svg:height="0.58681in" presentation:class="footer" presentation:placeholder="false">
          <draw:text-box>
            <text:p text:style-name="a135" text:class-names="" text:cond-style-name=""><text:span text:style-name="a134" text:class-names=""/></text:p>
          </draw:text-box>
          <svg:title/>
          <svg:desc/>
        </draw:frame>
        <draw:frame draw:id="id16" presentation:style-name="a139" draw:name="Symbol zastępczy numeru slajdu 6" svg:x="4.68229in" svg:y="11.1059in" svg:width="3.58333in" svg:height="0.5868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2-obj-Title-and-Content" style:page-layout-name="pageLayout1" draw:style-name="a141">
      <draw:custom-shape svg:x="0in" svg:y="0in" svg:width="11.02431in" svg:height="1.97669in" draw:id="id23" draw:style-name="a143"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46" draw:name="Title 1" svg:x="0.73242in" svg:y="0.40437in" svg:width="9.55946in" svg:height="0.87753in" presentation:class="title" presentation:placeholder="false">
        <draw:text-box>
          <text:p text:style-name="a145" text:class-names="" text:cond-style-name=""><text:span text:style-name="a144" text:class-names="">Click to edit Master title style</text:span></text:p>
        </draw:text-box>
        <svg:title/>
        <svg:desc/>
      </draw:frame>
      <draw:frame draw:id="id25" presentation:style-name="a162" draw:name="Content Placeholder 2" svg:x="0.7403in" svg:y="2.00952in" svg:width="9.54371in" svg:height="3.28834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26" presentation:style-name="a166" draw:name="Date Placeholder 3" svg:x="8.4406in" svg:y="5.46294in" svg:width="1.21501in" svg:height="0.33017in" presentation:class="date-time" presentation:placeholder="false">
        <draw:text-box>
          <text:p text:style-name="a165" text:class-names="" text:cond-style-name=""><text:span text:style-name="a163" text:class-names=""><text:date text:fixed="false" style:data-style-name="a164">11/16/2023</text:date></text:span></text:p>
        </draw:text-box>
        <svg:title/>
        <svg:desc/>
      </draw:frame>
      <draw:frame draw:id="id27" presentation:style-name="a169" draw:name="Footer Placeholder 4" svg:x="0.40827in" svg:y="5.46294in" svg:width="7.81641in" svg:height="0.33017in" presentation:class="footer" presentation:placeholder="false">
        <draw:text-box>
          <text:p text:style-name="a168" text:class-names="" text:cond-style-name=""><text:span text:style-name="a167" text:class-names=""/></text:p>
        </draw:text-box>
        <svg:title/>
        <svg:desc/>
      </draw:frame>
      <draw:frame draw:id="id28" presentation:style-name="a172" draw:name="Slide Number Placeholder 5" svg:x="9.65561in" svg:y="5.34948in" svg:width="0.96043in" svg:height="0.44363in" presentation:class="page-number" presentation:placeholder="false">
        <draw:text-box>
          <text:p text:style-name="a171" text:class-names="" text:cond-style-name=""><text:span text:style-name="a170" text:class-names=""><text:page-number style:num-format="1" text:fixed="false">‹#›</text:page-number></text:span></text:p>
        </draw:text-box>
        <svg:title/>
        <svg:desc/>
      </draw:frame>
      <presentation:notes style:page-layout-name="pageLayout2" draw:style-name="a218">
        <draw:frame draw:id="id5" presentation:style-name="a175" draw:name="Symbol zastępczy nagłówka 1" svg:x="0in" svg:y="0in" svg:width="3.58333in" svg:height="0.58681in" presentation:class="header" presentation:placeholder="false">
          <draw:text-box>
            <text:p text:style-name="a174" text:class-names="" text:cond-style-name=""><text:span text:style-name="a173" text:class-names=""/></text:p>
          </draw:text-box>
          <svg:title/>
          <svg:desc/>
        </draw:frame>
        <draw:frame draw:id="id6" presentation:style-name="a179" draw:name="Symbol zastępczy daty 2" svg:x="4.68229in" svg:y="0in" svg:width="3.58333in" svg:height="0.58681in" presentation:class="date-time" presentation:placeholder="false">
          <draw:text-box>
            <text:p text:style-name="a178" text:class-names="" text:cond-style-name=""><text:span text:style-name="a176" text:class-names=""><text:date text:fixed="false" style:data-style-name="a177"/></text:span></text:p>
          </draw:text-box>
          <svg:title/>
          <svg:desc/>
        </draw:frame>
        <draw:page-thumbnail svg:x="0.62674in" svg:y="1.46181in" svg:width="7.01389in" svg:height="3.94618in" presentation:class="page" draw:id="id7" presentation:style-name="a180" draw:name="Symbol zastępczy obrazu slajdu 3">
          <svg:title/>
          <svg:desc/>
        </draw:page-thumbnail>
        <draw:frame draw:id="id8" presentation:style-name="a195" draw:name="Symbol zastępczy notatek 4" svg:x="0.82639in" svg:y="5.62674in" svg:width="6.61458in" svg:height="4.60417in" presentation:class="notes" presentation:placeholder="false">
          <draw:text-box>
            <text:p text:style-name="a182" text:class-names="" text:cond-style-name=""><text:span text:style-name="a181" text:class-names="">Kliknij, aby edytować style wzorca tekstu</text:span></text:p>
            <text:list text:style-name="a185">
              <text:list-item>
                <text:list text:style-name="a185">
                  <text:list-item>
                    <text:p text:style-name="a184" text:class-names="" text:cond-style-name=""><text:span text:style-name="a183" text:class-names="">Drugi poziom</text:span></text:p>
                  </text:list-item>
                </text:list>
              </text:list-item>
            </text:list>
            <text:list text:style-name="a188">
              <text:list-item>
                <text:list text:style-name="a188">
                  <text:list-item>
                    <text:list text:style-name="a188">
                      <text:list-item>
                        <text:p text:style-name="a187" text:class-names="" text:cond-style-name=""><text:span text:style-name="a186" text:class-names="">Trzeci poziom</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Czwarty poziom</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2"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196" draw:name="Symbol zastępczy obrazu slajdu 7">
          <svg:title/>
          <svg:desc/>
        </draw:page-thumbnail>
        <draw:frame draw:id="id10" presentation:style-name="a199" draw:name="Symbol zastępczy notatek 8" svg:x="0.82677in" svg:y="5.55394in" svg:width="6.61378in" svg:height="5.26142in" presentation:class="notes" presentation:placeholder="false">
          <draw:text-box>
            <text:p text:style-name="a198" text:class-names="" text:cond-style-name=""><text:span text:style-name="a197" text:class-names=""/></text:p>
          </draw:text-box>
          <svg:title/>
          <svg:desc/>
        </draw:frame>
        <draw:frame draw:id="id11" presentation:style-name="a202" draw:name="Symbol zastępczy nagłówka 9" svg:x="0in" svg:y="0in" svg:width="3.5878in" svg:height="0.58425in" presentation:class="header" presentation:placeholder="false">
          <draw:text-box>
            <text:p text:style-name="a201" text:class-names="" text:cond-style-name=""><text:span text:style-name="a200" text:class-names=""/></text:p>
          </draw:text-box>
          <svg:title/>
          <svg:desc/>
        </draw:frame>
        <draw:frame draw:id="id12" presentation:style-name="a205" draw:name="Symbol zastępczy daty 10" svg:x="4.67953in" svg:y="0in" svg:width="3.5878in" svg:height="0.58425in" presentation:class="date-time" presentation:placeholder="false">
          <draw:text-box>
            <text:p text:style-name="a204" text:class-names="" text:cond-style-name=""><text:span text:style-name="a203" text:class-names=""/></text:p>
          </draw:text-box>
          <svg:title/>
          <svg:desc/>
        </draw:frame>
        <draw:frame draw:id="id13" presentation:style-name="a208" draw:name="Symbol zastępczy stopki 11" svg:x="0in" svg:y="11.10827in" svg:width="3.5878in" svg:height="0.58425in" presentation:class="footer" presentation:placeholder="false">
          <draw:text-box>
            <text:p text:style-name="a207" text:class-names="" text:cond-style-name=""><text:span text:style-name="a206" text:class-names=""/></text:p>
          </draw:text-box>
          <svg:title/>
          <svg:desc/>
        </draw:frame>
        <draw:frame draw:id="id14" presentation:style-name="a211" draw:name="Symbol zastępczy numeru slajdu 12" svg:x="4.67953in" svg:y="11.10827in" svg:width="3.5878in" svg:height="0.58425in" presentation:class="page-number" presentation:placeholder="false">
          <draw:text-box>
            <text:p text:style-name="a210" text:class-names="" text:cond-style-name=""><text:span text:style-name="a209" text:class-names=""><text:page-number style:num-format="1" text:fixed="false"/></text:span></text:p>
          </draw:text-box>
          <svg:title/>
          <svg:desc/>
        </draw:frame>
        <draw:frame draw:id="id15" presentation:style-name="a214" draw:name="Symbol zastępczy stopki 5" svg:x="0in" svg:y="11.1059in" svg:width="3.58333in" svg:height="0.58681in" presentation:class="footer" presentation:placeholder="false">
          <draw:text-box>
            <text:p text:style-name="a213" text:class-names="" text:cond-style-name=""><text:span text:style-name="a212" text:class-names=""/></text:p>
          </draw:text-box>
          <svg:title/>
          <svg:desc/>
        </draw:frame>
        <draw:frame draw:id="id16" presentation:style-name="a217" draw:name="Symbol zastępczy numeru slajdu 6" svg:x="4.68229in" svg:y="11.1059in" svg:width="3.58333in" svg:height="0.58681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3-secHead-Section-Header" style:page-layout-name="pageLayout1" draw:style-name="a219">
      <draw:custom-shape svg:x="0in" svg:y="0in" svg:width="11.02431in" svg:height="4.70559in" draw:id="id29" draw:style-name="a221"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30" presentation:style-name="a224" draw:name="Title 1" svg:x="0.73242in" svg:y="2.66882in" svg:width="9.54989in" svg:height="1.32817in" presentation:class="title" presentation:placeholder="false">
        <draw:text-box>
          <text:p text:style-name="a223" text:class-names="" text:cond-style-name=""><text:span text:style-name="a222" text:class-names="">Click to edit Master title style</text:span></text:p>
        </draw:text-box>
        <svg:title/>
        <svg:desc/>
      </draw:frame>
      <draw:frame draw:id="id31" presentation:style-name="a228" draw:name="Text Placeholder 2" svg:x="0.73242in" svg:y="4.77556in" svg:width="9.54989in" svg:height="0.39241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32" presentation:style-name="a232" draw:name="Date Placeholder 3" svg:x="8.4406in" svg:y="5.46294in" svg:width="1.21501in" svg:height="0.33017in" presentation:class="date-time" presentation:placeholder="false">
        <draw:text-box>
          <text:p text:style-name="a231" text:class-names="" text:cond-style-name=""><text:span text:style-name="a229" text:class-names=""><text:date text:fixed="false" style:data-style-name="a230">11/16/2023</text:date></text:span></text:p>
        </draw:text-box>
        <svg:title/>
        <svg:desc/>
      </draw:frame>
      <draw:frame draw:id="id33" presentation:style-name="a235" draw:name="Footer Placeholder 4" svg:x="0.40827in" svg:y="5.46294in" svg:width="7.81641in" svg:height="0.33017in" presentation:class="footer" presentation:placeholder="false">
        <draw:text-box>
          <text:p text:style-name="a234" text:class-names="" text:cond-style-name=""><text:span text:style-name="a233" text:class-names=""/></text:p>
        </draw:text-box>
        <svg:title/>
        <svg:desc/>
      </draw:frame>
      <draw:frame draw:id="id34" presentation:style-name="a238" draw:name="Slide Number Placeholder 5" svg:x="9.65561in" svg:y="5.34948in" svg:width="0.96043in" svg:height="0.44363in" presentation:class="page-number" presentation:placeholder="false">
        <draw:text-box>
          <text:p text:style-name="a237" text:class-names="" text:cond-style-name=""><text:span text:style-name="a236" text:class-names=""><text:page-number style:num-format="1" text:fixed="false">‹#›</text:page-number></text:span></text:p>
        </draw:text-box>
        <svg:title/>
        <svg:desc/>
      </draw:frame>
      <presentation:notes style:page-layout-name="pageLayout2" draw:style-name="a284">
        <draw:frame draw:id="id5" presentation:style-name="a241" draw:name="Symbol zastępczy nagłówka 1" svg:x="0in" svg:y="0in" svg:width="3.58333in" svg:height="0.58681in" presentation:class="header" presentation:placeholder="false">
          <draw:text-box>
            <text:p text:style-name="a240" text:class-names="" text:cond-style-name=""><text:span text:style-name="a239" text:class-names=""/></text:p>
          </draw:text-box>
          <svg:title/>
          <svg:desc/>
        </draw:frame>
        <draw:frame draw:id="id6" presentation:style-name="a245" draw:name="Symbol zastępczy daty 2" svg:x="4.68229in" svg:y="0in" svg:width="3.58333in" svg:height="0.58681in" presentation:class="date-time" presentation:placeholder="false">
          <draw:text-box>
            <text:p text:style-name="a244" text:class-names="" text:cond-style-name=""><text:span text:style-name="a242" text:class-names=""><text:date text:fixed="false" style:data-style-name="a243"/></text:span></text:p>
          </draw:text-box>
          <svg:title/>
          <svg:desc/>
        </draw:frame>
        <draw:page-thumbnail svg:x="0.62674in" svg:y="1.46181in" svg:width="7.01389in" svg:height="3.94618in" presentation:class="page" draw:id="id7" presentation:style-name="a246" draw:name="Symbol zastępczy obrazu slajdu 3">
          <svg:title/>
          <svg:desc/>
        </draw:page-thumbnail>
        <draw:frame draw:id="id8" presentation:style-name="a261" draw:name="Symbol zastępczy notatek 4" svg:x="0.82639in" svg:y="5.62674in" svg:width="6.61458in" svg:height="4.60417in" presentation:class="notes" presentation:placeholder="false">
          <draw:text-box>
            <text:p text:style-name="a248" text:class-names="" text:cond-style-name=""><text:span text:style-name="a247" text:class-names="">Kliknij, aby edytować style wzorca tekstu</text:span></text:p>
            <text:list text:style-name="a251">
              <text:list-item>
                <text:list text:style-name="a251">
                  <text:list-item>
                    <text:p text:style-name="a250" text:class-names="" text:cond-style-name=""><text:span text:style-name="a249" text:class-names="">Drugi poziom</text:span></text:p>
                  </text:list-item>
                </text:list>
              </text:list-item>
            </text:list>
            <text:list text:style-name="a254">
              <text:list-item>
                <text:list text:style-name="a254">
                  <text:list-item>
                    <text:list text:style-name="a254">
                      <text:list-item>
                        <text:p text:style-name="a253" text:class-names="" text:cond-style-name=""><text:span text:style-name="a252" text:class-names="">Trzeci poziom</text:span></text:p>
                      </text:list-item>
                    </text:list>
                  </text:list-item>
                </text:list>
              </text:list-item>
            </text:list>
            <text:list text:style-name="a257">
              <text:list-item>
                <text:list text:style-name="a257">
                  <text:list-item>
                    <text:list text:style-name="a257">
                      <text:list-item>
                        <text:list text:style-name="a257">
                          <text:list-item>
                            <text:p text:style-name="a256" text:class-names="" text:cond-style-name=""><text:span text:style-name="a255" text:class-names="">Czwarty poziom</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8"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262" draw:name="Symbol zastępczy obrazu slajdu 7">
          <svg:title/>
          <svg:desc/>
        </draw:page-thumbnail>
        <draw:frame draw:id="id10" presentation:style-name="a265" draw:name="Symbol zastępczy notatek 8" svg:x="0.82677in" svg:y="5.55394in" svg:width="6.61378in" svg:height="5.26142in" presentation:class="notes" presentation:placeholder="false">
          <draw:text-box>
            <text:p text:style-name="a264" text:class-names="" text:cond-style-name=""><text:span text:style-name="a263" text:class-names=""/></text:p>
          </draw:text-box>
          <svg:title/>
          <svg:desc/>
        </draw:frame>
        <draw:frame draw:id="id11" presentation:style-name="a268" draw:name="Symbol zastępczy nagłówka 9" svg:x="0in" svg:y="0in" svg:width="3.5878in" svg:height="0.58425in" presentation:class="header" presentation:placeholder="false">
          <draw:text-box>
            <text:p text:style-name="a267" text:class-names="" text:cond-style-name=""><text:span text:style-name="a266" text:class-names=""/></text:p>
          </draw:text-box>
          <svg:title/>
          <svg:desc/>
        </draw:frame>
        <draw:frame draw:id="id12" presentation:style-name="a271" draw:name="Symbol zastępczy daty 10" svg:x="4.67953in" svg:y="0in" svg:width="3.5878in" svg:height="0.58425in" presentation:class="date-time" presentation:placeholder="false">
          <draw:text-box>
            <text:p text:style-name="a270" text:class-names="" text:cond-style-name=""><text:span text:style-name="a269" text:class-names=""/></text:p>
          </draw:text-box>
          <svg:title/>
          <svg:desc/>
        </draw:frame>
        <draw:frame draw:id="id13" presentation:style-name="a274" draw:name="Symbol zastępczy stopki 11" svg:x="0in" svg:y="11.10827in" svg:width="3.5878in" svg:height="0.58425in" presentation:class="footer" presentation:placeholder="false">
          <draw:text-box>
            <text:p text:style-name="a273" text:class-names="" text:cond-style-name=""><text:span text:style-name="a272" text:class-names=""/></text:p>
          </draw:text-box>
          <svg:title/>
          <svg:desc/>
        </draw:frame>
        <draw:frame draw:id="id14" presentation:style-name="a277" draw:name="Symbol zastępczy numeru slajdu 12" svg:x="4.67953in" svg:y="11.10827in" svg:width="3.5878in" svg:height="0.58425in" presentation:class="page-number" presentation:placeholder="false">
          <draw:text-box>
            <text:p text:style-name="a276" text:class-names="" text:cond-style-name=""><text:span text:style-name="a275" text:class-names=""><text:page-number style:num-format="1" text:fixed="false"/></text:span></text:p>
          </draw:text-box>
          <svg:title/>
          <svg:desc/>
        </draw:frame>
        <draw:frame draw:id="id15" presentation:style-name="a280" draw:name="Symbol zastępczy stopki 5" svg:x="0in" svg:y="11.1059in" svg:width="3.58333in" svg:height="0.58681in" presentation:class="footer" presentation:placeholder="false">
          <draw:text-box>
            <text:p text:style-name="a279" text:class-names="" text:cond-style-name=""><text:span text:style-name="a278" text:class-names=""/></text:p>
          </draw:text-box>
          <svg:title/>
          <svg:desc/>
        </draw:frame>
        <draw:frame draw:id="id16" presentation:style-name="a283" draw:name="Symbol zastępczy numeru slajdu 6" svg:x="4.68229in" svg:y="11.1059in" svg:width="3.58333in" svg:height="0.58681in" presentation:class="page-number" presentation:placeholder="false">
          <draw:text-box>
            <text:p text:style-name="a282" text:class-names="" text:cond-style-name=""><text:span text:style-name="a281" text:class-names=""><text:page-number style:num-format="1" text:fixed="false"/></text:span></text:p>
          </draw:text-box>
          <svg:title/>
          <svg:desc/>
        </draw:frame>
      </presentation:notes>
    </style:master-page>
    <style:master-page style:name="Master1-Layout4-twoObj-Two-Content" style:page-layout-name="pageLayout1" draw:style-name="a285">
      <draw:custom-shape svg:x="0in" svg:y="0in" svg:width="11.02431in" svg:height="1.97669in" draw:id="id35" draw:style-name="a287"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6" presentation:style-name="a290" draw:name="Title 1" svg:x="0.73242in" svg:y="0.40437in" svg:width="9.55946in" svg:height="0.87753in" presentation:class="title" presentation:placeholder="false">
        <draw:text-box>
          <text:p text:style-name="a289" text:class-names="" text:cond-style-name=""><text:span text:style-name="a288" text:class-names="">Click to edit Master title style</text:span></text:p>
        </draw:text-box>
        <svg:title/>
        <svg:desc/>
      </draw:frame>
      <draw:frame draw:id="id37" presentation:style-name="a306" draw:name="Content Placeholder 2" svg:x="0.7403in" svg:y="2.00952in" svg:width="4.68919in" svg:height="3.29037in" presentation:class="object" presentation:placeholder="false">
        <draw:text-box>
          <text:list text:style-name="a293">
            <text:list-item>
              <text:p text:style-name="a292" text:class-names="" text:cond-style-name=""><text:span text:style-name="a291" text:class-names="">Click to edit Master text styles</text:span></text:p>
            </text:list-item>
          </text:list>
          <text:list text:style-name="a296">
            <text:list-item>
              <text:list text:style-name="a296">
                <text:list-item>
                  <text:p text:style-name="a295" text:class-names="" text:cond-style-name=""><text:span text:style-name="a294" text:class-names="">Second level</text:span></text:p>
                </text:list-item>
              </text:list>
            </text:list-item>
          </text:list>
          <text:list text:style-name="a299">
            <text:list-item>
              <text:list text:style-name="a299">
                <text:list-item>
                  <text:list text:style-name="a299">
                    <text:list-item>
                      <text:p text:style-name="a298" text:class-names="" text:cond-style-name=""><text:span text:style-name="a297" text:class-names="">Third le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Fifth level</text:span></text:p>
                            </text:list-item>
                          </text:list>
                        </text:list-item>
                      </text:list>
                    </text:list-item>
                  </text:list>
                </text:list-item>
              </text:list>
            </text:list-item>
          </text:list>
        </draw:text-box>
        <svg:title/>
        <svg:desc/>
      </draw:frame>
      <draw:frame draw:id="id38" presentation:style-name="a322" draw:name="Content Placeholder 3" svg:x="5.59481in" svg:y="2.00952in" svg:width="4.69707in" svg:height="3.29038in" presentation:class="object" presentation:placeholder="false">
        <draw:text-box>
          <text:list text:style-name="a309">
            <text:list-item>
              <text:p text:style-name="a308" text:class-names="" text:cond-style-name=""><text:span text:style-name="a307" text:class-names="">Click to edit Master text styles</text:span></text:p>
            </text:list-item>
          </text:list>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39" presentation:style-name="a326" draw:name="Date Placeholder 4" svg:x="8.4406in" svg:y="5.46294in" svg:width="1.21501in" svg:height="0.33017in" presentation:class="date-time" presentation:placeholder="false">
        <draw:text-box>
          <text:p text:style-name="a325" text:class-names="" text:cond-style-name=""><text:span text:style-name="a323" text:class-names=""><text:date text:fixed="false" style:data-style-name="a324">11/16/2023</text:date></text:span></text:p>
        </draw:text-box>
        <svg:title/>
        <svg:desc/>
      </draw:frame>
      <draw:frame draw:id="id40" presentation:style-name="a329" draw:name="Footer Placeholder 5" svg:x="0.40827in" svg:y="5.46294in" svg:width="7.81641in" svg:height="0.33017in" presentation:class="footer" presentation:placeholder="false">
        <draw:text-box>
          <text:p text:style-name="a328" text:class-names="" text:cond-style-name=""><text:span text:style-name="a327" text:class-names=""/></text:p>
        </draw:text-box>
        <svg:title/>
        <svg:desc/>
      </draw:frame>
      <draw:frame draw:id="id41" presentation:style-name="a332" draw:name="Slide Number Placeholder 6" svg:x="9.65561in" svg:y="5.34948in" svg:width="0.96043in" svg:height="0.44363in" presentation:class="page-number" presentation:placeholder="false">
        <draw:text-box>
          <text:p text:style-name="a331" text:class-names="" text:cond-style-name=""><text:span text:style-name="a330" text:class-names=""><text:page-number style:num-format="1" text:fixed="false">‹#›</text:page-number></text:span></text:p>
        </draw:text-box>
        <svg:title/>
        <svg:desc/>
      </draw:frame>
      <presentation:notes style:page-layout-name="pageLayout2" draw:style-name="a378">
        <draw:frame draw:id="id5" presentation:style-name="a335" draw:name="Symbol zastępczy nagłówka 1" svg:x="0in" svg:y="0in" svg:width="3.58333in" svg:height="0.58681in" presentation:class="header" presentation:placeholder="false">
          <draw:text-box>
            <text:p text:style-name="a334" text:class-names="" text:cond-style-name=""><text:span text:style-name="a333" text:class-names=""/></text:p>
          </draw:text-box>
          <svg:title/>
          <svg:desc/>
        </draw:frame>
        <draw:frame draw:id="id6" presentation:style-name="a339" draw:name="Symbol zastępczy daty 2" svg:x="4.68229in" svg:y="0in" svg:width="3.58333in" svg:height="0.58681in" presentation:class="date-time" presentation:placeholder="false">
          <draw:text-box>
            <text:p text:style-name="a338" text:class-names="" text:cond-style-name=""><text:span text:style-name="a336" text:class-names=""><text:date text:fixed="false" style:data-style-name="a337"/></text:span></text:p>
          </draw:text-box>
          <svg:title/>
          <svg:desc/>
        </draw:frame>
        <draw:page-thumbnail svg:x="0.62674in" svg:y="1.46181in" svg:width="7.01389in" svg:height="3.94618in" presentation:class="page" draw:id="id7" presentation:style-name="a340" draw:name="Symbol zastępczy obrazu slajdu 3">
          <svg:title/>
          <svg:desc/>
        </draw:page-thumbnail>
        <draw:frame draw:id="id8" presentation:style-name="a355" draw:name="Symbol zastępczy notatek 4" svg:x="0.82639in" svg:y="5.62674in" svg:width="6.61458in" svg:height="4.60417in" presentation:class="notes" presentation:placeholder="false">
          <draw:text-box>
            <text:p text:style-name="a342" text:class-names="" text:cond-style-name=""><text:span text:style-name="a341" text:class-names="">Kliknij, aby edytować style wzorca tekstu</text:span></text:p>
            <text:list text:style-name="a345">
              <text:list-item>
                <text:list text:style-name="a345">
                  <text:list-item>
                    <text:p text:style-name="a344" text:class-names="" text:cond-style-name=""><text:span text:style-name="a343" text:class-names="">Drugi poziom</text:span></text:p>
                  </text:list-item>
                </text:list>
              </text:list-item>
            </text:list>
            <text:list text:style-name="a348">
              <text:list-item>
                <text:list text:style-name="a348">
                  <text:list-item>
                    <text:list text:style-name="a348">
                      <text:list-item>
                        <text:p text:style-name="a347" text:class-names="" text:cond-style-name=""><text:span text:style-name="a346" text:class-names="">Trzeci poziom</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Czwarty poziom</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356" draw:name="Symbol zastępczy obrazu slajdu 7">
          <svg:title/>
          <svg:desc/>
        </draw:page-thumbnail>
        <draw:frame draw:id="id10" presentation:style-name="a359" draw:name="Symbol zastępczy notatek 8" svg:x="0.82677in" svg:y="5.55394in" svg:width="6.61378in" svg:height="5.26142in" presentation:class="notes" presentation:placeholder="false">
          <draw:text-box>
            <text:p text:style-name="a358" text:class-names="" text:cond-style-name=""><text:span text:style-name="a357" text:class-names=""/></text:p>
          </draw:text-box>
          <svg:title/>
          <svg:desc/>
        </draw:frame>
        <draw:frame draw:id="id11" presentation:style-name="a362" draw:name="Symbol zastępczy nagłówka 9" svg:x="0in" svg:y="0in" svg:width="3.5878in" svg:height="0.58425in" presentation:class="header" presentation:placeholder="false">
          <draw:text-box>
            <text:p text:style-name="a361" text:class-names="" text:cond-style-name=""><text:span text:style-name="a360" text:class-names=""/></text:p>
          </draw:text-box>
          <svg:title/>
          <svg:desc/>
        </draw:frame>
        <draw:frame draw:id="id12" presentation:style-name="a365" draw:name="Symbol zastępczy daty 10" svg:x="4.67953in" svg:y="0in" svg:width="3.5878in" svg:height="0.58425in" presentation:class="date-time" presentation:placeholder="false">
          <draw:text-box>
            <text:p text:style-name="a364" text:class-names="" text:cond-style-name=""><text:span text:style-name="a363" text:class-names=""/></text:p>
          </draw:text-box>
          <svg:title/>
          <svg:desc/>
        </draw:frame>
        <draw:frame draw:id="id13" presentation:style-name="a368" draw:name="Symbol zastępczy stopki 11" svg:x="0in" svg:y="11.10827in" svg:width="3.5878in" svg:height="0.58425in" presentation:class="footer" presentation:placeholder="false">
          <draw:text-box>
            <text:p text:style-name="a367" text:class-names="" text:cond-style-name=""><text:span text:style-name="a366" text:class-names=""/></text:p>
          </draw:text-box>
          <svg:title/>
          <svg:desc/>
        </draw:frame>
        <draw:frame draw:id="id14" presentation:style-name="a371" draw:name="Symbol zastępczy numeru slajdu 12" svg:x="4.67953in" svg:y="11.10827in" svg:width="3.5878in" svg:height="0.58425in" presentation:class="page-number" presentation:placeholder="false">
          <draw:text-box>
            <text:p text:style-name="a370" text:class-names="" text:cond-style-name=""><text:span text:style-name="a369" text:class-names=""><text:page-number style:num-format="1" text:fixed="false"/></text:span></text:p>
          </draw:text-box>
          <svg:title/>
          <svg:desc/>
        </draw:frame>
        <draw:frame draw:id="id15" presentation:style-name="a374" draw:name="Symbol zastępczy stopki 5" svg:x="0in" svg:y="11.1059in" svg:width="3.58333in" svg:height="0.58681in" presentation:class="footer" presentation:placeholder="false">
          <draw:text-box>
            <text:p text:style-name="a373" text:class-names="" text:cond-style-name=""><text:span text:style-name="a372" text:class-names=""/></text:p>
          </draw:text-box>
          <svg:title/>
          <svg:desc/>
        </draw:frame>
        <draw:frame draw:id="id16" presentation:style-name="a377" draw:name="Symbol zastępczy numeru slajdu 6" svg:x="4.68229in" svg:y="11.1059in" svg:width="3.58333in" svg:height="0.58681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5-twoTxTwoObj-Comparison" style:page-layout-name="pageLayout1" draw:style-name="a379">
      <draw:custom-shape svg:x="0in" svg:y="0in" svg:width="11.02431in" svg:height="1.97669in" draw:id="id42" draw:style-name="a38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3" presentation:style-name="a384" draw:name="Title 1" svg:x="0.73242in" svg:y="0.40437in" svg:width="9.55946in" svg:height="0.87753in" presentation:class="title" presentation:placeholder="false">
        <draw:text-box>
          <text:p text:style-name="a383" text:class-names="" text:cond-style-name=""><text:span text:style-name="a382" text:class-names="">Click to edit Master title style</text:span></text:p>
        </draw:text-box>
        <svg:title/>
        <svg:desc/>
      </draw:frame>
      <draw:frame draw:id="id44" presentation:style-name="a388" draw:name="Text Placeholder 2" svg:x="0.7367in" svg:y="1.96664in" svg:width="4.6928in" svg:height="0.52109in" presentation:class="outline" presentation:placeholder="false">
        <draw:text-box>
          <text:list text:style-name="a387">
            <text:list-item>
              <text:p text:style-name="a386" text:class-names="" text:cond-style-name=""><text:span text:style-name="a385" text:class-names="">Click to edit Master text styles</text:span></text:p>
            </text:list-item>
          </text:list>
        </draw:text-box>
        <svg:title/>
        <svg:desc/>
      </draw:frame>
      <draw:frame draw:id="id45" presentation:style-name="a404" draw:name="Content Placeholder 3" svg:x="0.7367in" svg:y="2.48773in" svg:width="4.6928in" svg:height="2.81216in" presentation:class="object" presentation:placeholder="false">
        <draw:text-box>
          <text:list text:style-name="a391">
            <text:list-item>
              <text:p text:style-name="a390" text:class-names="" text:cond-style-name=""><text:span text:style-name="a389" text:class-names="">Click to edit Master text styles</text:span></text:p>
            </text:list-item>
          </text:list>
          <text:list text:style-name="a394">
            <text:list-item>
              <text:list text:style-name="a394">
                <text:list-item>
                  <text:p text:style-name="a393" text:class-names="" text:cond-style-name=""><text:span text:style-name="a392" text:class-names="">Second level</text:span></text:p>
                </text:list-item>
              </text:list>
            </text:list-item>
          </text:list>
          <text:list text:style-name="a397">
            <text:list-item>
              <text:list text:style-name="a397">
                <text:list-item>
                  <text:list text:style-name="a397">
                    <text:list-item>
                      <text:p text:style-name="a396" text:class-names="" text:cond-style-name=""><text:span text:style-name="a395" text:class-names="">Third level</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Fifth level</text:span></text:p>
                            </text:list-item>
                          </text:list>
                        </text:list-item>
                      </text:list>
                    </text:list-item>
                  </text:list>
                </text:list-item>
              </text:list>
            </text:list-item>
          </text:list>
        </draw:text-box>
        <svg:title/>
        <svg:desc/>
      </draw:frame>
      <draw:frame draw:id="id46" presentation:style-name="a408" draw:name="Text Placeholder 4" svg:x="5.59481in" svg:y="1.96664in" svg:width="4.69707in" svg:height="0.52109in" presentation:class="outline" presentation:placeholder="false">
        <draw:text-box>
          <text:list text:style-name="a407">
            <text:list-item>
              <text:p text:style-name="a406" text:class-names="" text:cond-style-name=""><text:span text:style-name="a405" text:class-names="">Click to edit Master text styles</text:span></text:p>
            </text:list-item>
          </text:list>
        </draw:text-box>
        <svg:title/>
        <svg:desc/>
      </draw:frame>
      <draw:frame draw:id="id47" presentation:style-name="a424" draw:name="Content Placeholder 5" svg:x="5.59481in" svg:y="2.48773in" svg:width="4.69707in" svg:height="2.81216in" presentation:class="object" presentation:placeholder="false">
        <draw:text-box>
          <text:list text:style-name="a411">
            <text:list-item>
              <text:p text:style-name="a410" text:class-names="" text:cond-style-name=""><text:span text:style-name="a409" text:class-names="">Click to edit Master text styles</text:span></text:p>
            </text:list-item>
          </text:list>
          <text:list text:style-name="a414">
            <text:list-item>
              <text:list text:style-name="a414">
                <text:list-item>
                  <text:p text:style-name="a413" text:class-names="" text:cond-style-name=""><text:span text:style-name="a412" text:class-names="">Second level</text:span></text:p>
                </text:list-item>
              </text:list>
            </text:list-item>
          </text:list>
          <text:list text:style-name="a417">
            <text:list-item>
              <text:list text:style-name="a417">
                <text:list-item>
                  <text:list text:style-name="a417">
                    <text:list-item>
                      <text:p text:style-name="a416" text:class-names="" text:cond-style-name=""><text:span text:style-name="a415" text:class-names="">Third level</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Fourth level</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1" text:class-names="">Fifth level</text:span></text:p>
                            </text:list-item>
                          </text:list>
                        </text:list-item>
                      </text:list>
                    </text:list-item>
                  </text:list>
                </text:list-item>
              </text:list>
            </text:list-item>
          </text:list>
        </draw:text-box>
        <svg:title/>
        <svg:desc/>
      </draw:frame>
      <draw:frame draw:id="id48" presentation:style-name="a428" draw:name="Date Placeholder 6" svg:x="8.4406in" svg:y="5.46294in" svg:width="1.21501in" svg:height="0.33017in" presentation:class="date-time" presentation:placeholder="false">
        <draw:text-box>
          <text:p text:style-name="a427" text:class-names="" text:cond-style-name=""><text:span text:style-name="a425" text:class-names=""><text:date text:fixed="false" style:data-style-name="a426">11/16/2023</text:date></text:span></text:p>
        </draw:text-box>
        <svg:title/>
        <svg:desc/>
      </draw:frame>
      <draw:frame draw:id="id49" presentation:style-name="a431" draw:name="Footer Placeholder 7" svg:x="0.40827in" svg:y="5.46294in" svg:width="7.81641in" svg:height="0.33017in" presentation:class="footer" presentation:placeholder="false">
        <draw:text-box>
          <text:p text:style-name="a430" text:class-names="" text:cond-style-name=""><text:span text:style-name="a429" text:class-names=""/></text:p>
        </draw:text-box>
        <svg:title/>
        <svg:desc/>
      </draw:frame>
      <draw:frame draw:id="id50" presentation:style-name="a434" draw:name="Slide Number Placeholder 8" svg:x="9.65561in" svg:y="5.34948in" svg:width="0.96043in" svg:height="0.44363in" presentation:class="page-number" presentation:placeholder="false">
        <draw:text-box>
          <text:p text:style-name="a433" text:class-names="" text:cond-style-name=""><text:span text:style-name="a432" text:class-names=""><text:page-number style:num-format="1" text:fixed="false">‹#›</text:page-number></text:span></text:p>
        </draw:text-box>
        <svg:title/>
        <svg:desc/>
      </draw:frame>
      <presentation:notes style:page-layout-name="pageLayout2" draw:style-name="a480">
        <draw:frame draw:id="id5" presentation:style-name="a437" draw:name="Symbol zastępczy nagłówka 1" svg:x="0in" svg:y="0in" svg:width="3.58333in" svg:height="0.58681in" presentation:class="header" presentation:placeholder="false">
          <draw:text-box>
            <text:p text:style-name="a436" text:class-names="" text:cond-style-name=""><text:span text:style-name="a435" text:class-names=""/></text:p>
          </draw:text-box>
          <svg:title/>
          <svg:desc/>
        </draw:frame>
        <draw:frame draw:id="id6" presentation:style-name="a441" draw:name="Symbol zastępczy daty 2" svg:x="4.68229in" svg:y="0in" svg:width="3.58333in" svg:height="0.58681in" presentation:class="date-time" presentation:placeholder="false">
          <draw:text-box>
            <text:p text:style-name="a440" text:class-names="" text:cond-style-name=""><text:span text:style-name="a438" text:class-names=""><text:date text:fixed="false" style:data-style-name="a439"/></text:span></text:p>
          </draw:text-box>
          <svg:title/>
          <svg:desc/>
        </draw:frame>
        <draw:page-thumbnail svg:x="0.62674in" svg:y="1.46181in" svg:width="7.01389in" svg:height="3.94618in" presentation:class="page" draw:id="id7" presentation:style-name="a442" draw:name="Symbol zastępczy obrazu slajdu 3">
          <svg:title/>
          <svg:desc/>
        </draw:page-thumbnail>
        <draw:frame draw:id="id8" presentation:style-name="a457" draw:name="Symbol zastępczy notatek 4" svg:x="0.82639in" svg:y="5.62674in" svg:width="6.61458in" svg:height="4.60417in" presentation:class="notes" presentation:placeholder="false">
          <draw:text-box>
            <text:p text:style-name="a444" text:class-names="" text:cond-style-name=""><text:span text:style-name="a443" text:class-names="">Kliknij, aby edytować style wzorca tekstu</text:span></text:p>
            <text:list text:style-name="a447">
              <text:list-item>
                <text:list text:style-name="a447">
                  <text:list-item>
                    <text:p text:style-name="a446" text:class-names="" text:cond-style-name=""><text:span text:style-name="a445" text:class-names="">Drugi poziom</text:span></text:p>
                  </text:list-item>
                </text:list>
              </text:list-item>
            </text:list>
            <text:list text:style-name="a450">
              <text:list-item>
                <text:list text:style-name="a450">
                  <text:list-item>
                    <text:list text:style-name="a450">
                      <text:list-item>
                        <text:p text:style-name="a449" text:class-names="" text:cond-style-name=""><text:span text:style-name="a448" text:class-names="">Trzeci poziom</text:span></text:p>
                      </text:list-item>
                    </text:list>
                  </text:list-item>
                </text:list>
              </text:list-item>
            </text:list>
            <text:list text:style-name="a453">
              <text:list-item>
                <text:list text:style-name="a453">
                  <text:list-item>
                    <text:list text:style-name="a453">
                      <text:list-item>
                        <text:list text:style-name="a453">
                          <text:list-item>
                            <text:p text:style-name="a452" text:class-names="" text:cond-style-name=""><text:span text:style-name="a451" text:class-names="">Czwarty poziom</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4"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458" draw:name="Symbol zastępczy obrazu slajdu 7">
          <svg:title/>
          <svg:desc/>
        </draw:page-thumbnail>
        <draw:frame draw:id="id10" presentation:style-name="a461" draw:name="Symbol zastępczy notatek 8"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11" presentation:style-name="a464" draw:name="Symbol zastępczy nagłówka 9" svg:x="0in" svg:y="0in" svg:width="3.5878in" svg:height="0.58425in" presentation:class="header" presentation:placeholder="false">
          <draw:text-box>
            <text:p text:style-name="a463" text:class-names="" text:cond-style-name=""><text:span text:style-name="a462" text:class-names=""/></text:p>
          </draw:text-box>
          <svg:title/>
          <svg:desc/>
        </draw:frame>
        <draw:frame draw:id="id12" presentation:style-name="a467" draw:name="Symbol zastępczy daty 10"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13" presentation:style-name="a470" draw:name="Symbol zastępczy stopki 11"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4" presentation:style-name="a473" draw:name="Symbol zastępczy numeru slajdu 12"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draw:frame draw:id="id15" presentation:style-name="a476" draw:name="Symbol zastępczy stopki 5" svg:x="0in" svg:y="11.1059in" svg:width="3.58333in" svg:height="0.58681in" presentation:class="footer" presentation:placeholder="false">
          <draw:text-box>
            <text:p text:style-name="a475" text:class-names="" text:cond-style-name=""><text:span text:style-name="a474" text:class-names=""/></text:p>
          </draw:text-box>
          <svg:title/>
          <svg:desc/>
        </draw:frame>
        <draw:frame draw:id="id16" presentation:style-name="a479" draw:name="Symbol zastępczy numeru slajdu 6" svg:x="4.68229in" svg:y="11.1059in" svg:width="3.58333in" svg:height="0.58681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6-titleOnly-Title-Only" style:page-layout-name="pageLayout1" draw:style-name="a481">
      <draw:custom-shape svg:x="0in" svg:y="0in" svg:width="11.02431in" svg:height="1.97669in" draw:id="id51" draw:style-name="a483"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52" presentation:style-name="a486" draw:name="Title 1" svg:x="0.73242in" svg:y="0.40437in" svg:width="9.55946in" svg:height="0.87753in" presentation:class="title" presentation:placeholder="false">
        <draw:text-box>
          <text:p text:style-name="a485" text:class-names="" text:cond-style-name=""><text:span text:style-name="a484" text:class-names="">Click to edit Master title style</text:span></text:p>
        </draw:text-box>
        <svg:title/>
        <svg:desc/>
      </draw:frame>
      <draw:frame draw:id="id53" presentation:style-name="a490" draw:name="Date Placeholder 2" svg:x="8.4406in" svg:y="5.46294in" svg:width="1.21501in" svg:height="0.33017in" presentation:class="date-time" presentation:placeholder="false">
        <draw:text-box>
          <text:p text:style-name="a489" text:class-names="" text:cond-style-name=""><text:span text:style-name="a487" text:class-names=""><text:date text:fixed="false" style:data-style-name="a488">11/16/2023</text:date></text:span></text:p>
        </draw:text-box>
        <svg:title/>
        <svg:desc/>
      </draw:frame>
      <draw:frame draw:id="id54" presentation:style-name="a493" draw:name="Footer Placeholder 3" svg:x="0.40827in" svg:y="5.46294in" svg:width="7.81641in" svg:height="0.33017in" presentation:class="footer" presentation:placeholder="false">
        <draw:text-box>
          <text:p text:style-name="a492" text:class-names="" text:cond-style-name=""><text:span text:style-name="a491" text:class-names=""/></text:p>
        </draw:text-box>
        <svg:title/>
        <svg:desc/>
      </draw:frame>
      <draw:frame draw:id="id55" presentation:style-name="a496" draw:name="Slide Number Placeholder 4" svg:x="9.65561in" svg:y="5.34948in" svg:width="0.96043in" svg:height="0.44363in" presentation:class="page-number" presentation:placeholder="false">
        <draw:text-box>
          <text:p text:style-name="a495" text:class-names="" text:cond-style-name=""><text:span text:style-name="a494" text:class-names=""><text:page-number style:num-format="1" text:fixed="false">‹#›</text:page-number></text:span></text:p>
        </draw:text-box>
        <svg:title/>
        <svg:desc/>
      </draw:frame>
      <presentation:notes style:page-layout-name="pageLayout2" draw:style-name="a542">
        <draw:frame draw:id="id5" presentation:style-name="a499" draw:name="Symbol zastępczy nagłówka 1" svg:x="0in" svg:y="0in" svg:width="3.58333in" svg:height="0.58681in" presentation:class="header" presentation:placeholder="false">
          <draw:text-box>
            <text:p text:style-name="a498" text:class-names="" text:cond-style-name=""><text:span text:style-name="a497" text:class-names=""/></text:p>
          </draw:text-box>
          <svg:title/>
          <svg:desc/>
        </draw:frame>
        <draw:frame draw:id="id6" presentation:style-name="a503" draw:name="Symbol zastępczy daty 2" svg:x="4.68229in" svg:y="0in" svg:width="3.58333in" svg:height="0.58681in" presentation:class="date-time" presentation:placeholder="false">
          <draw:text-box>
            <text:p text:style-name="a502" text:class-names="" text:cond-style-name=""><text:span text:style-name="a500" text:class-names=""><text:date text:fixed="false" style:data-style-name="a501"/></text:span></text:p>
          </draw:text-box>
          <svg:title/>
          <svg:desc/>
        </draw:frame>
        <draw:page-thumbnail svg:x="0.62674in" svg:y="1.46181in" svg:width="7.01389in" svg:height="3.94618in" presentation:class="page" draw:id="id7" presentation:style-name="a504" draw:name="Symbol zastępczy obrazu slajdu 3">
          <svg:title/>
          <svg:desc/>
        </draw:page-thumbnail>
        <draw:frame draw:id="id8" presentation:style-name="a519" draw:name="Symbol zastępczy notatek 4" svg:x="0.82639in" svg:y="5.62674in" svg:width="6.61458in" svg:height="4.60417in" presentation:class="notes" presentation:placeholder="false">
          <draw:text-box>
            <text:p text:style-name="a506" text:class-names="" text:cond-style-name=""><text:span text:style-name="a505" text:class-names="">Kliknij, aby edytować style wzorca tekstu</text:span></text:p>
            <text:list text:style-name="a509">
              <text:list-item>
                <text:list text:style-name="a509">
                  <text:list-item>
                    <text:p text:style-name="a508" text:class-names="" text:cond-style-name=""><text:span text:style-name="a507" text:class-names="">Drugi poziom</text:span></text:p>
                  </text:list-item>
                </text:list>
              </text:list-item>
            </text:list>
            <text:list text:style-name="a512">
              <text:list-item>
                <text:list text:style-name="a512">
                  <text:list-item>
                    <text:list text:style-name="a512">
                      <text:list-item>
                        <text:p text:style-name="a511" text:class-names="" text:cond-style-name=""><text:span text:style-name="a510" text:class-names="">Trzeci poziom</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Czwarty poziom</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520" draw:name="Symbol zastępczy obrazu slajdu 7">
          <svg:title/>
          <svg:desc/>
        </draw:page-thumbnail>
        <draw:frame draw:id="id10" presentation:style-name="a523" draw:name="Symbol zastępczy notatek 8" svg:x="0.82677in" svg:y="5.55394in" svg:width="6.61378in" svg:height="5.26142in" presentation:class="notes" presentation:placeholder="false">
          <draw:text-box>
            <text:p text:style-name="a522" text:class-names="" text:cond-style-name=""><text:span text:style-name="a521" text:class-names=""/></text:p>
          </draw:text-box>
          <svg:title/>
          <svg:desc/>
        </draw:frame>
        <draw:frame draw:id="id11" presentation:style-name="a526" draw:name="Symbol zastępczy nagłówka 9" svg:x="0in" svg:y="0in" svg:width="3.5878in" svg:height="0.58425in" presentation:class="header" presentation:placeholder="false">
          <draw:text-box>
            <text:p text:style-name="a525" text:class-names="" text:cond-style-name=""><text:span text:style-name="a524" text:class-names=""/></text:p>
          </draw:text-box>
          <svg:title/>
          <svg:desc/>
        </draw:frame>
        <draw:frame draw:id="id12" presentation:style-name="a529" draw:name="Symbol zastępczy daty 10" svg:x="4.67953in" svg:y="0in" svg:width="3.5878in" svg:height="0.58425in" presentation:class="date-time" presentation:placeholder="false">
          <draw:text-box>
            <text:p text:style-name="a528" text:class-names="" text:cond-style-name=""><text:span text:style-name="a527" text:class-names=""/></text:p>
          </draw:text-box>
          <svg:title/>
          <svg:desc/>
        </draw:frame>
        <draw:frame draw:id="id13" presentation:style-name="a532" draw:name="Symbol zastępczy stopki 11" svg:x="0in" svg:y="11.10827in" svg:width="3.5878in" svg:height="0.58425in" presentation:class="footer" presentation:placeholder="false">
          <draw:text-box>
            <text:p text:style-name="a531" text:class-names="" text:cond-style-name=""><text:span text:style-name="a530" text:class-names=""/></text:p>
          </draw:text-box>
          <svg:title/>
          <svg:desc/>
        </draw:frame>
        <draw:frame draw:id="id14" presentation:style-name="a535" draw:name="Symbol zastępczy numeru slajdu 12" svg:x="4.67953in" svg:y="11.10827in" svg:width="3.5878in" svg:height="0.58425in" presentation:class="page-number" presentation:placeholder="false">
          <draw:text-box>
            <text:p text:style-name="a534" text:class-names="" text:cond-style-name=""><text:span text:style-name="a533" text:class-names=""><text:page-number style:num-format="1" text:fixed="false"/></text:span></text:p>
          </draw:text-box>
          <svg:title/>
          <svg:desc/>
        </draw:frame>
        <draw:frame draw:id="id15" presentation:style-name="a538" draw:name="Symbol zastępczy stopki 5" svg:x="0in" svg:y="11.1059in" svg:width="3.58333in" svg:height="0.58681in" presentation:class="footer" presentation:placeholder="false">
          <draw:text-box>
            <text:p text:style-name="a537" text:class-names="" text:cond-style-name=""><text:span text:style-name="a536" text:class-names=""/></text:p>
          </draw:text-box>
          <svg:title/>
          <svg:desc/>
        </draw:frame>
        <draw:frame draw:id="id16" presentation:style-name="a541" draw:name="Symbol zastępczy numeru slajdu 6" svg:x="4.68229in" svg:y="11.1059in" svg:width="3.58333in" svg:height="0.58681in" presentation:class="page-number" presentation:placeholder="false">
          <draw:text-box>
            <text:p text:style-name="a540" text:class-names="" text:cond-style-name=""><text:span text:style-name="a539" text:class-names=""><text:page-number style:num-format="1" text:fixed="false"/></text:span></text:p>
          </draw:text-box>
          <svg:title/>
          <svg:desc/>
        </draw:frame>
      </presentation:notes>
    </style:master-page>
    <style:master-page style:name="Master1-Layout7-blank-Blank" style:page-layout-name="pageLayout1" draw:style-name="a543">
      <draw:frame draw:id="id56" presentation:style-name="a547" draw:name="Date Placeholder 1" svg:x="8.4406in" svg:y="5.46294in" svg:width="1.21501in" svg:height="0.33017in" presentation:class="date-time" presentation:placeholder="false">
        <draw:text-box>
          <text:p text:style-name="a546" text:class-names="" text:cond-style-name=""><text:span text:style-name="a544" text:class-names=""><text:date text:fixed="false" style:data-style-name="a545">11/16/2023</text:date></text:span></text:p>
        </draw:text-box>
        <svg:title/>
        <svg:desc/>
      </draw:frame>
      <draw:frame draw:id="id57" presentation:style-name="a550" draw:name="Footer Placeholder 2" svg:x="0.40827in" svg:y="5.46294in" svg:width="7.81641in" svg:height="0.33017in" presentation:class="footer" presentation:placeholder="false">
        <draw:text-box>
          <text:p text:style-name="a549" text:class-names="" text:cond-style-name=""><text:span text:style-name="a548" text:class-names=""/></text:p>
        </draw:text-box>
        <svg:title/>
        <svg:desc/>
      </draw:frame>
      <draw:frame draw:id="id58" presentation:style-name="a553" draw:name="Slide Number Placeholder 3" svg:x="9.65561in" svg:y="5.34948in" svg:width="0.96043in" svg:height="0.44363in" presentation:class="page-number" presentation:placeholder="false">
        <draw:text-box>
          <text:p text:style-name="a552" text:class-names="" text:cond-style-name=""><text:span text:style-name="a551" text:class-names=""><text:page-number style:num-format="1" text:fixed="false">‹#›</text:page-number></text:span></text:p>
        </draw:text-box>
        <svg:title/>
        <svg:desc/>
      </draw:frame>
      <presentation:notes style:page-layout-name="pageLayout2" draw:style-name="a599">
        <draw:frame draw:id="id5" presentation:style-name="a556" draw:name="Symbol zastępczy nagłówka 1" svg:x="0in" svg:y="0in" svg:width="3.58333in" svg:height="0.58681in" presentation:class="header" presentation:placeholder="false">
          <draw:text-box>
            <text:p text:style-name="a555" text:class-names="" text:cond-style-name=""><text:span text:style-name="a554" text:class-names=""/></text:p>
          </draw:text-box>
          <svg:title/>
          <svg:desc/>
        </draw:frame>
        <draw:frame draw:id="id6" presentation:style-name="a560" draw:name="Symbol zastępczy daty 2" svg:x="4.68229in" svg:y="0in" svg:width="3.58333in" svg:height="0.58681in" presentation:class="date-time" presentation:placeholder="false">
          <draw:text-box>
            <text:p text:style-name="a559" text:class-names="" text:cond-style-name=""><text:span text:style-name="a557" text:class-names=""><text:date text:fixed="false" style:data-style-name="a558"/></text:span></text:p>
          </draw:text-box>
          <svg:title/>
          <svg:desc/>
        </draw:frame>
        <draw:page-thumbnail svg:x="0.62674in" svg:y="1.46181in" svg:width="7.01389in" svg:height="3.94618in" presentation:class="page" draw:id="id7" presentation:style-name="a561" draw:name="Symbol zastępczy obrazu slajdu 3">
          <svg:title/>
          <svg:desc/>
        </draw:page-thumbnail>
        <draw:frame draw:id="id8" presentation:style-name="a576" draw:name="Symbol zastępczy notatek 4" svg:x="0.82639in" svg:y="5.62674in" svg:width="6.61458in" svg:height="4.60417in" presentation:class="notes" presentation:placeholder="false">
          <draw:text-box>
            <text:p text:style-name="a563" text:class-names="" text:cond-style-name=""><text:span text:style-name="a562" text:class-names="">Kliknij, aby edytować style wzorca tekstu</text:span></text:p>
            <text:list text:style-name="a566">
              <text:list-item>
                <text:list text:style-name="a566">
                  <text:list-item>
                    <text:p text:style-name="a565" text:class-names="" text:cond-style-name=""><text:span text:style-name="a564" text:class-names="">Drugi poziom</text:span></text:p>
                  </text:list-item>
                </text:list>
              </text:list-item>
            </text:list>
            <text:list text:style-name="a569">
              <text:list-item>
                <text:list text:style-name="a569">
                  <text:list-item>
                    <text:list text:style-name="a569">
                      <text:list-item>
                        <text:p text:style-name="a568" text:class-names="" text:cond-style-name=""><text:span text:style-name="a567" text:class-names="">Trzeci poziom</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Czwarty poziom</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3"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577" draw:name="Symbol zastępczy obrazu slajdu 7">
          <svg:title/>
          <svg:desc/>
        </draw:page-thumbnail>
        <draw:frame draw:id="id10" presentation:style-name="a580" draw:name="Symbol zastępczy notatek 8" svg:x="0.82677in" svg:y="5.55394in" svg:width="6.61378in" svg:height="5.26142in" presentation:class="notes" presentation:placeholder="false">
          <draw:text-box>
            <text:p text:style-name="a579" text:class-names="" text:cond-style-name=""><text:span text:style-name="a578" text:class-names=""/></text:p>
          </draw:text-box>
          <svg:title/>
          <svg:desc/>
        </draw:frame>
        <draw:frame draw:id="id11" presentation:style-name="a583" draw:name="Symbol zastępczy nagłówka 9" svg:x="0in" svg:y="0in" svg:width="3.5878in" svg:height="0.58425in" presentation:class="header" presentation:placeholder="false">
          <draw:text-box>
            <text:p text:style-name="a582" text:class-names="" text:cond-style-name=""><text:span text:style-name="a581" text:class-names=""/></text:p>
          </draw:text-box>
          <svg:title/>
          <svg:desc/>
        </draw:frame>
        <draw:frame draw:id="id12" presentation:style-name="a586" draw:name="Symbol zastępczy daty 10" svg:x="4.67953in" svg:y="0in" svg:width="3.5878in" svg:height="0.58425in" presentation:class="date-time" presentation:placeholder="false">
          <draw:text-box>
            <text:p text:style-name="a585" text:class-names="" text:cond-style-name=""><text:span text:style-name="a584" text:class-names=""/></text:p>
          </draw:text-box>
          <svg:title/>
          <svg:desc/>
        </draw:frame>
        <draw:frame draw:id="id13" presentation:style-name="a589" draw:name="Symbol zastępczy stopki 11" svg:x="0in" svg:y="11.10827in" svg:width="3.5878in" svg:height="0.58425in" presentation:class="footer" presentation:placeholder="false">
          <draw:text-box>
            <text:p text:style-name="a588" text:class-names="" text:cond-style-name=""><text:span text:style-name="a587" text:class-names=""/></text:p>
          </draw:text-box>
          <svg:title/>
          <svg:desc/>
        </draw:frame>
        <draw:frame draw:id="id14" presentation:style-name="a592" draw:name="Symbol zastępczy numeru slajdu 12" svg:x="4.67953in" svg:y="11.10827in" svg:width="3.5878in" svg:height="0.58425in" presentation:class="page-number" presentation:placeholder="false">
          <draw:text-box>
            <text:p text:style-name="a591" text:class-names="" text:cond-style-name=""><text:span text:style-name="a590" text:class-names=""><text:page-number style:num-format="1" text:fixed="false"/></text:span></text:p>
          </draw:text-box>
          <svg:title/>
          <svg:desc/>
        </draw:frame>
        <draw:frame draw:id="id15" presentation:style-name="a595" draw:name="Symbol zastępczy stopki 5" svg:x="0in" svg:y="11.1059in" svg:width="3.58333in" svg:height="0.58681in" presentation:class="footer" presentation:placeholder="false">
          <draw:text-box>
            <text:p text:style-name="a594" text:class-names="" text:cond-style-name=""><text:span text:style-name="a593" text:class-names=""/></text:p>
          </draw:text-box>
          <svg:title/>
          <svg:desc/>
        </draw:frame>
        <draw:frame draw:id="id16" presentation:style-name="a598" draw:name="Symbol zastępczy numeru slajdu 6" svg:x="4.68229in" svg:y="11.1059in" svg:width="3.58333in" svg:height="0.58681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1-Layout8-objTx-Content-with-Caption" style:page-layout-name="pageLayout1" draw:style-name="a600">
      <draw:custom-shape svg:x="0.97037in" svg:y="0.40338in" svg:width="3.20777in" svg:height="1.64091in" draw:id="id59" draw:style-name="a60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0" presentation:style-name="a605" draw:name="Title 1" svg:x="0.97037in" svg:y="0.40338in" svg:width="3.20777in" svg:height="1.46344in" presentation:class="title" presentation:placeholder="false">
        <draw:text-box>
          <text:p text:style-name="a604" text:class-names="" text:cond-style-name=""><text:span text:style-name="a603" text:class-names="">Click to edit Master title style</text:span></text:p>
        </draw:text-box>
        <svg:title/>
        <svg:desc/>
      </draw:frame>
      <draw:frame draw:id="id61" presentation:style-name="a621" draw:name="Content Placeholder 2" svg:x="4.39058in" svg:y="0.40338in" svg:width="5.65378in" svg:height="4.89651in" presentation:class="object" presentation:placeholder="false">
        <draw:text-box>
          <text:list text:style-name="a608">
            <text:list-item>
              <text:p text:style-name="a607" text:class-names="" text:cond-style-name=""><text:span text:style-name="a606" text:class-names="">Click to edit Master text styles</text:span></text:p>
            </text:list-item>
          </text:list>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Fifth level</text:span></text:p>
                            </text:list-item>
                          </text:list>
                        </text:list-item>
                      </text:list>
                    </text:list-item>
                  </text:list>
                </text:list-item>
              </text:list>
            </text:list-item>
          </text:list>
        </draw:text-box>
        <svg:title/>
        <svg:desc/>
      </draw:frame>
      <draw:frame draw:id="id62" presentation:style-name="a625" draw:name="Text Placeholder 3" svg:x="0.97037in" svg:y="2.04429in" svg:width="3.20777in" svg:height="3.2556in" presentation:class="outline" presentation:placeholder="false">
        <draw:text-box>
          <text:list text:style-name="a624">
            <text:list-item>
              <text:p text:style-name="a623" text:class-names="" text:cond-style-name=""><text:span text:style-name="a622" text:class-names="">Click to edit Master text styles</text:span></text:p>
            </text:list-item>
          </text:list>
        </draw:text-box>
        <svg:title/>
        <svg:desc/>
      </draw:frame>
      <draw:frame draw:id="id63" presentation:style-name="a629" draw:name="Date Placeholder 4" svg:x="8.4406in" svg:y="5.46294in" svg:width="1.21501in" svg:height="0.33017in" presentation:class="date-time" presentation:placeholder="false">
        <draw:text-box>
          <text:p text:style-name="a628" text:class-names="" text:cond-style-name=""><text:span text:style-name="a626" text:class-names=""><text:date text:fixed="false" style:data-style-name="a627">11/16/2023</text:date></text:span></text:p>
        </draw:text-box>
        <svg:title/>
        <svg:desc/>
      </draw:frame>
      <draw:frame draw:id="id64" presentation:style-name="a632" draw:name="Footer Placeholder 5" svg:x="0.40827in" svg:y="5.46294in" svg:width="7.81641in" svg:height="0.33017in" presentation:class="footer" presentation:placeholder="false">
        <draw:text-box>
          <text:p text:style-name="a631" text:class-names="" text:cond-style-name=""><text:span text:style-name="a630" text:class-names=""/></text:p>
        </draw:text-box>
        <svg:title/>
        <svg:desc/>
      </draw:frame>
      <draw:frame draw:id="id65" presentation:style-name="a635" draw:name="Slide Number Placeholder 6" svg:x="9.65561in" svg:y="5.34948in" svg:width="0.96043in" svg:height="0.44363in" presentation:class="page-number" presentation:placeholder="false">
        <draw:text-box>
          <text:p text:style-name="a634" text:class-names="" text:cond-style-name=""><text:span text:style-name="a633" text:class-names=""><text:page-number style:num-format="1" text:fixed="false">‹#›</text:page-number></text:span></text:p>
        </draw:text-box>
        <svg:title/>
        <svg:desc/>
      </draw:frame>
      <presentation:notes style:page-layout-name="pageLayout2" draw:style-name="a681">
        <draw:frame draw:id="id5" presentation:style-name="a638" draw:name="Symbol zastępczy nagłówka 1" svg:x="0in" svg:y="0in" svg:width="3.58333in" svg:height="0.58681in" presentation:class="header" presentation:placeholder="false">
          <draw:text-box>
            <text:p text:style-name="a637" text:class-names="" text:cond-style-name=""><text:span text:style-name="a636" text:class-names=""/></text:p>
          </draw:text-box>
          <svg:title/>
          <svg:desc/>
        </draw:frame>
        <draw:frame draw:id="id6" presentation:style-name="a642" draw:name="Symbol zastępczy daty 2" svg:x="4.68229in" svg:y="0in" svg:width="3.58333in" svg:height="0.58681in" presentation:class="date-time" presentation:placeholder="false">
          <draw:text-box>
            <text:p text:style-name="a641" text:class-names="" text:cond-style-name=""><text:span text:style-name="a639" text:class-names=""><text:date text:fixed="false" style:data-style-name="a640"/></text:span></text:p>
          </draw:text-box>
          <svg:title/>
          <svg:desc/>
        </draw:frame>
        <draw:page-thumbnail svg:x="0.62674in" svg:y="1.46181in" svg:width="7.01389in" svg:height="3.94618in" presentation:class="page" draw:id="id7" presentation:style-name="a643" draw:name="Symbol zastępczy obrazu slajdu 3">
          <svg:title/>
          <svg:desc/>
        </draw:page-thumbnail>
        <draw:frame draw:id="id8" presentation:style-name="a658" draw:name="Symbol zastępczy notatek 4" svg:x="0.82639in" svg:y="5.62674in" svg:width="6.61458in" svg:height="4.60417in" presentation:class="notes" presentation:placeholder="false">
          <draw:text-box>
            <text:p text:style-name="a645" text:class-names="" text:cond-style-name=""><text:span text:style-name="a644" text:class-names="">Kliknij, aby edytować style wzorca tekstu</text:span></text:p>
            <text:list text:style-name="a648">
              <text:list-item>
                <text:list text:style-name="a648">
                  <text:list-item>
                    <text:p text:style-name="a647" text:class-names="" text:cond-style-name=""><text:span text:style-name="a646" text:class-names="">Drugi poziom</text:span></text:p>
                  </text:list-item>
                </text:list>
              </text:list-item>
            </text:list>
            <text:list text:style-name="a651">
              <text:list-item>
                <text:list text:style-name="a651">
                  <text:list-item>
                    <text:list text:style-name="a651">
                      <text:list-item>
                        <text:p text:style-name="a650" text:class-names="" text:cond-style-name=""><text:span text:style-name="a649" text:class-names="">Trzeci poziom</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Czwarty poziom</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5"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659" draw:name="Symbol zastępczy obrazu slajdu 7">
          <svg:title/>
          <svg:desc/>
        </draw:page-thumbnail>
        <draw:frame draw:id="id10" presentation:style-name="a662" draw:name="Symbol zastępczy notatek 8" svg:x="0.82677in" svg:y="5.55394in" svg:width="6.61378in" svg:height="5.26142in" presentation:class="notes" presentation:placeholder="false">
          <draw:text-box>
            <text:p text:style-name="a661" text:class-names="" text:cond-style-name=""><text:span text:style-name="a660" text:class-names=""/></text:p>
          </draw:text-box>
          <svg:title/>
          <svg:desc/>
        </draw:frame>
        <draw:frame draw:id="id11" presentation:style-name="a665" draw:name="Symbol zastępczy nagłówka 9" svg:x="0in" svg:y="0in" svg:width="3.5878in" svg:height="0.58425in" presentation:class="header" presentation:placeholder="false">
          <draw:text-box>
            <text:p text:style-name="a664" text:class-names="" text:cond-style-name=""><text:span text:style-name="a663" text:class-names=""/></text:p>
          </draw:text-box>
          <svg:title/>
          <svg:desc/>
        </draw:frame>
        <draw:frame draw:id="id12" presentation:style-name="a668" draw:name="Symbol zastępczy daty 10" svg:x="4.67953in" svg:y="0in" svg:width="3.5878in" svg:height="0.58425in" presentation:class="date-time" presentation:placeholder="false">
          <draw:text-box>
            <text:p text:style-name="a667" text:class-names="" text:cond-style-name=""><text:span text:style-name="a666" text:class-names=""/></text:p>
          </draw:text-box>
          <svg:title/>
          <svg:desc/>
        </draw:frame>
        <draw:frame draw:id="id13" presentation:style-name="a671" draw:name="Symbol zastępczy stopki 11" svg:x="0in" svg:y="11.10827in" svg:width="3.5878in" svg:height="0.58425in" presentation:class="footer" presentation:placeholder="false">
          <draw:text-box>
            <text:p text:style-name="a670" text:class-names="" text:cond-style-name=""><text:span text:style-name="a669" text:class-names=""/></text:p>
          </draw:text-box>
          <svg:title/>
          <svg:desc/>
        </draw:frame>
        <draw:frame draw:id="id14" presentation:style-name="a674" draw:name="Symbol zastępczy numeru slajdu 12" svg:x="4.67953in" svg:y="11.10827in" svg:width="3.5878in" svg:height="0.58425in" presentation:class="page-number" presentation:placeholder="false">
          <draw:text-box>
            <text:p text:style-name="a673" text:class-names="" text:cond-style-name=""><text:span text:style-name="a672" text:class-names=""><text:page-number style:num-format="1" text:fixed="false"/></text:span></text:p>
          </draw:text-box>
          <svg:title/>
          <svg:desc/>
        </draw:frame>
        <draw:frame draw:id="id15" presentation:style-name="a677" draw:name="Symbol zastępczy stopki 5" svg:x="0in" svg:y="11.1059in" svg:width="3.58333in" svg:height="0.58681in" presentation:class="footer" presentation:placeholder="false">
          <draw:text-box>
            <text:p text:style-name="a676" text:class-names="" text:cond-style-name=""><text:span text:style-name="a675" text:class-names=""/></text:p>
          </draw:text-box>
          <svg:title/>
          <svg:desc/>
        </draw:frame>
        <draw:frame draw:id="id16" presentation:style-name="a680" draw:name="Symbol zastępczy numeru slajdu 6" svg:x="4.68229in" svg:y="11.1059in" svg:width="3.58333in" svg:height="0.58681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master-page>
    <style:master-page style:name="Master1-Layout9-picTx-Picture-with-Caption" style:page-layout-name="pageLayout1" draw:style-name="a682">
      <draw:frame draw:id="id66" presentation:style-name="a685" draw:name="Title 1" svg:x="0.7367in" svg:y="0.65787in" svg:width="4.38819in" svg:height="1.46233in" presentation:class="title" presentation:placeholder="false">
        <draw:text-box>
          <text:p text:style-name="a684" text:class-names="" text:cond-style-name=""><text:span text:style-name="a683" text:class-names="">Click to edit Master title style</text:span></text:p>
        </draw:text-box>
        <svg:title/>
        <svg:desc/>
      </draw:frame>
      <draw:frame draw:id="id67" presentation:style-name="a688" draw:name="Picture Placeholder 11" svg:x="5.51407in" svg:y="0in" svg:width="5.51024in" svg:height="6.20139in" presentation:class="graphic" presentation:placeholder="false">
        <draw:text-box>
          <text:p text:style-name="a687" text:class-names="" text:cond-style-name=""><text:span text:style-name="a686" text:class-names=""/></text:p>
        </draw:text-box>
        <svg:title/>
        <svg:desc/>
      </draw:frame>
      <draw:frame draw:id="id68" presentation:style-name="a692" draw:name="Text Placeholder 3" svg:x="0.7367in" svg:y="2.1202in" svg:width="4.38819in" svg:height="3.17969in" presentation:class="outline" presentation:placeholder="false">
        <draw:text-box>
          <text:list text:style-name="a691">
            <text:list-item>
              <text:p text:style-name="a690" text:class-names="" text:cond-style-name=""><text:span text:style-name="a689" text:class-names="">Click to edit Master text styles</text:span></text:p>
            </text:list-item>
          </text:list>
        </draw:text-box>
        <svg:title/>
        <svg:desc/>
      </draw:frame>
      <draw:frame draw:id="id69" presentation:style-name="a696" draw:name="Date Placeholder 4" svg:x="3.51365in" svg:y="5.46294in" svg:width="0.88332in" svg:height="0.33017in" presentation:class="date-time" presentation:placeholder="false">
        <draw:text-box>
          <text:p text:style-name="a695" text:class-names="" text:cond-style-name=""><text:span text:style-name="a693" text:class-names=""><text:date text:fixed="false" style:data-style-name="a694">11/16/2023</text:date></text:span></text:p>
        </draw:text-box>
        <svg:title/>
        <svg:desc/>
      </draw:frame>
      <draw:frame draw:id="id70" presentation:style-name="a699" draw:name="Footer Placeholder 5" svg:x="0.53385in" svg:y="5.46294in" svg:width="2.97979in" svg:height="0.33017in" presentation:class="footer" presentation:placeholder="false">
        <draw:text-box>
          <text:p text:style-name="a698" text:class-names="" text:cond-style-name=""><text:span text:style-name="a697" text:class-names=""/></text:p>
        </draw:text-box>
        <svg:title/>
        <svg:desc/>
      </draw:frame>
      <draw:frame draw:id="id71" presentation:style-name="a702" draw:name="Slide Number Placeholder 6" svg:x="4.39696in" svg:y="5.34948in" svg:width="0.96043in" svg:height="0.44363in" presentation:class="page-number" presentation:placeholder="false">
        <draw:text-box>
          <text:p text:style-name="a701" text:class-names="" text:cond-style-name=""><text:span text:style-name="a700" text:class-names=""><text:page-number style:num-format="1" text:fixed="false">‹#›</text:page-number></text:span></text:p>
        </draw:text-box>
        <svg:title/>
        <svg:desc/>
      </draw:frame>
      <presentation:notes style:page-layout-name="pageLayout2" draw:style-name="a748">
        <draw:frame draw:id="id5" presentation:style-name="a705" draw:name="Symbol zastępczy nagłówka 1" svg:x="0in" svg:y="0in" svg:width="3.58333in" svg:height="0.58681in" presentation:class="header" presentation:placeholder="false">
          <draw:text-box>
            <text:p text:style-name="a704" text:class-names="" text:cond-style-name=""><text:span text:style-name="a703" text:class-names=""/></text:p>
          </draw:text-box>
          <svg:title/>
          <svg:desc/>
        </draw:frame>
        <draw:frame draw:id="id6" presentation:style-name="a709" draw:name="Symbol zastępczy daty 2" svg:x="4.68229in" svg:y="0in" svg:width="3.58333in" svg:height="0.58681in" presentation:class="date-time" presentation:placeholder="false">
          <draw:text-box>
            <text:p text:style-name="a708" text:class-names="" text:cond-style-name=""><text:span text:style-name="a706" text:class-names=""><text:date text:fixed="false" style:data-style-name="a707"/></text:span></text:p>
          </draw:text-box>
          <svg:title/>
          <svg:desc/>
        </draw:frame>
        <draw:page-thumbnail svg:x="0.62674in" svg:y="1.46181in" svg:width="7.01389in" svg:height="3.94618in" presentation:class="page" draw:id="id7" presentation:style-name="a710" draw:name="Symbol zastępczy obrazu slajdu 3">
          <svg:title/>
          <svg:desc/>
        </draw:page-thumbnail>
        <draw:frame draw:id="id8" presentation:style-name="a725" draw:name="Symbol zastępczy notatek 4" svg:x="0.82639in" svg:y="5.62674in" svg:width="6.61458in" svg:height="4.60417in" presentation:class="notes" presentation:placeholder="false">
          <draw:text-box>
            <text:p text:style-name="a712" text:class-names="" text:cond-style-name=""><text:span text:style-name="a711" text:class-names="">Kliknij, aby edytować style wzorca tekstu</text:span></text:p>
            <text:list text:style-name="a715">
              <text:list-item>
                <text:list text:style-name="a715">
                  <text:list-item>
                    <text:p text:style-name="a714" text:class-names="" text:cond-style-name=""><text:span text:style-name="a713" text:class-names="">Drugi poziom</text:span></text:p>
                  </text:list-item>
                </text:list>
              </text:list-item>
            </text:list>
            <text:list text:style-name="a718">
              <text:list-item>
                <text:list text:style-name="a718">
                  <text:list-item>
                    <text:list text:style-name="a718">
                      <text:list-item>
                        <text:p text:style-name="a717" text:class-names="" text:cond-style-name=""><text:span text:style-name="a716" text:class-names="">Trzeci poziom</text:span></text:p>
                      </text:list-item>
                    </text:list>
                  </text:list-item>
                </text:list>
              </text:list-item>
            </text:list>
            <text:list text:style-name="a721">
              <text:list-item>
                <text:list text:style-name="a721">
                  <text:list-item>
                    <text:list text:style-name="a721">
                      <text:list-item>
                        <text:list text:style-name="a721">
                          <text:list-item>
                            <text:p text:style-name="a720" text:class-names="" text:cond-style-name=""><text:span text:style-name="a719" text:class-names="">Czwarty poziom</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2"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726" draw:name="Symbol zastępczy obrazu slajdu 7">
          <svg:title/>
          <svg:desc/>
        </draw:page-thumbnail>
        <draw:frame draw:id="id10" presentation:style-name="a729" draw:name="Symbol zastępczy notatek 8" svg:x="0.82677in" svg:y="5.55394in" svg:width="6.61378in" svg:height="5.26142in" presentation:class="notes" presentation:placeholder="false">
          <draw:text-box>
            <text:p text:style-name="a728" text:class-names="" text:cond-style-name=""><text:span text:style-name="a727" text:class-names=""/></text:p>
          </draw:text-box>
          <svg:title/>
          <svg:desc/>
        </draw:frame>
        <draw:frame draw:id="id11" presentation:style-name="a732" draw:name="Symbol zastępczy nagłówka 9" svg:x="0in" svg:y="0in" svg:width="3.5878in" svg:height="0.58425in" presentation:class="header" presentation:placeholder="false">
          <draw:text-box>
            <text:p text:style-name="a731" text:class-names="" text:cond-style-name=""><text:span text:style-name="a730" text:class-names=""/></text:p>
          </draw:text-box>
          <svg:title/>
          <svg:desc/>
        </draw:frame>
        <draw:frame draw:id="id12" presentation:style-name="a735" draw:name="Symbol zastępczy daty 10" svg:x="4.67953in" svg:y="0in" svg:width="3.5878in" svg:height="0.58425in" presentation:class="date-time" presentation:placeholder="false">
          <draw:text-box>
            <text:p text:style-name="a734" text:class-names="" text:cond-style-name=""><text:span text:style-name="a733" text:class-names=""/></text:p>
          </draw:text-box>
          <svg:title/>
          <svg:desc/>
        </draw:frame>
        <draw:frame draw:id="id13" presentation:style-name="a738" draw:name="Symbol zastępczy stopki 11" svg:x="0in" svg:y="11.10827in" svg:width="3.5878in" svg:height="0.58425in" presentation:class="footer" presentation:placeholder="false">
          <draw:text-box>
            <text:p text:style-name="a737" text:class-names="" text:cond-style-name=""><text:span text:style-name="a736" text:class-names=""/></text:p>
          </draw:text-box>
          <svg:title/>
          <svg:desc/>
        </draw:frame>
        <draw:frame draw:id="id14" presentation:style-name="a741" draw:name="Symbol zastępczy numeru slajdu 12" svg:x="4.67953in" svg:y="11.10827in" svg:width="3.5878in" svg:height="0.58425in" presentation:class="page-number" presentation:placeholder="false">
          <draw:text-box>
            <text:p text:style-name="a740" text:class-names="" text:cond-style-name=""><text:span text:style-name="a739" text:class-names=""><text:page-number style:num-format="1" text:fixed="false"/></text:span></text:p>
          </draw:text-box>
          <svg:title/>
          <svg:desc/>
        </draw:frame>
        <draw:frame draw:id="id15" presentation:style-name="a744" draw:name="Symbol zastępczy stopki 5" svg:x="0in" svg:y="11.1059in" svg:width="3.58333in" svg:height="0.58681in" presentation:class="footer" presentation:placeholder="false">
          <draw:text-box>
            <text:p text:style-name="a743" text:class-names="" text:cond-style-name=""><text:span text:style-name="a742" text:class-names=""/></text:p>
          </draw:text-box>
          <svg:title/>
          <svg:desc/>
        </draw:frame>
        <draw:frame draw:id="id16" presentation:style-name="a747" draw:name="Symbol zastępczy numeru slajdu 6" svg:x="4.68229in" svg:y="11.1059in" svg:width="3.58333in" svg:height="0.58681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0-cust-Panoramic-Picture-with-Caption" style:page-layout-name="pageLayout1" draw:style-name="a749">
      <draw:frame draw:id="id72" presentation:style-name="a752" draw:name="Title 1" svg:x="0.73242in" svg:y="4.34097in" svg:width="9.54989in" svg:height="0.51248in" presentation:class="title" presentation:placeholder="false">
        <draw:text-box>
          <text:p text:style-name="a751" text:class-names="" text:cond-style-name=""><text:span text:style-name="a750" text:class-names="">Click to edit Master title style</text:span></text:p>
        </draw:text-box>
        <svg:title/>
        <svg:desc/>
      </draw:frame>
      <draw:frame draw:id="id73" presentation:style-name="a755" draw:name="Picture Placeholder 14" svg:x="0in" svg:y="0in" svg:width="11.02431in" svg:height="4.34097in" presentation:class="graphic" presentation:placeholder="false">
        <draw:text-box>
          <text:p text:style-name="a754" text:class-names="" text:cond-style-name=""><text:span text:style-name="a753" text:class-names=""/></text:p>
        </draw:text-box>
        <svg:title/>
        <svg:desc/>
      </draw:frame>
      <draw:frame draw:id="id74" presentation:style-name="a759" draw:name="Text Placeholder 3" svg:x="0.73242in" svg:y="4.85345in" svg:width="9.54989in" svg:height="0.44644in" presentation:class="outline" presentation:placeholder="false">
        <draw:text-box>
          <text:list text:style-name="a758">
            <text:list-item>
              <text:p text:style-name="a757" text:class-names="" text:cond-style-name=""><text:span text:style-name="a756" text:class-names="">Click to edit Master text styles</text:span></text:p>
            </text:list-item>
          </text:list>
        </draw:text-box>
        <svg:title/>
        <svg:desc/>
      </draw:frame>
      <draw:frame draw:id="id75" presentation:style-name="a763" draw:name="Date Placeholder 4" svg:x="8.4406in" svg:y="5.46294in" svg:width="1.21501in" svg:height="0.33017in" presentation:class="date-time" presentation:placeholder="false">
        <draw:text-box>
          <text:p text:style-name="a762" text:class-names="" text:cond-style-name=""><text:span text:style-name="a760" text:class-names=""><text:date text:fixed="false" style:data-style-name="a761">11/16/2023</text:date></text:span></text:p>
        </draw:text-box>
        <svg:title/>
        <svg:desc/>
      </draw:frame>
      <draw:frame draw:id="id76" presentation:style-name="a766" draw:name="Footer Placeholder 5" svg:x="0.40827in" svg:y="5.46294in" svg:width="7.81641in" svg:height="0.33017in" presentation:class="footer" presentation:placeholder="false">
        <draw:text-box>
          <text:p text:style-name="a765" text:class-names="" text:cond-style-name=""><text:span text:style-name="a764" text:class-names=""/></text:p>
        </draw:text-box>
        <svg:title/>
        <svg:desc/>
      </draw:frame>
      <draw:frame draw:id="id77" presentation:style-name="a769" draw:name="Slide Number Placeholder 6" svg:x="9.65561in" svg:y="5.34948in" svg:width="0.96043in" svg:height="0.44363in" presentation:class="page-number" presentation:placeholder="false">
        <draw:text-box>
          <text:p text:style-name="a768" text:class-names="" text:cond-style-name=""><text:span text:style-name="a767" text:class-names=""><text:page-number style:num-format="1" text:fixed="false">‹#›</text:page-number></text:span></text:p>
        </draw:text-box>
        <svg:title/>
        <svg:desc/>
      </draw:frame>
      <presentation:notes style:page-layout-name="pageLayout2" draw:style-name="a815">
        <draw:frame draw:id="id5" presentation:style-name="a772" draw:name="Symbol zastępczy nagłówka 1" svg:x="0in" svg:y="0in" svg:width="3.58333in" svg:height="0.58681in" presentation:class="header" presentation:placeholder="false">
          <draw:text-box>
            <text:p text:style-name="a771" text:class-names="" text:cond-style-name=""><text:span text:style-name="a770" text:class-names=""/></text:p>
          </draw:text-box>
          <svg:title/>
          <svg:desc/>
        </draw:frame>
        <draw:frame draw:id="id6" presentation:style-name="a776" draw:name="Symbol zastępczy daty 2" svg:x="4.68229in" svg:y="0in" svg:width="3.58333in" svg:height="0.58681in" presentation:class="date-time" presentation:placeholder="false">
          <draw:text-box>
            <text:p text:style-name="a775" text:class-names="" text:cond-style-name=""><text:span text:style-name="a773" text:class-names=""><text:date text:fixed="false" style:data-style-name="a774"/></text:span></text:p>
          </draw:text-box>
          <svg:title/>
          <svg:desc/>
        </draw:frame>
        <draw:page-thumbnail svg:x="0.62674in" svg:y="1.46181in" svg:width="7.01389in" svg:height="3.94618in" presentation:class="page" draw:id="id7" presentation:style-name="a777" draw:name="Symbol zastępczy obrazu slajdu 3">
          <svg:title/>
          <svg:desc/>
        </draw:page-thumbnail>
        <draw:frame draw:id="id8" presentation:style-name="a792" draw:name="Symbol zastępczy notatek 4" svg:x="0.82639in" svg:y="5.62674in" svg:width="6.61458in" svg:height="4.60417in" presentation:class="notes" presentation:placeholder="false">
          <draw:text-box>
            <text:p text:style-name="a779" text:class-names="" text:cond-style-name=""><text:span text:style-name="a778" text:class-names="">Kliknij, aby edytować style wzorca tekstu</text:span></text:p>
            <text:list text:style-name="a782">
              <text:list-item>
                <text:list text:style-name="a782">
                  <text:list-item>
                    <text:p text:style-name="a781" text:class-names="" text:cond-style-name=""><text:span text:style-name="a780" text:class-names="">Drugi poziom</text:span></text:p>
                  </text:list-item>
                </text:list>
              </text:list-item>
            </text:list>
            <text:list text:style-name="a785">
              <text:list-item>
                <text:list text:style-name="a785">
                  <text:list-item>
                    <text:list text:style-name="a785">
                      <text:list-item>
                        <text:p text:style-name="a784" text:class-names="" text:cond-style-name=""><text:span text:style-name="a783" text:class-names="">Trzeci poziom</text:span></text:p>
                      </text:list-item>
                    </text:list>
                  </text:list-item>
                </text:list>
              </text:list-item>
            </text:list>
            <text:list text:style-name="a788">
              <text:list-item>
                <text:list text:style-name="a788">
                  <text:list-item>
                    <text:list text:style-name="a788">
                      <text:list-item>
                        <text:list text:style-name="a788">
                          <text:list-item>
                            <text:p text:style-name="a787" text:class-names="" text:cond-style-name=""><text:span text:style-name="a786" text:class-names="">Czwarty poziom</text:span></text:p>
                          </text:list-item>
                        </text:list>
                      </text:list-item>
                    </text:list>
                  </text:list-item>
                </text:list>
              </text:list-item>
            </text:list>
            <text:list text:style-name="a791">
              <text:list-item>
                <text:list text:style-name="a791">
                  <text:list-item>
                    <text:list text:style-name="a791">
                      <text:list-item>
                        <text:list text:style-name="a791">
                          <text:list-item>
                            <text:list text:style-name="a791">
                              <text:list-item>
                                <text:p text:style-name="a790" text:class-names="" text:cond-style-name=""><text:span text:style-name="a789"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793" draw:name="Symbol zastępczy obrazu slajdu 7">
          <svg:title/>
          <svg:desc/>
        </draw:page-thumbnail>
        <draw:frame draw:id="id10" presentation:style-name="a796" draw:name="Symbol zastępczy notatek 8" svg:x="0.82677in" svg:y="5.55394in" svg:width="6.61378in" svg:height="5.26142in" presentation:class="notes" presentation:placeholder="false">
          <draw:text-box>
            <text:p text:style-name="a795" text:class-names="" text:cond-style-name=""><text:span text:style-name="a794" text:class-names=""/></text:p>
          </draw:text-box>
          <svg:title/>
          <svg:desc/>
        </draw:frame>
        <draw:frame draw:id="id11" presentation:style-name="a799" draw:name="Symbol zastępczy nagłówka 9" svg:x="0in" svg:y="0in" svg:width="3.5878in" svg:height="0.58425in" presentation:class="header" presentation:placeholder="false">
          <draw:text-box>
            <text:p text:style-name="a798" text:class-names="" text:cond-style-name=""><text:span text:style-name="a797" text:class-names=""/></text:p>
          </draw:text-box>
          <svg:title/>
          <svg:desc/>
        </draw:frame>
        <draw:frame draw:id="id12" presentation:style-name="a802" draw:name="Symbol zastępczy daty 10" svg:x="4.67953in" svg:y="0in" svg:width="3.5878in" svg:height="0.58425in" presentation:class="date-time" presentation:placeholder="false">
          <draw:text-box>
            <text:p text:style-name="a801" text:class-names="" text:cond-style-name=""><text:span text:style-name="a800" text:class-names=""/></text:p>
          </draw:text-box>
          <svg:title/>
          <svg:desc/>
        </draw:frame>
        <draw:frame draw:id="id13" presentation:style-name="a805" draw:name="Symbol zastępczy stopki 11" svg:x="0in" svg:y="11.10827in" svg:width="3.5878in" svg:height="0.58425in" presentation:class="footer" presentation:placeholder="false">
          <draw:text-box>
            <text:p text:style-name="a804" text:class-names="" text:cond-style-name=""><text:span text:style-name="a803" text:class-names=""/></text:p>
          </draw:text-box>
          <svg:title/>
          <svg:desc/>
        </draw:frame>
        <draw:frame draw:id="id14" presentation:style-name="a808" draw:name="Symbol zastępczy numeru slajdu 12" svg:x="4.67953in" svg:y="11.10827in" svg:width="3.5878in" svg:height="0.58425in" presentation:class="page-number" presentation:placeholder="false">
          <draw:text-box>
            <text:p text:style-name="a807" text:class-names="" text:cond-style-name=""><text:span text:style-name="a806" text:class-names=""><text:page-number style:num-format="1" text:fixed="false"/></text:span></text:p>
          </draw:text-box>
          <svg:title/>
          <svg:desc/>
        </draw:frame>
        <draw:frame draw:id="id15" presentation:style-name="a811" draw:name="Symbol zastępczy stopki 5" svg:x="0in" svg:y="11.1059in" svg:width="3.58333in" svg:height="0.58681in" presentation:class="footer" presentation:placeholder="false">
          <draw:text-box>
            <text:p text:style-name="a810" text:class-names="" text:cond-style-name=""><text:span text:style-name="a809" text:class-names=""/></text:p>
          </draw:text-box>
          <svg:title/>
          <svg:desc/>
        </draw:frame>
        <draw:frame draw:id="id16" presentation:style-name="a814" draw:name="Symbol zastępczy numeru slajdu 6" svg:x="4.68229in" svg:y="11.1059in" svg:width="3.58333in" svg:height="0.58681in" presentation:class="page-number" presentation:placeholder="false">
          <draw:text-box>
            <text:p text:style-name="a813" text:class-names="" text:cond-style-name=""><text:span text:style-name="a812" text:class-names=""><text:page-number style:num-format="1" text:fixed="false"/></text:span></text:p>
          </draw:text-box>
          <svg:title/>
          <svg:desc/>
        </draw:frame>
      </presentation:notes>
    </style:master-page>
    <style:master-page style:name="Master1-Layout11-cust-Quote-with-Caption" style:page-layout-name="pageLayout1" draw:style-name="a816">
      <draw:custom-shape svg:x="0.5712in" svg:y="0.97791in" svg:width="5.72593in" svg:height="2.92906in" draw:id="id78" draw:style-name="a81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9" presentation:style-name="a821" draw:name="Title 1" svg:x="0.76948in" svg:y="1.11992in" svg:width="5.32935in" svg:height="2.39258in" presentation:class="title" presentation:placeholder="false">
        <draw:text-box>
          <text:p text:style-name="a820" text:class-names="" text:cond-style-name=""><text:span text:style-name="a819" text:class-names="">Click to edit Master title style</text:span></text:p>
        </draw:text-box>
        <svg:title/>
        <svg:desc/>
      </draw:frame>
      <draw:frame draw:id="id80" presentation:style-name="a825" draw:name="Text Placeholder 2" svg:x="0.77148in" svg:y="4.01823in" svg:width="5.32736in" svg:height="0.64495in" presentation:class="outline" presentation:placeholder="false">
        <draw:text-box>
          <text:list text:style-name="a824">
            <text:list-item>
              <text:p text:style-name="a823" text:class-names="" text:cond-style-name=""><text:span text:style-name="a822" text:class-names="">Click to edit Master text styles</text:span></text:p>
            </text:list-item>
          </text:list>
        </draw:text-box>
        <svg:title/>
        <svg:desc/>
      </draw:frame>
      <draw:frame draw:id="id81" presentation:style-name="a829" draw:name="Text Placeholder 5" svg:x="6.84918in" svg:y="0.97791in" svg:width="3.4451in" svg:height="3.68526in" presentation:class="outline" presentation:placeholder="false">
        <draw:text-box>
          <text:list text:style-name="a828">
            <text:list-item>
              <text:p text:style-name="a827" text:class-names="" text:cond-style-name=""><text:span text:style-name="a826" text:class-names="">Click to edit Master text styles</text:span></text:p>
            </text:list-item>
          </text:list>
        </draw:text-box>
        <svg:title/>
        <svg:desc/>
      </draw:frame>
      <draw:frame draw:id="id82" presentation:style-name="a833" draw:name="Date Placeholder 3" svg:x="8.4406in" svg:y="5.46294in" svg:width="1.21501in" svg:height="0.33017in" presentation:class="date-time" presentation:placeholder="false">
        <draw:text-box>
          <text:p text:style-name="a832" text:class-names="" text:cond-style-name=""><text:span text:style-name="a830" text:class-names=""><text:date text:fixed="false" style:data-style-name="a831">11/16/2023</text:date></text:span></text:p>
        </draw:text-box>
        <svg:title/>
        <svg:desc/>
      </draw:frame>
      <draw:frame draw:id="id83" presentation:style-name="a836" draw:name="Footer Placeholder 4" svg:x="0.40827in" svg:y="5.46294in" svg:width="7.81641in" svg:height="0.33017in" presentation:class="footer" presentation:placeholder="false">
        <draw:text-box>
          <text:p text:style-name="a835" text:class-names="" text:cond-style-name=""><text:span text:style-name="a834" text:class-names=""/></text:p>
        </draw:text-box>
        <svg:title/>
        <svg:desc/>
      </draw:frame>
      <draw:frame draw:id="id84" presentation:style-name="a839" draw:name="Slide Number Placeholder 5" svg:x="9.65561in" svg:y="5.34948in" svg:width="0.96043in" svg:height="0.44363in" presentation:class="page-number" presentation:placeholder="false">
        <draw:text-box>
          <text:p text:style-name="a838" text:class-names="" text:cond-style-name=""><text:span text:style-name="a837" text:class-names=""><text:page-number style:num-format="1" text:fixed="false">‹#›</text:page-number></text:span></text:p>
        </draw:text-box>
        <svg:title/>
        <svg:desc/>
      </draw:frame>
      <presentation:notes style:page-layout-name="pageLayout2" draw:style-name="a885">
        <draw:frame draw:id="id5" presentation:style-name="a842" draw:name="Symbol zastępczy nagłówka 1" svg:x="0in" svg:y="0in" svg:width="3.58333in" svg:height="0.58681in" presentation:class="header" presentation:placeholder="false">
          <draw:text-box>
            <text:p text:style-name="a841" text:class-names="" text:cond-style-name=""><text:span text:style-name="a840" text:class-names=""/></text:p>
          </draw:text-box>
          <svg:title/>
          <svg:desc/>
        </draw:frame>
        <draw:frame draw:id="id6" presentation:style-name="a846" draw:name="Symbol zastępczy daty 2" svg:x="4.68229in" svg:y="0in" svg:width="3.58333in" svg:height="0.58681in" presentation:class="date-time" presentation:placeholder="false">
          <draw:text-box>
            <text:p text:style-name="a845" text:class-names="" text:cond-style-name=""><text:span text:style-name="a843" text:class-names=""><text:date text:fixed="false" style:data-style-name="a844"/></text:span></text:p>
          </draw:text-box>
          <svg:title/>
          <svg:desc/>
        </draw:frame>
        <draw:page-thumbnail svg:x="0.62674in" svg:y="1.46181in" svg:width="7.01389in" svg:height="3.94618in" presentation:class="page" draw:id="id7" presentation:style-name="a847" draw:name="Symbol zastępczy obrazu slajdu 3">
          <svg:title/>
          <svg:desc/>
        </draw:page-thumbnail>
        <draw:frame draw:id="id8" presentation:style-name="a862" draw:name="Symbol zastępczy notatek 4" svg:x="0.82639in" svg:y="5.62674in" svg:width="6.61458in" svg:height="4.60417in" presentation:class="notes" presentation:placeholder="false">
          <draw:text-box>
            <text:p text:style-name="a849" text:class-names="" text:cond-style-name=""><text:span text:style-name="a848" text:class-names="">Kliknij, aby edytować style wzorca tekstu</text:span></text:p>
            <text:list text:style-name="a852">
              <text:list-item>
                <text:list text:style-name="a852">
                  <text:list-item>
                    <text:p text:style-name="a851" text:class-names="" text:cond-style-name=""><text:span text:style-name="a850" text:class-names="">Drugi poziom</text:span></text:p>
                  </text:list-item>
                </text:list>
              </text:list-item>
            </text:list>
            <text:list text:style-name="a855">
              <text:list-item>
                <text:list text:style-name="a855">
                  <text:list-item>
                    <text:list text:style-name="a855">
                      <text:list-item>
                        <text:p text:style-name="a854" text:class-names="" text:cond-style-name=""><text:span text:style-name="a853" text:class-names="">Trzeci poziom</text:span></text:p>
                      </text:list-item>
                    </text:list>
                  </text:list-item>
                </text:list>
              </text:list-item>
            </text:list>
            <text:list text:style-name="a858">
              <text:list-item>
                <text:list text:style-name="a858">
                  <text:list-item>
                    <text:list text:style-name="a858">
                      <text:list-item>
                        <text:list text:style-name="a858">
                          <text:list-item>
                            <text:p text:style-name="a857" text:class-names="" text:cond-style-name=""><text:span text:style-name="a856" text:class-names="">Czwarty poziom</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9"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863" draw:name="Symbol zastępczy obrazu slajdu 7">
          <svg:title/>
          <svg:desc/>
        </draw:page-thumbnail>
        <draw:frame draw:id="id10" presentation:style-name="a866" draw:name="Symbol zastępczy notatek 8" svg:x="0.82677in" svg:y="5.55394in" svg:width="6.61378in" svg:height="5.26142in" presentation:class="notes" presentation:placeholder="false">
          <draw:text-box>
            <text:p text:style-name="a865" text:class-names="" text:cond-style-name=""><text:span text:style-name="a864" text:class-names=""/></text:p>
          </draw:text-box>
          <svg:title/>
          <svg:desc/>
        </draw:frame>
        <draw:frame draw:id="id11" presentation:style-name="a869" draw:name="Symbol zastępczy nagłówka 9" svg:x="0in" svg:y="0in" svg:width="3.5878in" svg:height="0.58425in" presentation:class="header" presentation:placeholder="false">
          <draw:text-box>
            <text:p text:style-name="a868" text:class-names="" text:cond-style-name=""><text:span text:style-name="a867" text:class-names=""/></text:p>
          </draw:text-box>
          <svg:title/>
          <svg:desc/>
        </draw:frame>
        <draw:frame draw:id="id12" presentation:style-name="a872" draw:name="Symbol zastępczy daty 10" svg:x="4.67953in" svg:y="0in" svg:width="3.5878in" svg:height="0.58425in" presentation:class="date-time" presentation:placeholder="false">
          <draw:text-box>
            <text:p text:style-name="a871" text:class-names="" text:cond-style-name=""><text:span text:style-name="a870" text:class-names=""/></text:p>
          </draw:text-box>
          <svg:title/>
          <svg:desc/>
        </draw:frame>
        <draw:frame draw:id="id13" presentation:style-name="a875" draw:name="Symbol zastępczy stopki 11" svg:x="0in" svg:y="11.10827in" svg:width="3.5878in" svg:height="0.58425in" presentation:class="footer" presentation:placeholder="false">
          <draw:text-box>
            <text:p text:style-name="a874" text:class-names="" text:cond-style-name=""><text:span text:style-name="a873" text:class-names=""/></text:p>
          </draw:text-box>
          <svg:title/>
          <svg:desc/>
        </draw:frame>
        <draw:frame draw:id="id14" presentation:style-name="a878" draw:name="Symbol zastępczy numeru slajdu 12" svg:x="4.67953in" svg:y="11.10827in" svg:width="3.5878in" svg:height="0.58425in" presentation:class="page-number" presentation:placeholder="false">
          <draw:text-box>
            <text:p text:style-name="a877" text:class-names="" text:cond-style-name=""><text:span text:style-name="a876" text:class-names=""><text:page-number style:num-format="1" text:fixed="false"/></text:span></text:p>
          </draw:text-box>
          <svg:title/>
          <svg:desc/>
        </draw:frame>
        <draw:frame draw:id="id15" presentation:style-name="a881" draw:name="Symbol zastępczy stopki 5" svg:x="0in" svg:y="11.1059in" svg:width="3.58333in" svg:height="0.58681in" presentation:class="footer" presentation:placeholder="false">
          <draw:text-box>
            <text:p text:style-name="a880" text:class-names="" text:cond-style-name=""><text:span text:style-name="a879" text:class-names=""/></text:p>
          </draw:text-box>
          <svg:title/>
          <svg:desc/>
        </draw:frame>
        <draw:frame draw:id="id16" presentation:style-name="a884" draw:name="Symbol zastępczy numeru slajdu 6" svg:x="4.68229in" svg:y="11.1059in" svg:width="3.58333in" svg:height="0.58681in" presentation:class="page-number" presentation:placeholder="false">
          <draw:text-box>
            <text:p text:style-name="a883" text:class-names="" text:cond-style-name=""><text:span text:style-name="a882" text:class-names=""><text:page-number style:num-format="1" text:fixed="false"/></text:span></text:p>
          </draw:text-box>
          <svg:title/>
          <svg:desc/>
        </draw:frame>
      </presentation:notes>
    </style:master-page>
    <style:master-page style:name="Master1-Layout12-cust-Name-Card" style:page-layout-name="pageLayout1" draw:style-name="a886">
      <draw:custom-shape svg:x="1.03162in" svg:y="2.06766in" svg:width="4.42628in" svg:height="2.26423in" draw:id="id85" draw:style-name="a88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86" presentation:style-name="a891" draw:name="Title 1" svg:x="1.22711in" svg:y="2.20273in" svg:width="3.96278in" svg:height="1.81556in" presentation:class="title" presentation:placeholder="false">
        <draw:text-box>
          <text:p text:style-name="a890" text:class-names="" text:cond-style-name=""><text:span text:style-name="a889" text:class-names="">Click to edit Master title style</text:span></text:p>
        </draw:text-box>
        <svg:title/>
        <svg:desc/>
      </draw:frame>
      <draw:frame draw:id="id87" presentation:style-name="a895" draw:name="Text Placeholder 5" svg:x="5.56641in" svg:y="2.06713in" svg:width="4.41289in" svg:height="2.07574in" presentation:class="outline" presentation:placeholder="false">
        <draw:text-box>
          <text:list text:style-name="a894">
            <text:list-item>
              <text:p text:style-name="a893" text:class-names="" text:cond-style-name=""><text:span text:style-name="a892" text:class-names="">Click to edit Master text styles</text:span></text:p>
            </text:list-item>
          </text:list>
        </draw:text-box>
        <svg:title/>
        <svg:desc/>
      </draw:frame>
      <draw:frame draw:id="id88" presentation:style-name="a899" draw:name="Date Placeholder 1" svg:x="8.4406in" svg:y="5.46294in" svg:width="1.21501in" svg:height="0.33017in" presentation:class="date-time" presentation:placeholder="false">
        <draw:text-box>
          <text:p text:style-name="a898" text:class-names="" text:cond-style-name=""><text:span text:style-name="a896" text:class-names=""><text:date text:fixed="false" style:data-style-name="a897">11/16/2023</text:date></text:span></text:p>
        </draw:text-box>
        <svg:title/>
        <svg:desc/>
      </draw:frame>
      <draw:frame draw:id="id89" presentation:style-name="a902" draw:name="Footer Placeholder 2" svg:x="0.40827in" svg:y="5.46294in" svg:width="7.81641in" svg:height="0.33017in" presentation:class="footer" presentation:placeholder="false">
        <draw:text-box>
          <text:p text:style-name="a901" text:class-names="" text:cond-style-name=""><text:span text:style-name="a900" text:class-names=""/></text:p>
        </draw:text-box>
        <svg:title/>
        <svg:desc/>
      </draw:frame>
      <draw:frame draw:id="id90" presentation:style-name="a905" draw:name="Slide Number Placeholder 3" svg:x="9.65561in" svg:y="5.34948in" svg:width="0.96043in" svg:height="0.44363in" presentation:class="page-number" presentation:placeholder="false">
        <draw:text-box>
          <text:p text:style-name="a904" text:class-names="" text:cond-style-name=""><text:span text:style-name="a903" text:class-names=""><text:page-number style:num-format="1" text:fixed="false">‹#›</text:page-number></text:span></text:p>
        </draw:text-box>
        <svg:title/>
        <svg:desc/>
      </draw:frame>
      <presentation:notes style:page-layout-name="pageLayout2" draw:style-name="a951">
        <draw:frame draw:id="id5" presentation:style-name="a908" draw:name="Symbol zastępczy nagłówka 1" svg:x="0in" svg:y="0in" svg:width="3.58333in" svg:height="0.58681in" presentation:class="header" presentation:placeholder="false">
          <draw:text-box>
            <text:p text:style-name="a907" text:class-names="" text:cond-style-name=""><text:span text:style-name="a906" text:class-names=""/></text:p>
          </draw:text-box>
          <svg:title/>
          <svg:desc/>
        </draw:frame>
        <draw:frame draw:id="id6" presentation:style-name="a912" draw:name="Symbol zastępczy daty 2" svg:x="4.68229in" svg:y="0in" svg:width="3.58333in" svg:height="0.58681in" presentation:class="date-time" presentation:placeholder="false">
          <draw:text-box>
            <text:p text:style-name="a911" text:class-names="" text:cond-style-name=""><text:span text:style-name="a909" text:class-names=""><text:date text:fixed="false" style:data-style-name="a910"/></text:span></text:p>
          </draw:text-box>
          <svg:title/>
          <svg:desc/>
        </draw:frame>
        <draw:page-thumbnail svg:x="0.62674in" svg:y="1.46181in" svg:width="7.01389in" svg:height="3.94618in" presentation:class="page" draw:id="id7" presentation:style-name="a913" draw:name="Symbol zastępczy obrazu slajdu 3">
          <svg:title/>
          <svg:desc/>
        </draw:page-thumbnail>
        <draw:frame draw:id="id8" presentation:style-name="a928" draw:name="Symbol zastępczy notatek 4" svg:x="0.82639in" svg:y="5.62674in" svg:width="6.61458in" svg:height="4.60417in" presentation:class="notes" presentation:placeholder="false">
          <draw:text-box>
            <text:p text:style-name="a915" text:class-names="" text:cond-style-name=""><text:span text:style-name="a914" text:class-names="">Kliknij, aby edytować style wzorca tekstu</text:span></text:p>
            <text:list text:style-name="a918">
              <text:list-item>
                <text:list text:style-name="a918">
                  <text:list-item>
                    <text:p text:style-name="a917" text:class-names="" text:cond-style-name=""><text:span text:style-name="a916" text:class-names="">Drugi poziom</text:span></text:p>
                  </text:list-item>
                </text:list>
              </text:list-item>
            </text:list>
            <text:list text:style-name="a921">
              <text:list-item>
                <text:list text:style-name="a921">
                  <text:list-item>
                    <text:list text:style-name="a921">
                      <text:list-item>
                        <text:p text:style-name="a920" text:class-names="" text:cond-style-name=""><text:span text:style-name="a919" text:class-names="">Trzeci poziom</text:span></text:p>
                      </text:list-item>
                    </text:list>
                  </text:list-item>
                </text:list>
              </text:list-item>
            </text:list>
            <text:list text:style-name="a924">
              <text:list-item>
                <text:list text:style-name="a924">
                  <text:list-item>
                    <text:list text:style-name="a924">
                      <text:list-item>
                        <text:list text:style-name="a924">
                          <text:list-item>
                            <text:p text:style-name="a923" text:class-names="" text:cond-style-name=""><text:span text:style-name="a922" text:class-names="">Czwarty poziom</text:span></text:p>
                          </text:list-item>
                        </text:list>
                      </text:list-item>
                    </text:list>
                  </text:list-item>
                </text:list>
              </text:list-item>
            </text:list>
            <text:list text:style-name="a927">
              <text:list-item>
                <text:list text:style-name="a927">
                  <text:list-item>
                    <text:list text:style-name="a927">
                      <text:list-item>
                        <text:list text:style-name="a927">
                          <text:list-item>
                            <text:list text:style-name="a927">
                              <text:list-item>
                                <text:p text:style-name="a926" text:class-names="" text:cond-style-name=""><text:span text:style-name="a925"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929" draw:name="Symbol zastępczy obrazu slajdu 7">
          <svg:title/>
          <svg:desc/>
        </draw:page-thumbnail>
        <draw:frame draw:id="id10" presentation:style-name="a932" draw:name="Symbol zastępczy notatek 8" svg:x="0.82677in" svg:y="5.55394in" svg:width="6.61378in" svg:height="5.26142in" presentation:class="notes" presentation:placeholder="false">
          <draw:text-box>
            <text:p text:style-name="a931" text:class-names="" text:cond-style-name=""><text:span text:style-name="a930" text:class-names=""/></text:p>
          </draw:text-box>
          <svg:title/>
          <svg:desc/>
        </draw:frame>
        <draw:frame draw:id="id11" presentation:style-name="a935" draw:name="Symbol zastępczy nagłówka 9" svg:x="0in" svg:y="0in" svg:width="3.5878in" svg:height="0.58425in" presentation:class="header" presentation:placeholder="false">
          <draw:text-box>
            <text:p text:style-name="a934" text:class-names="" text:cond-style-name=""><text:span text:style-name="a933" text:class-names=""/></text:p>
          </draw:text-box>
          <svg:title/>
          <svg:desc/>
        </draw:frame>
        <draw:frame draw:id="id12" presentation:style-name="a938" draw:name="Symbol zastępczy daty 10" svg:x="4.67953in" svg:y="0in" svg:width="3.5878in" svg:height="0.58425in" presentation:class="date-time" presentation:placeholder="false">
          <draw:text-box>
            <text:p text:style-name="a937" text:class-names="" text:cond-style-name=""><text:span text:style-name="a936" text:class-names=""/></text:p>
          </draw:text-box>
          <svg:title/>
          <svg:desc/>
        </draw:frame>
        <draw:frame draw:id="id13" presentation:style-name="a941" draw:name="Symbol zastępczy stopki 11" svg:x="0in" svg:y="11.10827in" svg:width="3.5878in" svg:height="0.58425in" presentation:class="footer" presentation:placeholder="false">
          <draw:text-box>
            <text:p text:style-name="a940" text:class-names="" text:cond-style-name=""><text:span text:style-name="a939" text:class-names=""/></text:p>
          </draw:text-box>
          <svg:title/>
          <svg:desc/>
        </draw:frame>
        <draw:frame draw:id="id14" presentation:style-name="a944" draw:name="Symbol zastępczy numeru slajdu 12" svg:x="4.67953in" svg:y="11.10827in" svg:width="3.5878in" svg:height="0.58425in" presentation:class="page-number" presentation:placeholder="false">
          <draw:text-box>
            <text:p text:style-name="a943" text:class-names="" text:cond-style-name=""><text:span text:style-name="a942" text:class-names=""><text:page-number style:num-format="1" text:fixed="false"/></text:span></text:p>
          </draw:text-box>
          <svg:title/>
          <svg:desc/>
        </draw:frame>
        <draw:frame draw:id="id15" presentation:style-name="a947" draw:name="Symbol zastępczy stopki 5" svg:x="0in" svg:y="11.1059in" svg:width="3.58333in" svg:height="0.58681in" presentation:class="footer" presentation:placeholder="false">
          <draw:text-box>
            <text:p text:style-name="a946" text:class-names="" text:cond-style-name=""><text:span text:style-name="a945" text:class-names=""/></text:p>
          </draw:text-box>
          <svg:title/>
          <svg:desc/>
        </draw:frame>
        <draw:frame draw:id="id16" presentation:style-name="a950" draw:name="Symbol zastępczy numeru slajdu 6" svg:x="4.68229in" svg:y="11.1059in" svg:width="3.58333in" svg:height="0.58681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master-page>
    <style:master-page style:name="Master1-Layout13-vertTx-Title-and-Vertical-Text" style:page-layout-name="pageLayout1" draw:style-name="a952">
      <draw:custom-shape svg:x="0in" svg:y="0in" svg:width="11.02431in" svg:height="1.97669in" draw:id="id91" draw:style-name="a954"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92" presentation:style-name="a957" draw:name="Title 1" svg:x="0.73242in" svg:y="0.40437in" svg:width="9.55946in" svg:height="0.87753in" presentation:class="title" presentation:placeholder="false">
        <draw:text-box>
          <text:p text:style-name="a956" text:class-names="" text:cond-style-name=""><text:span text:style-name="a955" text:class-names="">Click to edit Master title style</text:span></text:p>
        </draw:text-box>
        <svg:title/>
        <svg:desc/>
      </draw:frame>
      <draw:frame draw:id="id93" presentation:style-name="a973" draw:name="Vertical Text Placeholder 2" svg:x="0.73242in" svg:y="1.97526in" svg:width="9.55158in" svg:height="3.3226in" presentation:class="outline" presentation:placeholder="false">
        <draw:text-box>
          <text:list text:style-name="a960">
            <text:list-item>
              <text:p text:style-name="a959" text:class-names="" text:cond-style-name=""><text:span text:style-name="a958" text:class-names="">Click to edit Master text styles</text:span></text:p>
            </text:list-item>
          </text:list>
          <text:list text:style-name="a963">
            <text:list-item>
              <text:list text:style-name="a963">
                <text:list-item>
                  <text:p text:style-name="a962" text:class-names="" text:cond-style-name=""><text:span text:style-name="a961" text:class-names="">Second level</text:span></text:p>
                </text:list-item>
              </text:list>
            </text:list-item>
          </text:list>
          <text:list text:style-name="a966">
            <text:list-item>
              <text:list text:style-name="a966">
                <text:list-item>
                  <text:list text:style-name="a966">
                    <text:list-item>
                      <text:p text:style-name="a965" text:class-names="" text:cond-style-name=""><text:span text:style-name="a964" text:class-names="">Third level</text:span></text:p>
                    </text:list-item>
                  </text:list>
                </text:list-item>
              </text:list>
            </text:list-item>
          </text:list>
          <text:list text:style-name="a969">
            <text:list-item>
              <text:list text:style-name="a969">
                <text:list-item>
                  <text:list text:style-name="a969">
                    <text:list-item>
                      <text:list text:style-name="a969">
                        <text:list-item>
                          <text:p text:style-name="a968" text:class-names="" text:cond-style-name=""><text:span text:style-name="a967" text:class-names="">Fourth level</text:span></text:p>
                        </text:list-item>
                      </text:list>
                    </text:list-item>
                  </text:list>
                </text:list-item>
              </text:list>
            </text:list-item>
          </text:list>
          <text:list text:style-name="a972">
            <text:list-item>
              <text:list text:style-name="a972">
                <text:list-item>
                  <text:list text:style-name="a972">
                    <text:list-item>
                      <text:list text:style-name="a972">
                        <text:list-item>
                          <text:list text:style-name="a972">
                            <text:list-item>
                              <text:p text:style-name="a971" text:class-names="" text:cond-style-name=""><text:span text:style-name="a970" text:class-names="">Fifth level</text:span></text:p>
                            </text:list-item>
                          </text:list>
                        </text:list-item>
                      </text:list>
                    </text:list-item>
                  </text:list>
                </text:list-item>
              </text:list>
            </text:list-item>
          </text:list>
        </draw:text-box>
        <svg:title/>
        <svg:desc/>
      </draw:frame>
      <draw:frame draw:id="id94" presentation:style-name="a977" draw:name="Date Placeholder 3" svg:x="8.4406in" svg:y="5.46294in" svg:width="1.21501in" svg:height="0.33017in" presentation:class="date-time" presentation:placeholder="false">
        <draw:text-box>
          <text:p text:style-name="a976" text:class-names="" text:cond-style-name=""><text:span text:style-name="a974" text:class-names=""><text:date text:fixed="false" style:data-style-name="a975">11/16/2023</text:date></text:span></text:p>
        </draw:text-box>
        <svg:title/>
        <svg:desc/>
      </draw:frame>
      <draw:frame draw:id="id95" presentation:style-name="a980" draw:name="Footer Placeholder 4" svg:x="0.40827in" svg:y="5.46294in" svg:width="7.81641in" svg:height="0.33017in" presentation:class="footer" presentation:placeholder="false">
        <draw:text-box>
          <text:p text:style-name="a979" text:class-names="" text:cond-style-name=""><text:span text:style-name="a978" text:class-names=""/></text:p>
        </draw:text-box>
        <svg:title/>
        <svg:desc/>
      </draw:frame>
      <draw:frame draw:id="id96" presentation:style-name="a983" draw:name="Slide Number Placeholder 5" svg:x="9.65561in" svg:y="5.34948in" svg:width="0.96043in" svg:height="0.44363in" presentation:class="page-number" presentation:placeholder="false">
        <draw:text-box>
          <text:p text:style-name="a982" text:class-names="" text:cond-style-name=""><text:span text:style-name="a981" text:class-names=""><text:page-number style:num-format="1" text:fixed="false">‹#›</text:page-number></text:span></text:p>
        </draw:text-box>
        <svg:title/>
        <svg:desc/>
      </draw:frame>
      <presentation:notes style:page-layout-name="pageLayout2" draw:style-name="a1029">
        <draw:frame draw:id="id5" presentation:style-name="a986" draw:name="Symbol zastępczy nagłówka 1" svg:x="0in" svg:y="0in" svg:width="3.58333in" svg:height="0.58681in" presentation:class="header" presentation:placeholder="false">
          <draw:text-box>
            <text:p text:style-name="a985" text:class-names="" text:cond-style-name=""><text:span text:style-name="a984" text:class-names=""/></text:p>
          </draw:text-box>
          <svg:title/>
          <svg:desc/>
        </draw:frame>
        <draw:frame draw:id="id6" presentation:style-name="a990" draw:name="Symbol zastępczy daty 2" svg:x="4.68229in" svg:y="0in" svg:width="3.58333in" svg:height="0.58681in" presentation:class="date-time" presentation:placeholder="false">
          <draw:text-box>
            <text:p text:style-name="a989" text:class-names="" text:cond-style-name=""><text:span text:style-name="a987" text:class-names=""><text:date text:fixed="false" style:data-style-name="a988"/></text:span></text:p>
          </draw:text-box>
          <svg:title/>
          <svg:desc/>
        </draw:frame>
        <draw:page-thumbnail svg:x="0.62674in" svg:y="1.46181in" svg:width="7.01389in" svg:height="3.94618in" presentation:class="page" draw:id="id7" presentation:style-name="a991" draw:name="Symbol zastępczy obrazu slajdu 3">
          <svg:title/>
          <svg:desc/>
        </draw:page-thumbnail>
        <draw:frame draw:id="id8" presentation:style-name="a1006" draw:name="Symbol zastępczy notatek 4" svg:x="0.82639in" svg:y="5.62674in" svg:width="6.61458in" svg:height="4.60417in" presentation:class="notes" presentation:placeholder="false">
          <draw:text-box>
            <text:p text:style-name="a993" text:class-names="" text:cond-style-name=""><text:span text:style-name="a992" text:class-names="">Kliknij, aby edytować style wzorca tekstu</text:span></text:p>
            <text:list text:style-name="a996">
              <text:list-item>
                <text:list text:style-name="a996">
                  <text:list-item>
                    <text:p text:style-name="a995" text:class-names="" text:cond-style-name=""><text:span text:style-name="a994" text:class-names="">Drugi poziom</text:span></text:p>
                  </text:list-item>
                </text:list>
              </text:list-item>
            </text:list>
            <text:list text:style-name="a999">
              <text:list-item>
                <text:list text:style-name="a999">
                  <text:list-item>
                    <text:list text:style-name="a999">
                      <text:list-item>
                        <text:p text:style-name="a998" text:class-names="" text:cond-style-name=""><text:span text:style-name="a997" text:class-names="">Trzeci poziom</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Czwarty poziom</text:span></text:p>
                          </text:list-item>
                        </text:list>
                      </text:list-item>
                    </text:list>
                  </text:list-item>
                </text:list>
              </text:list-item>
            </text:list>
            <text:list text:style-name="a1005">
              <text:list-item>
                <text:list text:style-name="a1005">
                  <text:list-item>
                    <text:list text:style-name="a1005">
                      <text:list-item>
                        <text:list text:style-name="a1005">
                          <text:list-item>
                            <text:list text:style-name="a1005">
                              <text:list-item>
                                <text:p text:style-name="a1004" text:class-names="" text:cond-style-name=""><text:span text:style-name="a1003"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1007" draw:name="Symbol zastępczy obrazu slajdu 7">
          <svg:title/>
          <svg:desc/>
        </draw:page-thumbnail>
        <draw:frame draw:id="id10" presentation:style-name="a1010" draw:name="Symbol zastępczy notatek 8" svg:x="0.82677in" svg:y="5.55394in" svg:width="6.61378in" svg:height="5.26142in" presentation:class="notes" presentation:placeholder="false">
          <draw:text-box>
            <text:p text:style-name="a1009" text:class-names="" text:cond-style-name=""><text:span text:style-name="a1008" text:class-names=""/></text:p>
          </draw:text-box>
          <svg:title/>
          <svg:desc/>
        </draw:frame>
        <draw:frame draw:id="id11" presentation:style-name="a1013" draw:name="Symbol zastępczy nagłówka 9" svg:x="0in" svg:y="0in" svg:width="3.5878in" svg:height="0.58425in" presentation:class="header" presentation:placeholder="false">
          <draw:text-box>
            <text:p text:style-name="a1012" text:class-names="" text:cond-style-name=""><text:span text:style-name="a1011" text:class-names=""/></text:p>
          </draw:text-box>
          <svg:title/>
          <svg:desc/>
        </draw:frame>
        <draw:frame draw:id="id12" presentation:style-name="a1016" draw:name="Symbol zastępczy daty 10" svg:x="4.67953in" svg:y="0in" svg:width="3.5878in" svg:height="0.58425in" presentation:class="date-time" presentation:placeholder="false">
          <draw:text-box>
            <text:p text:style-name="a1015" text:class-names="" text:cond-style-name=""><text:span text:style-name="a1014" text:class-names=""/></text:p>
          </draw:text-box>
          <svg:title/>
          <svg:desc/>
        </draw:frame>
        <draw:frame draw:id="id13" presentation:style-name="a1019" draw:name="Symbol zastępczy stopki 11" svg:x="0in" svg:y="11.10827in" svg:width="3.5878in" svg:height="0.58425in" presentation:class="footer" presentation:placeholder="false">
          <draw:text-box>
            <text:p text:style-name="a1018" text:class-names="" text:cond-style-name=""><text:span text:style-name="a1017" text:class-names=""/></text:p>
          </draw:text-box>
          <svg:title/>
          <svg:desc/>
        </draw:frame>
        <draw:frame draw:id="id14" presentation:style-name="a1022" draw:name="Symbol zastępczy numeru slajdu 12" svg:x="4.67953in" svg:y="11.10827in" svg:width="3.5878in" svg:height="0.58425in" presentation:class="page-number" presentation:placeholder="false">
          <draw:text-box>
            <text:p text:style-name="a1021" text:class-names="" text:cond-style-name=""><text:span text:style-name="a1020" text:class-names=""><text:page-number style:num-format="1" text:fixed="false"/></text:span></text:p>
          </draw:text-box>
          <svg:title/>
          <svg:desc/>
        </draw:frame>
        <draw:frame draw:id="id15" presentation:style-name="a1025" draw:name="Symbol zastępczy stopki 5" svg:x="0in" svg:y="11.1059in" svg:width="3.58333in" svg:height="0.58681in" presentation:class="footer" presentation:placeholder="false">
          <draw:text-box>
            <text:p text:style-name="a1024" text:class-names="" text:cond-style-name=""><text:span text:style-name="a1023" text:class-names=""/></text:p>
          </draw:text-box>
          <svg:title/>
          <svg:desc/>
        </draw:frame>
        <draw:frame draw:id="id16" presentation:style-name="a1028" draw:name="Symbol zastępczy numeru slajdu 6" svg:x="4.68229in" svg:y="11.1059in" svg:width="3.58333in" svg:height="0.58681in" presentation:class="page-number" presentation:placeholder="false">
          <draw:text-box>
            <text:p text:style-name="a1027" text:class-names="" text:cond-style-name=""><text:span text:style-name="a1026" text:class-names=""><text:page-number style:num-format="1" text:fixed="false"/></text:span></text:p>
          </draw:text-box>
          <svg:title/>
          <svg:desc/>
        </draw:frame>
      </presentation:notes>
    </style:master-page>
    <style:master-page style:name="Master1-Layout14-vertTitleAndTx-Vertical-Title-and-Text" style:page-layout-name="pageLayout1" draw:style-name="a1030">
      <draw:custom-shape svg:x="6.93509in" svg:y="0.40338in" svg:width="4.08922in" svg:height="4.89651in" draw:id="id97" draw:style-name="a1032"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98" presentation:style-name="a1035" draw:name="Vertical Title 1" svg:x="7.39976in" svg:y="0.53005in" svg:width="2.25585in" svg:height="4.64317in" presentation:class="title" presentation:placeholder="false">
        <draw:text-box>
          <text:p text:style-name="a1034" text:class-names="" text:cond-style-name=""><text:span text:style-name="a1033" text:class-names="">Click to edit Master title style</text:span></text:p>
        </draw:text-box>
        <svg:title/>
        <svg:desc/>
      </draw:frame>
      <draw:frame draw:id="id99" presentation:style-name="a1051" draw:name="Vertical Text Placeholder 2" svg:x="0.73242in" svg:y="0.40338in" svg:width="5.97832in" svg:height="4.89651in" presentation:class="outline" presentation:placeholder="false">
        <draw:text-box>
          <text:list text:style-name="a1038">
            <text:list-item>
              <text:p text:style-name="a1037" text:class-names="" text:cond-style-name=""><text:span text:style-name="a1036" text:class-names="">Click to edit Master text styles</text:span></text:p>
            </text:list-item>
          </text:list>
          <text:list text:style-name="a1041">
            <text:list-item>
              <text:list text:style-name="a1041">
                <text:list-item>
                  <text:p text:style-name="a1040" text:class-names="" text:cond-style-name=""><text:span text:style-name="a1039" text:class-names="">Second level</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hird level</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Fourth level</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8" text:class-names="">Fifth level</text:span></text:p>
                            </text:list-item>
                          </text:list>
                        </text:list-item>
                      </text:list>
                    </text:list-item>
                  </text:list>
                </text:list-item>
              </text:list>
            </text:list-item>
          </text:list>
        </draw:text-box>
        <svg:title/>
        <svg:desc/>
      </draw:frame>
      <draw:frame draw:id="id100" presentation:style-name="a1055" draw:name="Date Placeholder 3" svg:x="8.4406in" svg:y="5.46294in" svg:width="1.21501in" svg:height="0.33017in" presentation:class="date-time" presentation:placeholder="false">
        <draw:text-box>
          <text:p text:style-name="a1054" text:class-names="" text:cond-style-name=""><text:span text:style-name="a1052" text:class-names=""><text:date text:fixed="false" style:data-style-name="a1053">11/16/2023</text:date></text:span></text:p>
        </draw:text-box>
        <svg:title/>
        <svg:desc/>
      </draw:frame>
      <draw:frame draw:id="id101" presentation:style-name="a1058" draw:name="Footer Placeholder 4" svg:x="0.40827in" svg:y="5.46294in" svg:width="7.81641in" svg:height="0.33017in" presentation:class="footer" presentation:placeholder="false">
        <draw:text-box>
          <text:p text:style-name="a1057" text:class-names="" text:cond-style-name=""><text:span text:style-name="a1056" text:class-names=""/></text:p>
        </draw:text-box>
        <svg:title/>
        <svg:desc/>
      </draw:frame>
      <draw:frame draw:id="id102" presentation:style-name="a1061" draw:name="Slide Number Placeholder 5" svg:x="9.65561in" svg:y="5.34948in" svg:width="0.96043in" svg:height="0.44363in" presentation:class="page-number" presentation:placeholder="false">
        <draw:text-box>
          <text:p text:style-name="a1060" text:class-names="" text:cond-style-name=""><text:span text:style-name="a1059" text:class-names=""><text:page-number style:num-format="1" text:fixed="false">‹#›</text:page-number></text:span></text:p>
        </draw:text-box>
        <svg:title/>
        <svg:desc/>
      </draw:frame>
      <presentation:notes style:page-layout-name="pageLayout2" draw:style-name="a1107">
        <draw:frame draw:id="id5" presentation:style-name="a1064" draw:name="Symbol zastępczy nagłówka 1" svg:x="0in" svg:y="0in" svg:width="3.58333in" svg:height="0.58681in" presentation:class="header" presentation:placeholder="false">
          <draw:text-box>
            <text:p text:style-name="a1063" text:class-names="" text:cond-style-name=""><text:span text:style-name="a1062" text:class-names=""/></text:p>
          </draw:text-box>
          <svg:title/>
          <svg:desc/>
        </draw:frame>
        <draw:frame draw:id="id6" presentation:style-name="a1068" draw:name="Symbol zastępczy daty 2" svg:x="4.68229in" svg:y="0in" svg:width="3.58333in" svg:height="0.58681in" presentation:class="date-time" presentation:placeholder="false">
          <draw:text-box>
            <text:p text:style-name="a1067" text:class-names="" text:cond-style-name=""><text:span text:style-name="a1065" text:class-names=""><text:date text:fixed="false" style:data-style-name="a1066"/></text:span></text:p>
          </draw:text-box>
          <svg:title/>
          <svg:desc/>
        </draw:frame>
        <draw:page-thumbnail svg:x="0.62674in" svg:y="1.46181in" svg:width="7.01389in" svg:height="3.94618in" presentation:class="page" draw:id="id7" presentation:style-name="a1069" draw:name="Symbol zastępczy obrazu slajdu 3">
          <svg:title/>
          <svg:desc/>
        </draw:page-thumbnail>
        <draw:frame draw:id="id8" presentation:style-name="a1084" draw:name="Symbol zastępczy notatek 4" svg:x="0.82639in" svg:y="5.62674in" svg:width="6.61458in" svg:height="4.60417in" presentation:class="notes" presentation:placeholder="false">
          <draw:text-box>
            <text:p text:style-name="a1071" text:class-names="" text:cond-style-name=""><text:span text:style-name="a1070" text:class-names="">Kliknij, aby edytować style wzorca tekstu</text:span></text:p>
            <text:list text:style-name="a1074">
              <text:list-item>
                <text:list text:style-name="a1074">
                  <text:list-item>
                    <text:p text:style-name="a1073" text:class-names="" text:cond-style-name=""><text:span text:style-name="a1072" text:class-names="">Drugi poziom</text:span></text:p>
                  </text:list-item>
                </text:list>
              </text:list-item>
            </text:list>
            <text:list text:style-name="a1077">
              <text:list-item>
                <text:list text:style-name="a1077">
                  <text:list-item>
                    <text:list text:style-name="a1077">
                      <text:list-item>
                        <text:p text:style-name="a1076" text:class-names="" text:cond-style-name=""><text:span text:style-name="a1075" text:class-names="">Trzeci poziom</text:span></text:p>
                      </text:list-item>
                    </text:list>
                  </text:list-item>
                </text:list>
              </text:list-item>
            </text:list>
            <text:list text:style-name="a1080">
              <text:list-item>
                <text:list text:style-name="a1080">
                  <text:list-item>
                    <text:list text:style-name="a1080">
                      <text:list-item>
                        <text:list text:style-name="a1080">
                          <text:list-item>
                            <text:p text:style-name="a1079" text:class-names="" text:cond-style-name=""><text:span text:style-name="a1078" text:class-names="">Czwarty poziom</text:span></text:p>
                          </text:list-item>
                        </text:list>
                      </text:list-item>
                    </text:list>
                  </text:list-item>
                </text:list>
              </text:list-item>
            </text:list>
            <text:list text:style-name="a1083">
              <text:list-item>
                <text:list text:style-name="a1083">
                  <text:list-item>
                    <text:list text:style-name="a1083">
                      <text:list-item>
                        <text:list text:style-name="a1083">
                          <text:list-item>
                            <text:list text:style-name="a1083">
                              <text:list-item>
                                <text:p text:style-name="a1082" text:class-names="" text:cond-style-name=""><text:span text:style-name="a1081" text:class-names="">Piąty poziom</text:span></text:p>
                              </text:list-item>
                            </text:list>
                          </text:list-item>
                        </text:list>
                      </text:list-item>
                    </text:list>
                  </text:list-item>
                </text:list>
              </text:list-item>
            </text:list>
          </draw:text-box>
          <svg:title/>
          <svg:desc/>
        </draw:frame>
        <draw:page-thumbnail svg:x="1.21063in" svg:y="0.88858in" svg:width="5.84567in" svg:height="4.38425in" presentation:class="page" draw:id="id9" presentation:style-name="a1085" draw:name="Symbol zastępczy obrazu slajdu 7">
          <svg:title/>
          <svg:desc/>
        </draw:page-thumbnail>
        <draw:frame draw:id="id10" presentation:style-name="a1088" draw:name="Symbol zastępczy notatek 8" svg:x="0.82677in" svg:y="5.55394in" svg:width="6.61378in" svg:height="5.26142in" presentation:class="notes" presentation:placeholder="false">
          <draw:text-box>
            <text:p text:style-name="a1087" text:class-names="" text:cond-style-name=""><text:span text:style-name="a1086" text:class-names=""/></text:p>
          </draw:text-box>
          <svg:title/>
          <svg:desc/>
        </draw:frame>
        <draw:frame draw:id="id11" presentation:style-name="a1091" draw:name="Symbol zastępczy nagłówka 9" svg:x="0in" svg:y="0in" svg:width="3.5878in" svg:height="0.58425in" presentation:class="header" presentation:placeholder="false">
          <draw:text-box>
            <text:p text:style-name="a1090" text:class-names="" text:cond-style-name=""><text:span text:style-name="a1089" text:class-names=""/></text:p>
          </draw:text-box>
          <svg:title/>
          <svg:desc/>
        </draw:frame>
        <draw:frame draw:id="id12" presentation:style-name="a1094" draw:name="Symbol zastępczy daty 10" svg:x="4.67953in" svg:y="0in" svg:width="3.5878in" svg:height="0.58425in" presentation:class="date-time" presentation:placeholder="false">
          <draw:text-box>
            <text:p text:style-name="a1093" text:class-names="" text:cond-style-name=""><text:span text:style-name="a1092" text:class-names=""/></text:p>
          </draw:text-box>
          <svg:title/>
          <svg:desc/>
        </draw:frame>
        <draw:frame draw:id="id13" presentation:style-name="a1097" draw:name="Symbol zastępczy stopki 11" svg:x="0in" svg:y="11.10827in" svg:width="3.5878in" svg:height="0.58425in" presentation:class="footer" presentation:placeholder="false">
          <draw:text-box>
            <text:p text:style-name="a1096" text:class-names="" text:cond-style-name=""><text:span text:style-name="a1095" text:class-names=""/></text:p>
          </draw:text-box>
          <svg:title/>
          <svg:desc/>
        </draw:frame>
        <draw:frame draw:id="id14" presentation:style-name="a1100" draw:name="Symbol zastępczy numeru slajdu 12" svg:x="4.67953in" svg:y="11.10827in" svg:width="3.5878in" svg:height="0.58425in" presentation:class="page-number" presentation:placeholder="false">
          <draw:text-box>
            <text:p text:style-name="a1099" text:class-names="" text:cond-style-name=""><text:span text:style-name="a1098" text:class-names=""><text:page-number style:num-format="1" text:fixed="false"/></text:span></text:p>
          </draw:text-box>
          <svg:title/>
          <svg:desc/>
        </draw:frame>
        <draw:frame draw:id="id15" presentation:style-name="a1103" draw:name="Symbol zastępczy stopki 5" svg:x="0in" svg:y="11.1059in" svg:width="3.58333in" svg:height="0.58681in" presentation:class="footer" presentation:placeholder="false">
          <draw:text-box>
            <text:p text:style-name="a1102" text:class-names="" text:cond-style-name=""><text:span text:style-name="a1101" text:class-names=""/></text:p>
          </draw:text-box>
          <svg:title/>
          <svg:desc/>
        </draw:frame>
        <draw:frame draw:id="id16" presentation:style-name="a1106" draw:name="Symbol zastępczy numeru slajdu 6" svg:x="4.68229in" svg:y="11.1059in" svg:width="3.58333in" svg:height="0.58681in" presentation:class="page-number" presentation:placeholder="false">
          <draw:text-box>
            <text:p text:style-name="a1105" text:class-names="" text:cond-style-name=""><text:span text:style-name="a1104" text:class-names=""><text:page-number style:num-format="1" text:fixed="false"/></text:span></text:p>
          </draw:text-box>
          <svg:title/>
          <svg:desc/>
        </draw:frame>
      </presentation:notes>
    </style:master-page>
    <style:handout-master style:page-layout-name="pageLayout3" draw:style-name="a1108">
      <draw:frame draw:id="id103" presentation:style-name="a1111" draw:name="Symbol zastępczy nagłówka 5" svg:x="0in" svg:y="0in" svg:width="3.5878in" svg:height="0.58425in" presentation:class="header" presentation:placeholder="false">
        <draw:text-box>
          <text:p text:style-name="a1110" text:class-names="" text:cond-style-name=""><text:span text:style-name="a1109" text:class-names=""/></text:p>
        </draw:text-box>
        <svg:title/>
        <svg:desc/>
      </draw:frame>
      <draw:frame draw:id="id104" presentation:style-name="a1114" draw:name="Symbol zastępczy daty 6" svg:x="4.67953in" svg:y="0in" svg:width="3.5878in" svg:height="0.58425in" presentation:class="date-time" presentation:placeholder="false">
        <draw:text-box>
          <text:p text:style-name="a1113" text:class-names="" text:cond-style-name=""><text:span text:style-name="a1112" text:class-names=""/></text:p>
        </draw:text-box>
        <svg:title/>
        <svg:desc/>
      </draw:frame>
      <draw:frame draw:id="id105" presentation:style-name="a1117" draw:name="Symbol zastępczy stopki 7" svg:x="0in" svg:y="11.10827in" svg:width="3.5878in" svg:height="0.58425in" presentation:class="footer" presentation:placeholder="false">
        <draw:text-box>
          <text:p text:style-name="a1116" text:class-names="" text:cond-style-name=""><text:span text:style-name="a1115" text:class-names=""/></text:p>
        </draw:text-box>
        <svg:title/>
        <svg:desc/>
      </draw:frame>
      <draw:frame draw:id="id106" presentation:style-name="a1120" draw:name="Symbol zastępczy numeru slajdu 8" svg:x="4.67953in" svg:y="11.10827in" svg:width="3.5878in" svg:height="0.58425in" presentation:class="page-number" presentation:placeholder="false">
        <draw:text-box>
          <text:p text:style-name="a1119" text:class-names="" text:cond-style-name=""><text:span text:style-name="a1118" text:class-names=""><text:page-number style:num-format="1" text:fixed="false"/></text:span></text:p>
        </draw:text-box>
        <svg:title/>
        <svg:desc/>
      </draw:frame>
      <draw:frame draw:id="id107" presentation:style-name="a1123" draw:name="Symbol zastępczy nagłówka 1" svg:x="0in" svg:y="0in" svg:width="3.58333in" svg:height="0.58681in" presentation:class="header" presentation:placeholder="false">
        <draw:text-box>
          <text:p text:style-name="a1122" text:class-names="" text:cond-style-name=""><text:span text:style-name="a1121" text:class-names=""/></text:p>
        </draw:text-box>
        <svg:title/>
        <svg:desc/>
      </draw:frame>
      <draw:frame draw:id="id108" presentation:style-name="a1127" draw:name="Symbol zastępczy daty 2" svg:x="4.68229in" svg:y="0in" svg:width="3.58333in" svg:height="0.58681in" presentation:class="date-time" presentation:placeholder="false">
        <draw:text-box>
          <text:p text:style-name="a1126" text:class-names="" text:cond-style-name=""><text:span text:style-name="a1124" text:class-names=""><text:date text:fixed="false" style:data-style-name="a1125"/></text:span></text:p>
        </draw:text-box>
        <svg:title/>
        <svg:desc/>
      </draw:frame>
      <draw:frame draw:id="id109" presentation:style-name="a1130" draw:name="Symbol zastępczy stopki 3" svg:x="0in" svg:y="11.1059in" svg:width="3.58333in" svg:height="0.58681in" presentation:class="footer" presentation:placeholder="false">
        <draw:text-box>
          <text:p text:style-name="a1129" text:class-names="" text:cond-style-name=""><text:span text:style-name="a1128" text:class-names=""/></text:p>
        </draw:text-box>
        <svg:title/>
        <svg:desc/>
      </draw:frame>
      <draw:frame draw:id="id110" presentation:style-name="a1133" draw:name="Symbol zastępczy numeru slajdu 4" svg:x="4.68229in" svg:y="11.1059in" svg:width="3.58333in" svg:height="0.58681in" presentation:class="page-number" presentation:placeholder="false">
        <draw:text-box>
          <text:p text:style-name="a1132" text:class-names="" text:cond-style-name=""><text:span text:style-name="a113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lue Curve</dc:title>
    <meta:creation-date>2023-11-09T21:02:29Z</meta:creation-date>
    <dc:date>2023-11-16T17:34:07Z</dc:date>
    <meta:editing-cycles>4</meta:editing-cycles>
    <meta:editing-duration>PT5084S</meta:editing-duration>
  </office:meta>
</office:document-meta>
</file>